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23.78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char_grid5000" table:style-name="ta1">
        <table:shapes>
          <draw:frame draw:z-index="0" draw:style-name="gr1" draw:text-style-name="P1" svg:width="225.76mm" svg:height="146.31mm" svg:x="129.34mm" svg:y="39.33mm">
            <draw:object draw:notify-on-update-of-ranges="results_char_grid5000.B12:results_char_grid5000.B21 results_char_grid5000.B12:results_char_grid5000.B21 results_char_grid5000.C1:results_char_grid5000.C1 results_char_grid5000.C12:results_char_grid5000.C21 results_char_grid5000.B12:results_char_grid5000.B21 results_char_grid5000.D1:results_char_grid5000.D1 results_char_grid5000.D12:results_char_grid5000.D21 results_char_grid5000.B12:results_char_grid5000.B21 results_char_grid5000.E1:results_char_grid5000.E1 results_char_grid5000.E12:results_char_grid5000.E21 results_char_grid5000.B12:results_char_grid5000.B21 results_char_grid5000.F1:results_char_grid5000.F1 results_char_grid5000.F12:results_char_grid5000.F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14.49mm" svg:height="132.28mm" svg:x="186.21mm" svg:y="222.59mm">
            <draw:object draw:notify-on-update-of-ranges="results_char_grid5000.B72:results_char_grid5000.B81 results_char_grid5000.B72:results_char_grid5000.B81 results_char_grid5000.C1:results_char_grid5000.C1 results_char_grid5000.C72:results_char_grid5000.C81 results_char_grid5000.B72:results_char_grid5000.B81 results_char_grid5000.E1:results_char_grid5000.E1 results_char_grid5000.E72:results_char_grid5000.E81 results_char_grid5000.B72:results_char_grid5000.B81 results_char_grid5000.F1:results_char_grid5000.F1 results_char_grid5000.F72:results_char_grid5000.F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15.04mm" svg:height="118.2mm" svg:x="215.88mm" svg:y="10.87mm">
            <draw:object draw:notify-on-update-of-ranges="results_char_grid5000.B62:results_char_grid5000.B71 results_char_grid5000.B62:results_char_grid5000.B71 results_char_grid5000.C1:results_char_grid5000.C1 results_char_grid5000.C62:results_char_grid5000.C71 results_char_grid5000.B62:results_char_grid5000.B71 results_char_grid5000.E1:results_char_grid5000.E1 results_char_grid5000.E62:results_char_grid5000.E71 results_char_grid5000.B62:results_char_grid5000.B71 results_char_grid5000.F1:results_char_grid5000.F1 results_char_grid5000.F62:results_char_grid5000.F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15.03mm" svg:height="118.2mm" svg:x="242.23mm" svg:y="226.57mm">
            <draw:object draw:notify-on-update-of-ranges="results_char_grid5000.B42:results_char_grid5000.B51 results_char_grid5000.B42:results_char_grid5000.B51 results_char_grid5000.C1:results_char_grid5000.C1 results_char_grid5000.C42:results_char_grid5000.C51 results_char_grid5000.B42:results_char_grid5000.B51 results_char_grid5000.E1:results_char_grid5000.E1 results_char_grid5000.E42:results_char_grid5000.E51 results_char_grid5000.B42:results_char_grid5000.B51 results_char_grid5000.F1:results_char_grid5000.F1 results_char_grid5000.F42:results_char_grid5000.F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227.67mm" svg:height="155.92mm" svg:x="209.89mm" svg:y="21.27mm">
            <draw:object draw:notify-on-update-of-ranges="results_char_grid5000.C1:results_char_grid5000.C1 results_char_grid5000.D1:results_char_grid5000.D1 results_char_grid5000.E1:results_char_grid5000.E1 results_char_grid5000.F1:results_char_grid5000.F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seq_time</text:p>
          </table:table-cell>
          <table:table-cell office:value-type="string" calcext:value-type="string">
            <text:p>naive_parallel_time</text:p>
          </table:table-cell>
          <table:table-cell office:value-type="string" calcext:value-type="string">
            <text:p>smart_parallel_time</text:p>
          </table:table-cell>
          <table:table-cell office:value-type="string" calcext:value-type="string">
            <text:p>task_parallel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office:value-type="float" office:value="71.7" calcext:value-type="float">
            <text:p>71,7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,1</text:p>
          </table:table-cell>
          <table:table-cell office:value-type="float" office:value="365.7" calcext:value-type="float">
            <text:p>365,7</text:p>
          </table:table-cell>
          <table:table-cell office:value-type="float" office:value="76.8" calcext:value-type="float">
            <text:p>76,8</text:p>
          </table:table-cell>
          <table:table-cell office:value-type="float" office:value="158.9" calcext:value-type="float">
            <text:p>158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,1</text:p>
          </table:table-cell>
          <table:table-cell office:value-type="float" office:value="1153.8" calcext:value-type="float">
            <text:p>1153,8</text:p>
          </table:table-cell>
          <table:table-cell office:value-type="float" office:value="48.8" calcext:value-type="float">
            <text:p>48,8</text:p>
          </table:table-cell>
          <table:table-cell office:value-type="float" office:value="256.3" calcext:value-type="float">
            <text:p>256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office:value-type="float" office:value="3394.5" calcext:value-type="float">
            <text:p>3394,5</text:p>
          </table:table-cell>
          <table:table-cell office:value-type="float" office:value="44.4" calcext:value-type="float">
            <text:p>44,4</text:p>
          </table:table-cell>
          <table:table-cell office:value-type="float" office:value="389.4" calcext:value-type="float">
            <text:p>389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85.7" calcext:value-type="float">
            <text:p>885,7</text:p>
          </table:table-cell>
          <table:table-cell office:value-type="float" office:value="42.5" calcext:value-type="float">
            <text:p>42,5</text:p>
          </table:table-cell>
          <table:table-cell office:value-type="float" office:value="373.2" calcext:value-type="float">
            <text:p>373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7.1" calcext:value-type="float">
            <text:p>7,1</text:p>
          </table:table-cell>
          <table:table-cell office:value-type="float" office:value="4493.5" calcext:value-type="float">
            <text:p>4493,5</text:p>
          </table:table-cell>
          <table:table-cell office:value-type="float" office:value="44.3" calcext:value-type="float">
            <text:p>44,3</text:p>
          </table:table-cell>
          <table:table-cell office:value-type="float" office:value="528.2" calcext:value-type="float">
            <text:p>528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7.1" calcext:value-type="float">
            <text:p>7,1</text:p>
          </table:table-cell>
          <table:table-cell office:value-type="float" office:value="5114.7" calcext:value-type="float">
            <text:p>5114,7</text:p>
          </table:table-cell>
          <table:table-cell office:value-type="float" office:value="43.6" calcext:value-type="float">
            <text:p>43,6</text:p>
          </table:table-cell>
          <table:table-cell office:value-type="float" office:value="762.7" calcext:value-type="float">
            <text:p>762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1" calcext:value-type="float">
            <text:p>7,1</text:p>
          </table:table-cell>
          <table:table-cell office:value-type="float" office:value="3736.7" calcext:value-type="float">
            <text:p>3736,7</text:p>
          </table:table-cell>
          <table:table-cell office:value-type="float" office:value="43.2" calcext:value-type="float">
            <text:p>43,2</text:p>
          </table:table-cell>
          <table:table-cell office:value-type="float" office:value="871.1" calcext:value-type="float">
            <text:p>871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7.1" calcext:value-type="float">
            <text:p>7,1</text:p>
          </table:table-cell>
          <table:table-cell office:value-type="float" office:value="6005.5" calcext:value-type="float">
            <text:p>6005,5</text:p>
          </table:table-cell>
          <table:table-cell office:value-type="float" office:value="49.9" calcext:value-type="float">
            <text:p>49,9</text:p>
          </table:table-cell>
          <table:table-cell office:value-type="float" office:value="1262.1" calcext:value-type="float">
            <text:p>1262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7.1" calcext:value-type="float">
            <text:p>7,1</text:p>
          </table:table-cell>
          <table:table-cell office:value-type="float" office:value="5591.1" calcext:value-type="float">
            <text:p>5591,1</text:p>
          </table:table-cell>
          <table:table-cell office:value-type="float" office:value="52.2" calcext:value-type="float">
            <text:p>52,2</text:p>
          </table:table-cell>
          <table:table-cell office:value-type="float" office:value="1843.4" calcext:value-type="float">
            <text:p>1843,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84.3" calcext:value-type="float">
            <text:p>284,3</text:p>
          </table:table-cell>
          <table:table-cell office:value-type="float" office:value="67.6" calcext:value-type="float">
            <text:p>67,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32.4" calcext:value-type="float">
            <text:p>1132,4</text:p>
          </table:table-cell>
          <table:table-cell office:value-type="float" office:value="162" calcext:value-type="float">
            <text:p>162</text:p>
          </table:table-cell>
          <table:table-cell office:value-type="float" office:value="408.2" calcext:value-type="float">
            <text:p>408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47" calcext:value-type="float">
            <text:p>1047</text:p>
          </table:table-cell>
          <table:table-cell office:value-type="float" office:value="96.6" calcext:value-type="float">
            <text:p>96,6</text:p>
          </table:table-cell>
          <table:table-cell office:value-type="float" office:value="530.9" calcext:value-type="float">
            <text:p>530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259" calcext:value-type="float">
            <text:p>2259</text:p>
          </table:table-cell>
          <table:table-cell office:value-type="float" office:value="88.1" calcext:value-type="float">
            <text:p>88,1</text:p>
          </table:table-cell>
          <table:table-cell office:value-type="float" office:value="812.2" calcext:value-type="float">
            <text:p>812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21.6" calcext:value-type="float">
            <text:p>1821,6</text:p>
          </table:table-cell>
          <table:table-cell office:value-type="float" office:value="95.3" calcext:value-type="float">
            <text:p>95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29.4" calcext:value-type="float">
            <text:p>1729,4</text:p>
          </table:table-cell>
          <table:table-cell office:value-type="float" office:value="71.7" calcext:value-type="float">
            <text:p>71,7</text:p>
          </table:table-cell>
          <table:table-cell office:value-type="float" office:value="957.2" calcext:value-type="float">
            <text:p>957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.1" calcext:value-type="float">
            <text:p>31,1</text:p>
          </table:table-cell>
          <table:table-cell office:value-type="float" office:value="1417.9" calcext:value-type="float">
            <text:p>1417,9</text:p>
          </table:table-cell>
          <table:table-cell office:value-type="float" office:value="79.3" calcext:value-type="float">
            <text:p>79,3</text:p>
          </table:table-cell>
          <table:table-cell office:value-type="float" office:value="1733.5" calcext:value-type="float">
            <text:p>1733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490.6" calcext:value-type="float">
            <text:p>2490,6</text:p>
          </table:table-cell>
          <table:table-cell office:value-type="float" office:value="79.5" calcext:value-type="float">
            <text:p>79,5</text:p>
          </table:table-cell>
          <table:table-cell office:value-type="float" office:value="2259.7" calcext:value-type="float">
            <text:p>2259,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758.4" calcext:value-type="float">
            <text:p>2758,4</text:p>
          </table:table-cell>
          <table:table-cell office:value-type="float" office:value="88.2" calcext:value-type="float">
            <text:p>88,2</text:p>
          </table:table-cell>
          <table:table-cell office:value-type="float" office:value="3200.7" calcext:value-type="float">
            <text:p>3200,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184.7" calcext:value-type="float">
            <text:p>8184,7</text:p>
          </table:table-cell>
          <table:table-cell office:value-type="float" office:value="100" calcext:value-type="float">
            <text:p>100</text:p>
          </table:table-cell>
          <table:table-cell office:value-type="float" office:value="3342.2" calcext:value-type="float">
            <text:p>3342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21.4" calcext:value-type="float">
            <text:p>121,4</text:p>
          </table:table-cell>
          <table:table-cell office:value-type="float" office:value="1138.6" calcext:value-type="float">
            <text:p>1138,6</text:p>
          </table:table-cell>
          <table:table-cell office:value-type="float" office:value="189" calcext:value-type="float">
            <text:p>189</text:p>
          </table:table-cell>
          <table:table-cell office:value-type="float" office:value="182.9" calcext:value-type="float">
            <text:p>182,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5043.6" calcext:value-type="float">
            <text:p>5043,6</text:p>
          </table:table-cell>
          <table:table-cell office:value-type="float" office:value="271.6" calcext:value-type="float">
            <text:p>271,6</text:p>
          </table:table-cell>
          <table:table-cell office:value-type="float" office:value="689.1" calcext:value-type="float">
            <text:p>689,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0.9" calcext:value-type="float">
            <text:p>120,9</text:p>
          </table:table-cell>
          <table:table-cell office:value-type="float" office:value="4687.6" calcext:value-type="float">
            <text:p>4687,6</text:p>
          </table:table-cell>
          <table:table-cell office:value-type="float" office:value="188.5" calcext:value-type="float">
            <text:p>188,5</text:p>
          </table:table-cell>
          <table:table-cell office:value-type="float" office:value="917.4" calcext:value-type="float">
            <text:p>917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6068.3" calcext:value-type="float">
            <text:p>6068,3</text:p>
          </table:table-cell>
          <table:table-cell office:value-type="float" office:value="185.8" calcext:value-type="float">
            <text:p>185,8</text:p>
          </table:table-cell>
          <table:table-cell office:value-type="float" office:value="1603.6" calcext:value-type="float">
            <text:p>1603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6886.8" calcext:value-type="float">
            <text:p>6886,8</text:p>
          </table:table-cell>
          <table:table-cell office:value-type="float" office:value="170.7" calcext:value-type="float">
            <text:p>170,7</text:p>
          </table:table-cell>
          <table:table-cell office:value-type="float" office:value="1645.4" calcext:value-type="float">
            <text:p>1645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9.8" calcext:value-type="float">
            <text:p>119,8</text:p>
          </table:table-cell>
          <table:table-cell office:value-type="float" office:value="5219.3" calcext:value-type="float">
            <text:p>5219,3</text:p>
          </table:table-cell>
          <table:table-cell office:value-type="float" office:value="154.9" calcext:value-type="float">
            <text:p>154,9</text:p>
          </table:table-cell>
          <table:table-cell office:value-type="float" office:value="2502.7" calcext:value-type="float">
            <text:p>2502,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6696.5" calcext:value-type="float">
            <text:p>6696,5</text:p>
          </table:table-cell>
          <table:table-cell office:value-type="float" office:value="177.9" calcext:value-type="float">
            <text:p>177,9</text:p>
          </table:table-cell>
          <table:table-cell office:value-type="float" office:value="3083.8" calcext:value-type="float">
            <text:p>3083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20.5" calcext:value-type="float">
            <text:p>120,5</text:p>
          </table:table-cell>
          <table:table-cell office:value-type="float" office:value="8951.7" calcext:value-type="float">
            <text:p>8951,7</text:p>
          </table:table-cell>
          <table:table-cell office:value-type="float" office:value="195.9" calcext:value-type="float">
            <text:p>195,9</text:p>
          </table:table-cell>
          <table:table-cell office:value-type="float" office:value="4004.5" calcext:value-type="float">
            <text:p>4004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float" office:value="120.3" calcext:value-type="float">
            <text:p>120,3</text:p>
          </table:table-cell>
          <table:table-cell office:value-type="float" office:value="6891" calcext:value-type="float">
            <text:p>6891</text:p>
          </table:table-cell>
          <table:table-cell office:value-type="float" office:value="158.7" calcext:value-type="float">
            <text:p>158,7</text:p>
          </table:table-cell>
          <table:table-cell office:value-type="float" office:value="5997.2" calcext:value-type="float">
            <text:p>5997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118.1" calcext:value-type="float">
            <text:p>118,1</text:p>
          </table:table-cell>
          <table:table-cell office:value-type="float" office:value="11494" calcext:value-type="float">
            <text:p>11494</text:p>
          </table:table-cell>
          <table:table-cell office:value-type="float" office:value="211.1" calcext:value-type="float">
            <text:p>211,1</text:p>
          </table:table-cell>
          <table:table-cell office:value-type="float" office:value="5045.7" calcext:value-type="float">
            <text:p>5045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73.8" calcext:value-type="float">
            <text:p>473,8</text:p>
          </table:table-cell>
          <table:table-cell office:value-type="float" office:value="4539.2" calcext:value-type="float">
            <text:p>4539,2</text:p>
          </table:table-cell>
          <table:table-cell office:value-type="float" office:value="609.1" calcext:value-type="float">
            <text:p>609,1</text:p>
          </table:table-cell>
          <table:table-cell office:value-type="float" office:value="553.8" calcext:value-type="float">
            <text:p>553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77.7" calcext:value-type="float">
            <text:p>477,7</text:p>
          </table:table-cell>
          <table:table-cell office:value-type="float" office:value="24610.5" calcext:value-type="float">
            <text:p>24610,5</text:p>
          </table:table-cell>
          <table:table-cell office:value-type="float" office:value="452.2" calcext:value-type="float">
            <text:p>452,2</text:p>
          </table:table-cell>
          <table:table-cell office:value-type="float" office:value="987.3" calcext:value-type="float">
            <text:p>987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474.6" calcext:value-type="float">
            <text:p>474,6</text:p>
          </table:table-cell>
          <table:table-cell office:value-type="float" office:value="17026.2" calcext:value-type="float">
            <text:p>17026,2</text:p>
          </table:table-cell>
          <table:table-cell office:value-type="float" office:value="413.8" calcext:value-type="float">
            <text:p>413,8</text:p>
          </table:table-cell>
          <table:table-cell office:value-type="float" office:value="1775.7" calcext:value-type="float">
            <text:p>1775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474.6" calcext:value-type="float">
            <text:p>474,6</text:p>
          </table:table-cell>
          <table:table-cell office:value-type="float" office:value="12052" calcext:value-type="float">
            <text:p>12052</text:p>
          </table:table-cell>
          <table:table-cell office:value-type="float" office:value="269.5" calcext:value-type="float">
            <text:p>269,5</text:p>
          </table:table-cell>
          <table:table-cell office:value-type="float" office:value="1343.6" calcext:value-type="float">
            <text:p>1343,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472.2" calcext:value-type="float">
            <text:p>472,2</text:p>
          </table:table-cell>
          <table:table-cell office:value-type="float" office:value="13643.5" calcext:value-type="float">
            <text:p>13643,5</text:p>
          </table:table-cell>
          <table:table-cell office:value-type="float" office:value="344.2" calcext:value-type="float">
            <text:p>344,2</text:p>
          </table:table-cell>
          <table:table-cell office:value-type="float" office:value="2432.3" calcext:value-type="float">
            <text:p>2432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475.3" calcext:value-type="float">
            <text:p>475,3</text:p>
          </table:table-cell>
          <table:table-cell office:value-type="float" office:value="15289.2" calcext:value-type="float">
            <text:p>15289,2</text:p>
          </table:table-cell>
          <table:table-cell office:value-type="float" office:value="320" calcext:value-type="float">
            <text:p>320</text:p>
          </table:table-cell>
          <table:table-cell office:value-type="float" office:value="4794.9" calcext:value-type="float">
            <text:p>4794,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472.2" calcext:value-type="float">
            <text:p>472,2</text:p>
          </table:table-cell>
          <table:table-cell office:value-type="float" office:value="14740.7" calcext:value-type="float">
            <text:p>14740,7</text:p>
          </table:table-cell>
          <table:table-cell office:value-type="float" office:value="304.7" calcext:value-type="float">
            <text:p>304,7</text:p>
          </table:table-cell>
          <table:table-cell office:value-type="float" office:value="5088.5" calcext:value-type="float">
            <text:p>5088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473.8" calcext:value-type="float">
            <text:p>473,8</text:p>
          </table:table-cell>
          <table:table-cell office:value-type="float" office:value="16828.5" calcext:value-type="float">
            <text:p>16828,5</text:p>
          </table:table-cell>
          <table:table-cell office:value-type="float" office:value="307.1" calcext:value-type="float">
            <text:p>307,1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475.6" calcext:value-type="float">
            <text:p>475,6</text:p>
          </table:table-cell>
          <table:table-cell office:value-type="float" office:value="19295.9" calcext:value-type="float">
            <text:p>19295,9</text:p>
          </table:table-cell>
          <table:table-cell office:value-type="float" office:value="317.2" calcext:value-type="float">
            <text:p>317,2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473.9" calcext:value-type="float">
            <text:p>473,9</text:p>
          </table:table-cell>
          <table:table-cell office:value-type="float" office:value="18468.7" calcext:value-type="float">
            <text:p>18468,7</text:p>
          </table:table-cell>
          <table:table-cell office:value-type="float" office:value="311.8" calcext:value-type="float">
            <text:p>311,8</text:p>
          </table:table-cell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1886.9" calcext:value-type="float">
            <text:p>1886,9</text:p>
          </table:table-cell>
          <table:table-cell office:value-type="float" office:value="18145.9" calcext:value-type="float">
            <text:p>18145,9</text:p>
          </table:table-cell>
          <table:table-cell office:value-type="float" office:value="2156.4" calcext:value-type="float">
            <text:p>2156,4</text:p>
          </table:table-cell>
          <table:table-cell office:value-type="float" office:value="1896.9" calcext:value-type="float">
            <text:p>1896,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84.8" calcext:value-type="float">
            <text:p>1884,8</text:p>
          </table:table-cell>
          <table:table-cell office:value-type="float" office:value="71265.2" calcext:value-type="float">
            <text:p>71265,2</text:p>
          </table:table-cell>
          <table:table-cell office:value-type="float" office:value="1380.7" calcext:value-type="float">
            <text:p>1380,7</text:p>
          </table:table-cell>
          <table:table-cell office:value-type="float" office:value="1981.4" calcext:value-type="float">
            <text:p>1981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886.8" calcext:value-type="float">
            <text:p>1886,8</text:p>
          </table:table-cell>
          <table:table-cell office:value-type="float" office:value="68140.4" calcext:value-type="float">
            <text:p>68140,4</text:p>
          </table:table-cell>
          <table:table-cell office:value-type="float" office:value="1028.9" calcext:value-type="float">
            <text:p>1028,9</text:p>
          </table:table-cell>
          <table:table-cell office:value-type="float" office:value="3788.3" calcext:value-type="float">
            <text:p>3788,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58688.4" calcext:value-type="float">
            <text:p>58688,4</text:p>
          </table:table-cell>
          <table:table-cell office:value-type="float" office:value="825.6" calcext:value-type="float">
            <text:p>825,6</text:p>
          </table:table-cell>
          <table:table-cell office:value-type="float" office:value="5395.7" calcext:value-type="float">
            <text:p>5395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1889.2" calcext:value-type="float">
            <text:p>1889,2</text:p>
          </table:table-cell>
          <table:table-cell office:value-type="float" office:value="58732.1" calcext:value-type="float">
            <text:p>58732,1</text:p>
          </table:table-cell>
          <table:table-cell office:value-type="float" office:value="717.6" calcext:value-type="float">
            <text:p>717,6</text:p>
          </table:table-cell>
          <table:table-cell office:value-type="float" office:value="6224.8" calcext:value-type="float">
            <text:p>6224,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887" calcext:value-type="float">
            <text:p>1887</text:p>
          </table:table-cell>
          <table:table-cell office:value-type="float" office:value="50182.1" calcext:value-type="float">
            <text:p>50182,1</text:p>
          </table:table-cell>
          <table:table-cell office:value-type="float" office:value="651.2" calcext:value-type="float">
            <text:p>651,2</text:p>
          </table:table-cell>
          <table:table-cell office:value-type="float" office:value="8676.9" calcext:value-type="float">
            <text:p>8676,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1887.4" calcext:value-type="float">
            <text:p>1887,4</text:p>
          </table:table-cell>
          <table:table-cell office:value-type="float" office:value="58184.6" calcext:value-type="float">
            <text:p>58184,6</text:p>
          </table:table-cell>
          <table:table-cell office:value-type="float" office:value="639.8" calcext:value-type="float">
            <text:p>639,8</text:p>
          </table:table-cell>
          <table:table-cell office:value-type="float" office:value="12883.1" calcext:value-type="float">
            <text:p>12883,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1889.6" calcext:value-type="float">
            <text:p>1889,6</text:p>
          </table:table-cell>
          <table:table-cell office:value-type="float" office:value="45462.9" calcext:value-type="float">
            <text:p>45462,9</text:p>
          </table:table-cell>
          <table:table-cell office:value-type="float" office:value="594.9" calcext:value-type="float">
            <text:p>594,9</text:p>
          </table:table-cell>
          <table:table-cell office:value-type="float" office:value="10647.8" calcext:value-type="float">
            <text:p>10647,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  <table:table-cell office:value-type="float" office:value="1885" calcext:value-type="float">
            <text:p>1885</text:p>
          </table:table-cell>
          <table:table-cell office:value-type="float" office:value="42642.5" calcext:value-type="float">
            <text:p>42642,5</text:p>
          </table:table-cell>
          <table:table-cell office:value-type="float" office:value="700.5" calcext:value-type="float">
            <text:p>700,5</text:p>
          </table:table-cell>
          <table:table-cell office:value-type="float" office:value="11831.4" calcext:value-type="float">
            <text:p>11831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1885.6" calcext:value-type="float">
            <text:p>1885,6</text:p>
          </table:table-cell>
          <table:table-cell office:value-type="float" office:value="43166.7" calcext:value-type="float">
            <text:p>43166,7</text:p>
          </table:table-cell>
          <table:table-cell office:value-type="float" office:value="643.3" calcext:value-type="float">
            <text:p>643,3</text:p>
          </table:table-cell>
          <table:table-cell office:value-type="float" office:value="13289.8" calcext:value-type="float">
            <text:p>13289,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7529.2" calcext:value-type="float">
            <text:p>7529,2</text:p>
          </table:table-cell>
          <table:table-cell office:value-type="float" office:value="72612.5" calcext:value-type="float">
            <text:p>72612,5</text:p>
          </table:table-cell>
          <table:table-cell office:value-type="float" office:value="8049.7" calcext:value-type="float">
            <text:p>8049,7</text:p>
          </table:table-cell>
          <table:table-cell office:value-type="float" office:value="6985.7" calcext:value-type="float">
            <text:p>6985,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7523.2" calcext:value-type="float">
            <text:p>7523,2</text:p>
          </table:table-cell>
          <table:table-cell office:value-type="float" office:value="384248" calcext:value-type="float">
            <text:p>384248</text:p>
          </table:table-cell>
          <table:table-cell office:value-type="float" office:value="4437.5" calcext:value-type="float">
            <text:p>4437,5</text:p>
          </table:table-cell>
          <table:table-cell office:value-type="float" office:value="4993.3" calcext:value-type="float">
            <text:p>4993,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7531.4" calcext:value-type="float">
            <text:p>7531,4</text:p>
          </table:table-cell>
          <table:table-cell office:value-type="float" office:value="277917" calcext:value-type="float">
            <text:p>277917</text:p>
          </table:table-cell>
          <table:table-cell office:value-type="float" office:value="2582.8" calcext:value-type="float">
            <text:p>2582,8</text:p>
          </table:table-cell>
          <table:table-cell office:value-type="float" office:value="5009.6" calcext:value-type="float">
            <text:p>5009,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office:value-type="float" office:value="7525.6" calcext:value-type="float">
            <text:p>7525,6</text:p>
          </table:table-cell>
          <table:table-cell office:value-type="float" office:value="254692" calcext:value-type="float">
            <text:p>254692</text:p>
          </table:table-cell>
          <table:table-cell office:value-type="float" office:value="2004.7" calcext:value-type="float">
            <text:p>2004,7</text:p>
          </table:table-cell>
          <table:table-cell office:value-type="float" office:value="4964.8" calcext:value-type="float">
            <text:p>4964,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534.2" calcext:value-type="float">
            <text:p>7534,2</text:p>
          </table:table-cell>
          <table:table-cell office:value-type="float" office:value="249367" calcext:value-type="float">
            <text:p>249367</text:p>
          </table:table-cell>
          <table:table-cell office:value-type="float" office:value="1697.1" calcext:value-type="float">
            <text:p>1697,1</text:p>
          </table:table-cell>
          <table:table-cell office:value-type="float" office:value="13394.6" calcext:value-type="float">
            <text:p>13394,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7523.5" calcext:value-type="float">
            <text:p>7523,5</text:p>
          </table:table-cell>
          <table:table-cell office:value-type="float" office:value="212868" calcext:value-type="float">
            <text:p>212868</text:p>
          </table:table-cell>
          <table:table-cell office:value-type="float" office:value="1460.3" calcext:value-type="float">
            <text:p>1460,3</text:p>
          </table:table-cell>
          <table:table-cell office:value-type="float" office:value="18939.9" calcext:value-type="float">
            <text:p>18939,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7538.6" calcext:value-type="float">
            <text:p>7538,6</text:p>
          </table:table-cell>
          <table:table-cell office:value-type="float" office:value="208304" calcext:value-type="float">
            <text:p>208304</text:p>
          </table:table-cell>
          <table:table-cell office:value-type="float" office:value="1331.2" calcext:value-type="float">
            <text:p>1331,2</text:p>
          </table:table-cell>
          <table:table-cell office:value-type="float" office:value="27129" calcext:value-type="float">
            <text:p>2712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" calcext:value-type="float">
            <text:p>20</text:p>
          </table:table-cell>
          <table:table-cell office:value-type="float" office:value="7523.8" calcext:value-type="float">
            <text:p>7523,8</text:p>
          </table:table-cell>
          <table:table-cell office:value-type="float" office:value="174728" calcext:value-type="float">
            <text:p>174728</text:p>
          </table:table-cell>
          <table:table-cell office:value-type="float" office:value="1320.1" calcext:value-type="float">
            <text:p>1320,1</text:p>
          </table:table-cell>
          <table:table-cell office:value-type="float" office:value="19456.7" calcext:value-type="float">
            <text:p>19456,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6" calcext:value-type="float">
            <text:p>26</text:p>
          </table:table-cell>
          <table:table-cell office:value-type="float" office:value="7519.4" calcext:value-type="float">
            <text:p>7519,4</text:p>
          </table:table-cell>
          <table:table-cell office:value-type="float" office:value="198035" calcext:value-type="float">
            <text:p>198035</text:p>
          </table:table-cell>
          <table:table-cell office:value-type="float" office:value="1209.6" calcext:value-type="float">
            <text:p>1209,6</text:p>
          </table:table-cell>
          <table:table-cell office:value-type="float" office:value="48586.1" calcext:value-type="float">
            <text:p>48586,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7544.5" calcext:value-type="float">
            <text:p>7544,5</text:p>
          </table:table-cell>
          <table:table-cell office:value-type="float" office:value="192075" calcext:value-type="float">
            <text:p>192075</text:p>
          </table:table-cell>
          <table:table-cell office:value-type="float" office:value="1403.8" calcext:value-type="float">
            <text:p>1403,8</text:p>
          </table:table-cell>
          <table:table-cell office:value-type="float" office:value="34684.2" calcext:value-type="float">
            <text:p>34684,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30111" calcext:value-type="float">
            <text:p>30111</text:p>
          </table:table-cell>
          <table:table-cell office:value-type="float" office:value="290631" calcext:value-type="float">
            <text:p>290631</text:p>
          </table:table-cell>
          <table:table-cell office:value-type="float" office:value="31153" calcext:value-type="float">
            <text:p>31153</text:p>
          </table:table-cell>
          <table:table-cell office:value-type="float" office:value="26544.3" calcext:value-type="float">
            <text:p>26544,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30111.4" calcext:value-type="float">
            <text:p>30111,4</text:p>
          </table:table-cell>
          <table:table-cell table:style-name="ce1" office:value-type="float" office:value="1246160" calcext:value-type="float">
            <text:p>1,25E+06</text:p>
          </table:table-cell>
          <table:table-cell office:value-type="float" office:value="16326.8" calcext:value-type="float">
            <text:p>16326,8</text:p>
          </table:table-cell>
          <table:table-cell office:value-type="float" office:value="16487.6" calcext:value-type="float">
            <text:p>16487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30106.9" calcext:value-type="float">
            <text:p>30106,9</text:p>
          </table:table-cell>
          <table:table-cell table:style-name="ce1" office:value-type="float" office:value="1110080" calcext:value-type="float">
            <text:p>1,11E+06</text:p>
          </table:table-cell>
          <table:table-cell office:value-type="float" office:value="8706" calcext:value-type="float">
            <text:p>8706</text:p>
          </table:table-cell>
          <table:table-cell office:value-type="float" office:value="8467.6" calcext:value-type="float">
            <text:p>8467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30098.9" calcext:value-type="float">
            <text:p>30098,9</text:p>
          </table:table-cell>
          <table:table-cell table:style-name="ce1" office:value-type="float" office:value="1015360" calcext:value-type="float">
            <text:p>1,02E+06</text:p>
          </table:table-cell>
          <table:table-cell office:value-type="float" office:value="5974.7" calcext:value-type="float">
            <text:p>5974,7</text:p>
          </table:table-cell>
          <table:table-cell office:value-type="float" office:value="6388.7" calcext:value-type="float">
            <text:p>6388,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30108.8" calcext:value-type="float">
            <text:p>30108,8</text:p>
          </table:table-cell>
          <table:table-cell table:style-name="ce1" office:value-type="float" office:value="1003260" calcext:value-type="float">
            <text:p>1,00E+06</text:p>
          </table:table-cell>
          <table:table-cell office:value-type="float" office:value="4668.3" calcext:value-type="float">
            <text:p>4668,3</text:p>
          </table:table-cell>
          <table:table-cell office:value-type="float" office:value="9675.8" calcext:value-type="float">
            <text:p>9675,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2" calcext:value-type="float">
            <text:p>12</text:p>
          </table:table-cell>
          <table:table-cell office:value-type="float" office:value="30114" calcext:value-type="float">
            <text:p>30114</text:p>
          </table:table-cell>
          <table:table-cell office:value-type="float" office:value="948483" calcext:value-type="float">
            <text:p>948483</text:p>
          </table:table-cell>
          <table:table-cell office:value-type="float" office:value="3395.1" calcext:value-type="float">
            <text:p>3395,1</text:p>
          </table:table-cell>
          <table:table-cell office:value-type="float" office:value="36826.7" calcext:value-type="float">
            <text:p>36826,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6" calcext:value-type="float">
            <text:p>16</text:p>
          </table:table-cell>
          <table:table-cell office:value-type="float" office:value="30099.4" calcext:value-type="float">
            <text:p>30099,4</text:p>
          </table:table-cell>
          <table:table-cell office:value-type="float" office:value="822661" calcext:value-type="float">
            <text:p>822661</text:p>
          </table:table-cell>
          <table:table-cell office:value-type="float" office:value="3000.9" calcext:value-type="float">
            <text:p>3000,9</text:p>
          </table:table-cell>
          <table:table-cell office:value-type="float" office:value="53181.3" calcext:value-type="float">
            <text:p>53181,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" calcext:value-type="float">
            <text:p>20</text:p>
          </table:table-cell>
          <table:table-cell office:value-type="float" office:value="30111" calcext:value-type="float">
            <text:p>30111</text:p>
          </table:table-cell>
          <table:table-cell office:value-type="float" office:value="817661" calcext:value-type="float">
            <text:p>817661</text:p>
          </table:table-cell>
          <table:table-cell office:value-type="float" office:value="2802.3" calcext:value-type="float">
            <text:p>2802,3</text:p>
          </table:table-cell>
          <table:table-cell office:value-type="float" office:value="66910.1" calcext:value-type="float">
            <text:p>66910,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6" calcext:value-type="float">
            <text:p>26</text:p>
          </table:table-cell>
          <table:table-cell office:value-type="float" office:value="30118" calcext:value-type="float">
            <text:p>30118</text:p>
          </table:table-cell>
          <table:table-cell office:value-type="float" office:value="791780" calcext:value-type="float">
            <text:p>791780</text:p>
          </table:table-cell>
          <table:table-cell office:value-type="float" office:value="2789.9" calcext:value-type="float">
            <text:p>2789,9</text:p>
          </table:table-cell>
          <table:table-cell office:value-type="float" office:value="94097.8" calcext:value-type="float">
            <text:p>94097,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2" calcext:value-type="float">
            <text:p>32</text:p>
          </table:table-cell>
          <table:table-cell office:value-type="float" office:value="30115.2" calcext:value-type="float">
            <text:p>30115,2</text:p>
          </table:table-cell>
          <table:table-cell office:value-type="float" office:value="742390" calcext:value-type="float">
            <text:p>742390</text:p>
          </table:table-cell>
          <table:table-cell office:value-type="float" office:value="2780" calcext:value-type="float">
            <text:p>2780</text:p>
          </table:table-cell>
          <table:table-cell office:value-type="float" office:value="128972" calcext:value-type="float">
            <text:p>12897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office:value-type="float" office:value="120436" calcext:value-type="float">
            <text:p>120436</text:p>
          </table:table-cell>
          <table:table-cell table:style-name="ce1" office:value-type="float" office:value="1161990" calcext:value-type="float">
            <text:p>1,16E+06</text:p>
          </table:table-cell>
          <table:table-cell office:value-type="float" office:value="122453" calcext:value-type="float">
            <text:p>122453</text:p>
          </table:table-cell>
          <table:table-cell office:value-type="float" office:value="105019" calcext:value-type="float">
            <text:p>105019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" calcext:value-type="float">
            <text:p>2</text:p>
          </table:table-cell>
          <table:table-cell office:value-type="float" office:value="120449" calcext:value-type="float">
            <text:p>120449</text:p>
          </table:table-cell>
          <table:table-cell table:style-name="ce1" office:value-type="float" office:value="6530450" calcext:value-type="float">
            <text:p>6,53E+06</text:p>
          </table:table-cell>
          <table:table-cell office:value-type="float" office:value="62959.2" calcext:value-type="float">
            <text:p>62959,2</text:p>
          </table:table-cell>
          <table:table-cell office:value-type="float" office:value="58274.6" calcext:value-type="float">
            <text:p>58274,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" calcext:value-type="float">
            <text:p>4</text:p>
          </table:table-cell>
          <table:table-cell office:value-type="float" office:value="120441" calcext:value-type="float">
            <text:p>120441</text:p>
          </table:table-cell>
          <table:table-cell table:style-name="ce1" office:value-type="float" office:value="4641300" calcext:value-type="float">
            <text:p>4,64E+06</text:p>
          </table:table-cell>
          <table:table-cell office:value-type="float" office:value="31868.5" calcext:value-type="float">
            <text:p>31868,5</text:p>
          </table:table-cell>
          <table:table-cell office:value-type="float" office:value="29024.4" calcext:value-type="float">
            <text:p>29024,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6" calcext:value-type="float">
            <text:p>6</text:p>
          </table:table-cell>
          <table:table-cell office:value-type="float" office:value="120406" calcext:value-type="float">
            <text:p>120406</text:p>
          </table:table-cell>
          <table:table-cell table:style-name="ce1" office:value-type="float" office:value="4053230" calcext:value-type="float">
            <text:p>4,05E+06</text:p>
          </table:table-cell>
          <table:table-cell office:value-type="float" office:value="21452.6" calcext:value-type="float">
            <text:p>21452,6</text:p>
          </table:table-cell>
          <table:table-cell office:value-type="float" office:value="19925.7" calcext:value-type="float">
            <text:p>19925,7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8" calcext:value-type="float">
            <text:p>8</text:p>
          </table:table-cell>
          <table:table-cell office:value-type="float" office:value="120381" calcext:value-type="float">
            <text:p>120381</text:p>
          </table:table-cell>
          <table:table-cell table:style-name="ce1" office:value-type="float" office:value="4100340" calcext:value-type="float">
            <text:p>4,10E+06</text:p>
          </table:table-cell>
          <table:table-cell office:value-type="float" office:value="16397.2" calcext:value-type="float">
            <text:p>16397,2</text:p>
          </table:table-cell>
          <table:table-cell office:value-type="float" office:value="15512.4" calcext:value-type="float">
            <text:p>15512,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2" calcext:value-type="float">
            <text:p>12</text:p>
          </table:table-cell>
          <table:table-cell office:value-type="float" office:value="120418" calcext:value-type="float">
            <text:p>120418</text:p>
          </table:table-cell>
          <table:table-cell table:style-name="ce1" office:value-type="float" office:value="3797590" calcext:value-type="float">
            <text:p>3,80E+06</text:p>
          </table:table-cell>
          <table:table-cell office:value-type="float" office:value="11339.8" calcext:value-type="float">
            <text:p>11339,8</text:p>
          </table:table-cell>
          <table:table-cell office:value-type="float" office:value="68560.5" calcext:value-type="float">
            <text:p>68560,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6" calcext:value-type="float">
            <text:p>16</text:p>
          </table:table-cell>
          <table:table-cell office:value-type="float" office:value="120408" calcext:value-type="float">
            <text:p>120408</text:p>
          </table:table-cell>
          <table:table-cell table:style-name="ce1" office:value-type="float" office:value="3657700" calcext:value-type="float">
            <text:p>3,66E+06</text:p>
          </table:table-cell>
          <table:table-cell office:value-type="float" office:value="8525.3" calcext:value-type="float">
            <text:p>8525,3</text:p>
          </table:table-cell>
          <table:table-cell office:value-type="float" office:value="90389" calcext:value-type="float">
            <text:p>90389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office:value-type="float" office:value="120433" calcext:value-type="float">
            <text:p>120433</text:p>
          </table:table-cell>
          <table:table-cell table:style-name="ce1" office:value-type="float" office:value="3291380" calcext:value-type="float">
            <text:p>3,29E+06</text:p>
          </table:table-cell>
          <table:table-cell office:value-type="float" office:value="7399.7" calcext:value-type="float">
            <text:p>7399,7</text:p>
          </table:table-cell>
          <table:table-cell office:value-type="float" office:value="125207" calcext:value-type="float">
            <text:p>125207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6" calcext:value-type="float">
            <text:p>26</text:p>
          </table:table-cell>
          <table:table-cell office:value-type="float" office:value="120542" calcext:value-type="float">
            <text:p>120542</text:p>
          </table:table-cell>
          <table:table-cell table:style-name="ce1" office:value-type="float" office:value="3146870" calcext:value-type="float">
            <text:p>3,15E+06</text:p>
          </table:table-cell>
          <table:table-cell office:value-type="float" office:value="6135.7" calcext:value-type="float">
            <text:p>6135,7</text:p>
          </table:table-cell>
          <table:table-cell office:value-type="float" office:value="177845" calcext:value-type="float">
            <text:p>17784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2" calcext:value-type="float">
            <text:p>32</text:p>
          </table:table-cell>
          <table:table-cell office:value-type="float" office:value="120406" calcext:value-type="float">
            <text:p>120406</text:p>
          </table:table-cell>
          <table:table-cell table:style-name="ce1" office:value-type="float" office:value="3099230" calcext:value-type="float">
            <text:p>3,10E+06</text:p>
          </table:table-cell>
          <table:table-cell office:value-type="float" office:value="5367" calcext:value-type="float">
            <text:p>5367</text:p>
          </table:table-cell>
          <table:table-cell office:value-type="float" office:value="249193" calcext:value-type="float">
            <text:p>249193</text:p>
          </table:table-cell>
        </table:table-row>
      </table:table>
      <table:table table:name="results_char_local" table:style-name="ta1">
        <table:shapes>
          <draw:frame draw:z-index="0" draw:style-name="gr1" draw:text-style-name="P1" svg:width="218.33mm" svg:height="123mm" svg:x="69.75mm" svg:y="12.2mm">
            <draw:object draw:notify-on-update-of-ranges="results_char_local.B23:results_char_local.B25 results_char_local.B23:results_char_local.B25 results_char_local.C1:results_char_local.C1 results_char_local.C23:results_char_local.C25 results_char_local.B23:results_char_local.B25 results_char_local.E1:results_char_local.E1 results_char_local.E23:results_char_local.E25 results_char_local.B23:results_char_local.B25 results_char_local.F1:results_char_local.F1 results_char_local.F23:results_char_local.F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36.37mm" svg:height="132.95mm" svg:x="7.89mm" svg:y="70.39mm">
            <draw:object draw:notify-on-update-of-ranges="results_char_local.B2:results_char_local.B4 results_char_local.B2:results_char_local.B4 results_char_local.C1:results_char_local.C1 results_char_local.C2:results_char_local.C4 results_char_local.B2:results_char_local.B4 results_char_local.D1:results_char_local.D1 results_char_local.D2:results_char_local.D4 results_char_local.B2:results_char_local.B4 results_char_local.E1:results_char_local.E1 results_char_local.E2:results_char_local.E4 results_char_local.B2:results_char_local.B4 results_char_local.F1:results_char_local.F1 results_char_local.F2:results_char_local.F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67.22mm" svg:height="167.87mm" svg:x="218.06mm" svg:y="5.31mm">
            <draw:object draw:notify-on-update-of-ranges="results_char_local.C1:results_char_local.C1 results_char_local.D1:results_char_local.D1 results_char_local.E1:results_char_local.E1 results_char_local.F1:results_char_local.F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84mm" svg:height="90.05mm" svg:x="180.98mm" svg:y="108.37mm">
            <draw:object draw:notify-on-update-of-ranges="results_char_local.B20:results_char_local.B22 results_char_local.B20:results_char_local.B22 results_char_local.C1:results_char_local.C1 results_char_local.C20:results_char_local.C22 results_char_local.B20:results_char_local.B22 results_char_local.E1:results_char_local.E1 results_char_local.E20:results_char_local.E22 results_char_local.B20:results_char_local.B22 results_char_local.F1:results_char_local.F1 results_char_local.F20:results_char_local.F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seq_time</text:p>
          </table:table-cell>
          <table:table-cell office:value-type="string" calcext:value-type="string">
            <text:p>naive_parallel_time</text:p>
          </table:table-cell>
          <table:table-cell office:value-type="string" calcext:value-type="string">
            <text:p>smart_parallel_time</text:p>
          </table:table-cell>
          <table:table-cell office:value-type="string" calcext:value-type="string">
            <text:p>task_parallel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.3" calcext:value-type="float">
            <text:p>60,3</text:p>
          </table:table-cell>
          <table:table-cell office:value-type="float" office:value="21.2" calcext:value-type="float">
            <text:p>21,2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131.6" calcext:value-type="float">
            <text:p>131,6</text:p>
          </table:table-cell>
          <table:table-cell office:value-type="float" office:value="32.5" calcext:value-type="float">
            <text:p>32,5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,2</text:p>
          </table:table-cell>
          <table:table-cell office:value-type="float" office:value="123.4" calcext:value-type="float">
            <text:p>123,4</text:p>
          </table:table-cell>
          <table:table-cell office:value-type="float" office:value="39.5" calcext:value-type="float">
            <text:p>39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94.1" calcext:value-type="float">
            <text:p>294,1</text:p>
          </table:table-cell>
          <table:table-cell office:value-type="float" office:value="68.3" calcext:value-type="float">
            <text:p>68,3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,9</text:p>
          </table:table-cell>
          <table:table-cell office:value-type="float" office:value="579.3" calcext:value-type="float">
            <text:p>579,3</text:p>
          </table:table-cell>
          <table:table-cell office:value-type="float" office:value="66.9" calcext:value-type="float">
            <text:p>66,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4.8" calcext:value-type="float">
            <text:p>24,8</text:p>
          </table:table-cell>
          <table:table-cell office:value-type="float" office:value="598" calcext:value-type="float">
            <text:p>598</text:p>
          </table:table-cell>
          <table:table-cell office:value-type="float" office:value="69.5" calcext:value-type="float">
            <text:p>69,5</text:p>
          </table:table-cell>
          <table:table-cell office:value-type="float" office:value="165.8" calcext:value-type="float">
            <text:p>165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,2</text:p>
          </table:table-cell>
          <table:table-cell office:value-type="float" office:value="1087.4" calcext:value-type="float">
            <text:p>1087,4</text:p>
          </table:table-cell>
          <table:table-cell office:value-type="float" office:value="156.8" calcext:value-type="float">
            <text:p>156,8</text:p>
          </table:table-cell>
          <table:table-cell office:value-type="float" office:value="163.7" calcext:value-type="float">
            <text:p>163,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01.6" calcext:value-type="float">
            <text:p>101,6</text:p>
          </table:table-cell>
          <table:table-cell office:value-type="float" office:value="2035.6" calcext:value-type="float">
            <text:p>2035,6</text:p>
          </table:table-cell>
          <table:table-cell office:value-type="float" office:value="131.8" calcext:value-type="float">
            <text:p>131,8</text:p>
          </table:table-cell>
          <table:table-cell office:value-type="float" office:value="223.5" calcext:value-type="float">
            <text:p>223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99.9" calcext:value-type="float">
            <text:p>99,9</text:p>
          </table:table-cell>
          <table:table-cell office:value-type="float" office:value="2473" calcext:value-type="float">
            <text:p>2473</text:p>
          </table:table-cell>
          <table:table-cell office:value-type="float" office:value="122.9" calcext:value-type="float">
            <text:p>122,9</text:p>
          </table:table-cell>
          <table:table-cell office:value-type="float" office:value="321.4" calcext:value-type="float">
            <text:p>321,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87.5" calcext:value-type="float">
            <text:p>387,5</text:p>
          </table:table-cell>
          <table:table-cell office:value-type="float" office:value="3845.5" calcext:value-type="float">
            <text:p>3845,5</text:p>
          </table:table-cell>
          <table:table-cell office:value-type="float" office:value="508.5" calcext:value-type="float">
            <text:p>508,5</text:p>
          </table:table-cell>
          <table:table-cell office:value-type="float" office:value="525.5" calcext:value-type="float">
            <text:p>525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88.8" calcext:value-type="float">
            <text:p>488,8</text:p>
          </table:table-cell>
          <table:table-cell office:value-type="float" office:value="7719.5" calcext:value-type="float">
            <text:p>7719,5</text:p>
          </table:table-cell>
          <table:table-cell office:value-type="float" office:value="357.1" calcext:value-type="float">
            <text:p>357,1</text:p>
          </table:table-cell>
          <table:table-cell office:value-type="float" office:value="451.7" calcext:value-type="float">
            <text:p>451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551.3" calcext:value-type="float">
            <text:p>551,3</text:p>
          </table:table-cell>
          <table:table-cell office:value-type="float" office:value="9464.1" calcext:value-type="float">
            <text:p>9464,1</text:p>
          </table:table-cell>
          <table:table-cell office:value-type="float" office:value="273.4" calcext:value-type="float">
            <text:p>273,4</text:p>
          </table:table-cell>
          <table:table-cell office:value-type="float" office:value="571.3" calcext:value-type="float">
            <text:p>571,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1446.9" calcext:value-type="float">
            <text:p>1446,9</text:p>
          </table:table-cell>
          <table:table-cell office:value-type="float" office:value="15293.5" calcext:value-type="float">
            <text:p>15293,5</text:p>
          </table:table-cell>
          <table:table-cell office:value-type="float" office:value="1691.5" calcext:value-type="float">
            <text:p>1691,5</text:p>
          </table:table-cell>
          <table:table-cell office:value-type="float" office:value="1713.4" calcext:value-type="float">
            <text:p>1713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453.4" calcext:value-type="float">
            <text:p>1453,4</text:p>
          </table:table-cell>
          <table:table-cell office:value-type="float" office:value="30761.2" calcext:value-type="float">
            <text:p>30761,2</text:p>
          </table:table-cell>
          <table:table-cell office:value-type="float" office:value="1039.3" calcext:value-type="float">
            <text:p>1039,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444.1" calcext:value-type="float">
            <text:p>1444,1</text:p>
          </table:table-cell>
          <table:table-cell office:value-type="float" office:value="39520" calcext:value-type="float">
            <text:p>39520</text:p>
          </table:table-cell>
          <table:table-cell office:value-type="float" office:value="713.2" calcext:value-type="float">
            <text:p>713,2</text:p>
          </table:table-cell>
          <table:table-cell office:value-type="float" office:value="935.6" calcext:value-type="float">
            <text:p>935,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5872.5" calcext:value-type="float">
            <text:p>5872,5</text:p>
          </table:table-cell>
          <table:table-cell office:value-type="float" office:value="61589.7" calcext:value-type="float">
            <text:p>61589,7</text:p>
          </table:table-cell>
          <table:table-cell office:value-type="float" office:value="6344.2" calcext:value-type="float">
            <text:p>6344,2</text:p>
          </table:table-cell>
          <table:table-cell office:value-type="float" office:value="6312.3" calcext:value-type="float">
            <text:p>6312,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5875.2" calcext:value-type="float">
            <text:p>5875,2</text:p>
          </table:table-cell>
          <table:table-cell office:value-type="float" office:value="125562" calcext:value-type="float">
            <text:p>125562</text:p>
          </table:table-cell>
          <table:table-cell office:value-type="float" office:value="3735.4" calcext:value-type="float">
            <text:p>3735,4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5872.1" calcext:value-type="float">
            <text:p>5872,1</text:p>
          </table:table-cell>
          <table:table-cell office:value-type="float" office:value="156961" calcext:value-type="float">
            <text:p>156961</text:p>
          </table:table-cell>
          <table:table-cell office:value-type="float" office:value="2190.2" calcext:value-type="float">
            <text:p>2190,2</text:p>
          </table:table-cell>
          <table:table-cell office:value-type="float" office:value="2565.6" calcext:value-type="float">
            <text:p>2565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23640.6" calcext:value-type="float">
            <text:p>23640,6</text:p>
          </table:table-cell>
          <table:table-cell office:value-type="float" office:value="245589" calcext:value-type="float">
            <text:p>245589</text:p>
          </table:table-cell>
          <table:table-cell office:value-type="float" office:value="24612.8" calcext:value-type="float">
            <text:p>24612,8</text:p>
          </table:table-cell>
          <table:table-cell office:value-type="float" office:value="24147" calcext:value-type="float">
            <text:p>2414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23589.4" calcext:value-type="float">
            <text:p>23589,4</text:p>
          </table:table-cell>
          <table:table-cell office:value-type="float" office:value="629394" calcext:value-type="float">
            <text:p>629394</text:p>
          </table:table-cell>
          <table:table-cell office:value-type="float" office:value="13426.4" calcext:value-type="float">
            <text:p>13426,4</text:p>
          </table:table-cell>
          <table:table-cell office:value-type="float" office:value="14114.6" calcext:value-type="float">
            <text:p>14114,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23570.7" calcext:value-type="float">
            <text:p>23570,7</text:p>
          </table:table-cell>
          <table:table-cell office:value-type="float" office:value="626787" calcext:value-type="float">
            <text:p>626787</text:p>
          </table:table-cell>
          <table:table-cell office:value-type="float" office:value="7648.4" calcext:value-type="float">
            <text:p>7648,4</text:p>
          </table:table-cell>
          <table:table-cell office:value-type="float" office:value="7999.4" calcext:value-type="float">
            <text:p>7999,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office:value-type="float" office:value="94498.4" calcext:value-type="float">
            <text:p>94498,4</text:p>
          </table:table-cell>
          <table:table-cell office:value-type="float" office:value="984678" calcext:value-type="float">
            <text:p>984678</text:p>
          </table:table-cell>
          <table:table-cell office:value-type="float" office:value="96445.5" calcext:value-type="float">
            <text:p>96445,5</text:p>
          </table:table-cell>
          <table:table-cell office:value-type="float" office:value="94498" calcext:value-type="float">
            <text:p>94498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" calcext:value-type="float">
            <text:p>2</text:p>
          </table:table-cell>
          <table:table-cell office:value-type="float" office:value="94730.6" calcext:value-type="float">
            <text:p>94730,6</text:p>
          </table:table-cell>
          <table:table-cell table:style-name="ce1" office:value-type="float" office:value="2570600" calcext:value-type="float">
            <text:p>2,57E+06</text:p>
          </table:table-cell>
          <table:table-cell office:value-type="float" office:value="50378" calcext:value-type="float">
            <text:p>50378</text:p>
          </table:table-cell>
          <table:table-cell office:value-type="float" office:value="51001.7" calcext:value-type="float">
            <text:p>51001,7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" calcext:value-type="float">
            <text:p>4</text:p>
          </table:table-cell>
          <table:table-cell office:value-type="float" office:value="94564.9" calcext:value-type="float">
            <text:p>94564,9</text:p>
          </table:table-cell>
          <table:table-cell table:style-name="ce1" office:value-type="float" office:value="2512710" calcext:value-type="float">
            <text:p>2,51E+06</text:p>
          </table:table-cell>
          <table:table-cell office:value-type="float" office:value="29058.8" calcext:value-type="float">
            <text:p>29058,8</text:p>
          </table:table-cell>
          <table:table-cell office:value-type="float" office:value="28710.5" calcext:value-type="float">
            <text:p>28710,5</text:p>
          </table:table-cell>
        </table:table-row>
      </table:table>
      <table:table table:name="results_num_grid5000" table:style-name="ta1">
        <table:shapes>
          <draw:frame draw:z-index="0" draw:style-name="gr1" draw:text-style-name="P1" svg:width="199.35mm" svg:height="107.84mm" svg:x="275.61mm" svg:y="33.48mm">
            <draw:object draw:notify-on-update-of-ranges="results_num_grid5000.B42:results_num_grid5000.B51 results_num_grid5000.C1:results_num_grid5000.C1 results_num_grid5000.C42:results_num_grid5000.C51 results_num_grid5000.D1:results_num_grid5000.D1 results_num_grid5000.D42:results_num_grid5000.D51 results_num_grid5000.E1:results_num_grid5000.E1 results_num_grid5000.E42:results_num_grid5000.E51 results_num_grid5000.G1:results_num_grid5000.G1 results_num_grid5000.G42:results_num_grid5000.G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79.74mm" svg:height="114.67mm" svg:x="259.43mm" svg:y="88.79mm">
            <draw:object draw:notify-on-update-of-ranges="results_num_grid5000.B12:results_num_grid5000.B21 results_num_grid5000.C1:results_num_grid5000.C1 results_num_grid5000.C12:results_num_grid5000.C21 results_num_grid5000.D1:results_num_grid5000.D1 results_num_grid5000.D12:results_num_grid5000.D21 results_num_grid5000.E1:results_num_grid5000.E1 results_num_grid5000.E12:results_num_grid5000.E21 results_num_grid5000.G1:results_num_grid5000.G1 results_num_grid5000.G12:results_num_grid5000.G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227.96mm" svg:height="136.26mm" svg:x="248.57mm" svg:y="11.94mm">
            <draw:object draw:notify-on-update-of-ranges="results_num_grid5000.B12:results_num_grid5000.B21 results_num_grid5000.B12:results_num_grid5000.B21 results_num_grid5000.F1:results_num_grid5000.F1 results_num_grid5000.F12:results_num_grid5000.F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23.88mm" svg:height="125.9mm" svg:x="255.67mm" svg:y="14.08mm">
            <draw:object draw:notify-on-update-of-ranges="results_num_grid5000.B42:results_num_grid5000.B51 results_num_grid5000.B42:results_num_grid5000.B51 results_num_grid5000.F1:results_num_grid5000.F1 results_num_grid5000.F42:results_num_grid5000.F5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4" draw:style-name="gr1" draw:text-style-name="P1" svg:width="250.2mm" svg:height="156.19mm" svg:x="74.98mm" svg:y="23.63mm">
            <draw:object draw:notify-on-update-of-ranges="results_num_grid5000.A1:results_num_grid5000.A1 results_num_grid5000.C1:results_num_grid5000.C1 results_num_grid5000.D1:results_num_grid5000.D1 results_num_grid5000.E1:results_num_grid5000.E1 results_num_grid5000.F1:results_num_grid5000.F1 results_num_grid5000.G1:results_num_grid5000.G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mat_autoAdd</text:p>
          </table:table-cell>
          <table:table-cell office:value-type="string" calcext:value-type="string">
            <text:p>addMatrices</text:p>
          </table:table-cell>
          <table:table-cell office:value-type="string" calcext:value-type="string">
            <text:p>multMatByNum</text:p>
          </table:table-cell>
          <table:table-cell office:value-type="string" calcext:value-type="string">
            <text:p>multMatrices</text:p>
          </table:table-cell>
          <table:table-cell office:value-type="string" calcext:value-type="string">
            <text:p>matByVe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,1</text:p>
          </table:table-cell>
          <table:table-cell office:value-type="float" office:value="11.8" calcext:value-type="float">
            <text:p>11,8</text:p>
          </table:table-cell>
          <table:table-cell office:value-type="float" office:value="9" calcext:value-type="float">
            <text:p>9</text:p>
          </table:table-cell>
          <table:table-cell office:value-type="float" office:value="9051" calcext:value-type="float">
            <text:p>90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,8</text:p>
          </table:table-cell>
          <table:table-cell office:value-type="float" office:value="12.5" calcext:value-type="float">
            <text:p>12,5</text:p>
          </table:table-cell>
          <table:table-cell office:value-type="float" office:value="9.1" calcext:value-type="float">
            <text:p>9,1</text:p>
          </table:table-cell>
          <table:table-cell office:value-type="float" office:value="6284.6" calcext:value-type="float">
            <text:p>6284,6</text:p>
          </table:table-cell>
          <table:table-cell office:value-type="float" office:value="61.6" calcext:value-type="float">
            <text:p>61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,6</text:p>
          </table:table-cell>
          <table:table-cell office:value-type="float" office:value="6.3" calcext:value-type="float">
            <text:p>6,3</text:p>
          </table:table-cell>
          <table:table-cell office:value-type="float" office:value="5" calcext:value-type="float">
            <text:p>5</text:p>
          </table:table-cell>
          <table:table-cell office:value-type="float" office:value="3201.4" calcext:value-type="float">
            <text:p>3201,4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2510.3" calcext:value-type="float">
            <text:p>2510,3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,1</text:p>
          </table:table-cell>
          <table:table-cell office:value-type="float" office:value="6.3" calcext:value-type="float">
            <text:p>6,3</text:p>
          </table:table-cell>
          <table:table-cell office:value-type="float" office:value="4.9" calcext:value-type="float">
            <text:p>4,9</text:p>
          </table:table-cell>
          <table:table-cell office:value-type="float" office:value="2036.4" calcext:value-type="float">
            <text:p>2036,4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,4</text:p>
          </table:table-cell>
          <table:table-cell office:value-type="float" office:value="4.8" calcext:value-type="float">
            <text:p>4,8</text:p>
          </table:table-cell>
          <table:table-cell office:value-type="float" office:value="1492.1" calcext:value-type="float">
            <text:p>1492,1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,3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office:value-type="float" office:value="1611" calcext:value-type="float">
            <text:p>1611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.4" calcext:value-type="float">
            <text:p>7,4</text:p>
          </table:table-cell>
          <table:table-cell office:value-type="float" office:value="6.7" calcext:value-type="float">
            <text:p>6,7</text:p>
          </table:table-cell>
          <table:table-cell office:value-type="float" office:value="1443.3" calcext:value-type="float">
            <text:p>1443,3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1.3" calcext:value-type="float">
            <text:p>11,3</text:p>
          </table:table-cell>
          <table:table-cell office:value-type="float" office:value="8.4" calcext:value-type="float">
            <text:p>8,4</text:p>
          </table:table-cell>
          <table:table-cell office:value-type="float" office:value="7.9" calcext:value-type="float">
            <text:p>7,9</text:p>
          </table:table-cell>
          <table:table-cell office:value-type="float" office:value="775.3" calcext:value-type="float">
            <text:p>775,3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.9" calcext:value-type="float">
            <text:p>12,9</text:p>
          </table:table-cell>
          <table:table-cell table:number-columns-repeated="2" office:value-type="float" office:value="8.7" calcext:value-type="float">
            <text:p>8,7</text:p>
          </table:table-cell>
          <table:table-cell office:value-type="float" office:value="1321.9" calcext:value-type="float">
            <text:p>1321,9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7.1" calcext:value-type="float">
            <text:p>57,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2182.3" calcext:value-type="float">
            <text:p>42182,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1.1" calcext:value-type="float">
            <text:p>31,1</text:p>
          </table:table-cell>
          <table:table-cell office:value-type="float" office:value="25.9" calcext:value-type="float">
            <text:p>25,9</text:p>
          </table:table-cell>
          <table:table-cell office:value-type="float" office:value="20" calcext:value-type="float">
            <text:p>20</text:p>
          </table:table-cell>
          <table:table-cell office:value-type="float" office:value="27846.7" calcext:value-type="float">
            <text:p>27846,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7.5" calcext:value-type="float">
            <text:p>17,5</text:p>
          </table:table-cell>
          <table:table-cell office:value-type="float" office:value="15.2" calcext:value-type="float">
            <text:p>15,2</text:p>
          </table:table-cell>
          <table:table-cell office:value-type="float" office:value="11.6" calcext:value-type="float">
            <text:p>11,6</text:p>
          </table:table-cell>
          <table:table-cell office:value-type="float" office:value="14042.6" calcext:value-type="float">
            <text:p>14042,6</text:p>
          </table:table-cell>
          <table:table-cell office:value-type="float" office:value="71.6" calcext:value-type="float">
            <text:p>71,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,5</text:p>
          </table:table-cell>
          <table:table-cell office:value-type="float" office:value="11.3" calcext:value-type="float">
            <text:p>11,3</text:p>
          </table:table-cell>
          <table:table-cell office:value-type="float" office:value="9" calcext:value-type="float">
            <text:p>9</text:p>
          </table:table-cell>
          <table:table-cell office:value-type="float" office:value="10143.9" calcext:value-type="float">
            <text:p>10143,9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,4</text:p>
          </table:table-cell>
          <table:table-cell office:value-type="float" office:value="10.3" calcext:value-type="float">
            <text:p>10,3</text:p>
          </table:table-cell>
          <table:table-cell office:value-type="float" office:value="7.8" calcext:value-type="float">
            <text:p>7,8</text:p>
          </table:table-cell>
          <table:table-cell office:value-type="float" office:value="8282.3" calcext:value-type="float">
            <text:p>8282,3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8.8" calcext:value-type="float">
            <text:p>8,8</text:p>
          </table:table-cell>
          <table:table-cell office:value-type="float" office:value="6.4" calcext:value-type="float">
            <text:p>6,4</text:p>
          </table:table-cell>
          <table:table-cell office:value-type="float" office:value="4595.4" calcext:value-type="float">
            <text:p>4595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0.3" calcext:value-type="float">
            <text:p>10,3</text:p>
          </table:table-cell>
          <table:table-cell office:value-type="float" office:value="11.3" calcext:value-type="float">
            <text:p>11,3</text:p>
          </table:table-cell>
          <table:table-cell office:value-type="float" office:value="8.6" calcext:value-type="float">
            <text:p>8,6</text:p>
          </table:table-cell>
          <table:table-cell office:value-type="float" office:value="6746.9" calcext:value-type="float">
            <text:p>6746,9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8.1" calcext:value-type="float">
            <text:p>8,1</text:p>
          </table:table-cell>
          <table:table-cell office:value-type="float" office:value="6072.2" calcext:value-type="float">
            <text:p>6072,2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,1</text:p>
          </table:table-cell>
          <table:table-cell office:value-type="float" office:value="10.3" calcext:value-type="float">
            <text:p>10,3</text:p>
          </table:table-cell>
          <table:table-cell office:value-type="float" office:value="8.5" calcext:value-type="float">
            <text:p>8,5</text:p>
          </table:table-cell>
          <table:table-cell office:value-type="float" office:value="5690.3" calcext:value-type="float">
            <text:p>5690,3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13.2" calcext:value-type="float">
            <text:p>13,2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office:value-type="float" office:value="4300.4" calcext:value-type="float">
            <text:p>4300,4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29.8" calcext:value-type="float">
            <text:p>229,8</text:p>
          </table:table-cell>
          <table:table-cell office:value-type="float" office:value="176.3" calcext:value-type="float">
            <text:p>176,3</text:p>
          </table:table-cell>
          <table:table-cell office:value-type="float" office:value="146.5" calcext:value-type="float">
            <text:p>146,5</text:p>
          </table:table-cell>
          <table:table-cell office:value-type="float" office:value="224161.7" calcext:value-type="float">
            <text:p>224161,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31.8" calcext:value-type="float">
            <text:p>131,8</text:p>
          </table:table-cell>
          <table:table-cell office:value-type="float" office:value="105.2" calcext:value-type="float">
            <text:p>105,2</text:p>
          </table:table-cell>
          <table:table-cell office:value-type="float" office:value="74.1" calcext:value-type="float">
            <text:p>74,1</text:p>
          </table:table-cell>
          <table:table-cell office:value-type="float" office:value="137100.3" calcext:value-type="float">
            <text:p>137100,3</text:p>
          </table:table-cell>
          <table:table-cell office:value-type="float" office:value="333.6" calcext:value-type="float">
            <text:p>333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0.7" calcext:value-type="float">
            <text:p>50,7</text:p>
          </table:table-cell>
          <table:table-cell office:value-type="float" office:value="38.4" calcext:value-type="float">
            <text:p>38,4</text:p>
          </table:table-cell>
          <table:table-cell office:value-type="float" office:value="69835.6" calcext:value-type="float">
            <text:p>69835,6</text:p>
          </table:table-cell>
          <table:table-cell office:value-type="float" office:value="172.4" calcext:value-type="float">
            <text:p>172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42.6" calcext:value-type="float">
            <text:p>42,6</text:p>
          </table:table-cell>
          <table:table-cell office:value-type="float" office:value="37.6" calcext:value-type="float">
            <text:p>37,6</text:p>
          </table:table-cell>
          <table:table-cell office:value-type="float" office:value="26.7" calcext:value-type="float">
            <text:p>26,7</text:p>
          </table:table-cell>
          <table:table-cell office:value-type="float" office:value="40641.3" calcext:value-type="float">
            <text:p>40641,3</text:p>
          </table:table-cell>
          <table:table-cell office:value-type="float" office:value="124.2" calcext:value-type="float">
            <text:p>124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2.9" calcext:value-type="float">
            <text:p>32,9</text:p>
          </table:table-cell>
          <table:table-cell office:value-type="float" office:value="40" calcext:value-type="float">
            <text:p>40</text:p>
          </table:table-cell>
          <table:table-cell office:value-type="float" office:value="31.3" calcext:value-type="float">
            <text:p>31,3</text:p>
          </table:table-cell>
          <table:table-cell office:value-type="float" office:value="36957.5" calcext:value-type="float">
            <text:p>36957,5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6.4" calcext:value-type="float">
            <text:p>26,4</text:p>
          </table:table-cell>
          <table:table-cell office:value-type="float" office:value="36.8" calcext:value-type="float">
            <text:p>36,8</text:p>
          </table:table-cell>
          <table:table-cell office:value-type="float" office:value="25.8" calcext:value-type="float">
            <text:p>25,8</text:p>
          </table:table-cell>
          <table:table-cell office:value-type="float" office:value="32022.2" calcext:value-type="float">
            <text:p>32022,2</text:p>
          </table:table-cell>
          <table:table-cell office:value-type="float" office:value="83.3" calcext:value-type="float">
            <text:p>83,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,6</text:p>
          </table:table-cell>
          <table:table-cell office:value-type="float" office:value="30.1" calcext:value-type="float">
            <text:p>30,1</text:p>
          </table:table-cell>
          <table:table-cell office:value-type="float" office:value="21.1" calcext:value-type="float">
            <text:p>21,1</text:p>
          </table:table-cell>
          <table:table-cell office:value-type="float" office:value="21326.1" calcext:value-type="float">
            <text:p>21326,1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,4</text:p>
          </table:table-cell>
          <table:table-cell office:value-type="float" office:value="29.1" calcext:value-type="float">
            <text:p>29,1</text:p>
          </table:table-cell>
          <table:table-cell office:value-type="float" office:value="19" calcext:value-type="float">
            <text:p>19</text:p>
          </table:table-cell>
          <table:table-cell office:value-type="float" office:value="24990" calcext:value-type="float">
            <text:p>24990</text:p>
          </table:table-cell>
          <table:table-cell office:value-type="float" office:value="70.3" calcext:value-type="float">
            <text:p>70,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float" office:value="19.1" calcext:value-type="float">
            <text:p>19,1</text:p>
          </table:table-cell>
          <table:table-cell office:value-type="float" office:value="22.3" calcext:value-type="float">
            <text:p>22,3</text:p>
          </table:table-cell>
          <table:table-cell office:value-type="float" office:value="16.3" calcext:value-type="float">
            <text:p>16,3</text:p>
          </table:table-cell>
          <table:table-cell office:value-type="float" office:value="22818.7" calcext:value-type="float">
            <text:p>22818,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20.4" calcext:value-type="float">
            <text:p>20,4</text:p>
          </table:table-cell>
          <table:table-cell office:value-type="float" office:value="23" calcext:value-type="float">
            <text:p>23</text:p>
          </table:table-cell>
          <table:table-cell office:value-type="float" office:value="15.3" calcext:value-type="float">
            <text:p>15,3</text:p>
          </table:table-cell>
          <table:table-cell office:value-type="float" office:value="22051.7" calcext:value-type="float">
            <text:p>22051,7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921.8" calcext:value-type="float">
            <text:p>921,8</text:p>
          </table:table-cell>
          <table:table-cell office:value-type="float" office:value="813.4" calcext:value-type="float">
            <text:p>813,4</text:p>
          </table:table-cell>
          <table:table-cell office:value-type="float" office:value="585.2" calcext:value-type="float">
            <text:p>585,2</text:p>
          </table:table-cell>
          <table:table-cell office:value-type="float" office:value="1283857.9" calcext:value-type="float">
            <text:p>1283857,9</text:p>
          </table:table-cell>
          <table:table-cell office:value-type="float" office:value="1523.8" calcext:value-type="float">
            <text:p>1523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491.4" calcext:value-type="float">
            <text:p>491,4</text:p>
          </table:table-cell>
          <table:table-cell office:value-type="float" office:value="442.6" calcext:value-type="float">
            <text:p>442,6</text:p>
          </table:table-cell>
          <table:table-cell office:value-type="float" office:value="290.1" calcext:value-type="float">
            <text:p>290,1</text:p>
          </table:table-cell>
          <table:table-cell office:value-type="float" office:value="734685.6" calcext:value-type="float">
            <text:p>734685,6</text:p>
          </table:table-cell>
          <table:table-cell office:value-type="float" office:value="886.5" calcext:value-type="float">
            <text:p>886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41.7" calcext:value-type="float">
            <text:p>241,7</text:p>
          </table:table-cell>
          <table:table-cell office:value-type="float" office:value="395.3" calcext:value-type="float">
            <text:p>395,3</text:p>
          </table:table-cell>
          <table:table-cell office:value-type="float" office:value="263.6" calcext:value-type="float">
            <text:p>263,6</text:p>
          </table:table-cell>
          <table:table-cell office:value-type="float" office:value="379151.2" calcext:value-type="float">
            <text:p>379151,2</text:p>
          </table:table-cell>
          <table:table-cell office:value-type="float" office:value="449.3" calcext:value-type="float">
            <text:p>449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59.8" calcext:value-type="float">
            <text:p>159,8</text:p>
          </table:table-cell>
          <table:table-cell office:value-type="float" office:value="150.2" calcext:value-type="float">
            <text:p>150,2</text:p>
          </table:table-cell>
          <table:table-cell office:value-type="float" office:value="102.7" calcext:value-type="float">
            <text:p>102,7</text:p>
          </table:table-cell>
          <table:table-cell office:value-type="float" office:value="253377.8" calcext:value-type="float">
            <text:p>253377,8</text:p>
          </table:table-cell>
          <table:table-cell office:value-type="float" office:value="306.9" calcext:value-type="float">
            <text:p>306,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24.7" calcext:value-type="float">
            <text:p>124,7</text:p>
          </table:table-cell>
          <table:table-cell office:value-type="float" office:value="116.9" calcext:value-type="float">
            <text:p>116,9</text:p>
          </table:table-cell>
          <table:table-cell office:value-type="float" office:value="75.8" calcext:value-type="float">
            <text:p>75,8</text:p>
          </table:table-cell>
          <table:table-cell office:value-type="float" office:value="193982.8" calcext:value-type="float">
            <text:p>193982,8</text:p>
          </table:table-cell>
          <table:table-cell office:value-type="float" office:value="235.8" calcext:value-type="float">
            <text:p>235,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92.1" calcext:value-type="float">
            <text:p>92,1</text:p>
          </table:table-cell>
          <table:table-cell office:value-type="float" office:value="144.4" calcext:value-type="float">
            <text:p>144,4</text:p>
          </table:table-cell>
          <table:table-cell office:value-type="float" office:value="90.5" calcext:value-type="float">
            <text:p>90,5</text:p>
          </table:table-cell>
          <table:table-cell office:value-type="float" office:value="142085.7" calcext:value-type="float">
            <text:p>142085,7</text:p>
          </table:table-cell>
          <table:table-cell office:value-type="float" office:value="182.7" calcext:value-type="float">
            <text:p>182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03.1" calcext:value-type="float">
            <text:p>103,1</text:p>
          </table:table-cell>
          <table:table-cell office:value-type="float" office:value="69.2" calcext:value-type="float">
            <text:p>69,2</text:p>
          </table:table-cell>
          <table:table-cell office:value-type="float" office:value="125538.7" calcext:value-type="float">
            <text:p>125538,7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,7</text:p>
          </table:table-cell>
          <table:table-cell office:value-type="float" office:value="35" calcext:value-type="float">
            <text:p>35</text:p>
          </table:table-cell>
          <table:table-cell office:value-type="float" office:value="110829.5" calcext:value-type="float">
            <text:p>110829,5</text:p>
          </table:table-cell>
          <table:table-cell office:value-type="float" office:value="146.2" calcext:value-type="float">
            <text:p>146,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47.1" calcext:value-type="float">
            <text:p>47,1</text:p>
          </table:table-cell>
          <table:table-cell office:value-type="float" office:value="71.9" calcext:value-type="float">
            <text:p>71,9</text:p>
          </table:table-cell>
          <table:table-cell office:value-type="float" office:value="46.3" calcext:value-type="float">
            <text:p>46,3</text:p>
          </table:table-cell>
          <table:table-cell office:value-type="float" office:value="135999.1" calcext:value-type="float">
            <text:p>135999,1</text:p>
          </table:table-cell>
          <table:table-cell office:value-type="float" office:value="137.3" calcext:value-type="float">
            <text:p>137,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54.1" calcext:value-type="float">
            <text:p>54,1</text:p>
          </table:table-cell>
          <table:table-cell office:value-type="float" office:value="75.1" calcext:value-type="float">
            <text:p>75,1</text:p>
          </table:table-cell>
          <table:table-cell office:value-type="float" office:value="41.1" calcext:value-type="float">
            <text:p>41,1</text:p>
          </table:table-cell>
          <table:table-cell office:value-type="float" office:value="122966.8" calcext:value-type="float">
            <text:p>122966,8</text:p>
          </table:table-cell>
          <table:table-cell office:value-type="float" office:value="103.6" calcext:value-type="float">
            <text:p>103,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763.6" calcext:value-type="float">
            <text:p>3763,6</text:p>
          </table:table-cell>
          <table:table-cell office:value-type="float" office:value="4706.4" calcext:value-type="float">
            <text:p>4706,4</text:p>
          </table:table-cell>
          <table:table-cell office:value-type="float" office:value="3283.9" calcext:value-type="float">
            <text:p>3283,9</text:p>
          </table:table-cell>
          <table:table-cell office:value-type="float" office:value="17076517.5" calcext:value-type="float">
            <text:p>17076517,5</text:p>
          </table:table-cell>
          <table:table-cell office:value-type="float" office:value="4953.4" calcext:value-type="float">
            <text:p>4953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85.5" calcext:value-type="float">
            <text:p>1885,5</text:p>
          </table:table-cell>
          <table:table-cell office:value-type="float" office:value="2538.3" calcext:value-type="float">
            <text:p>2538,3</text:p>
          </table:table-cell>
          <table:table-cell office:value-type="float" office:value="1469.6" calcext:value-type="float">
            <text:p>1469,6</text:p>
          </table:table-cell>
          <table:table-cell office:value-type="float" office:value="8825249.5" calcext:value-type="float">
            <text:p>8825249,5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69.3" calcext:value-type="float">
            <text:p>969,3</text:p>
          </table:table-cell>
          <table:table-cell office:value-type="float" office:value="2392.6" calcext:value-type="float">
            <text:p>2392,6</text:p>
          </table:table-cell>
          <table:table-cell office:value-type="float" office:value="1317.8" calcext:value-type="float">
            <text:p>1317,8</text:p>
          </table:table-cell>
          <table:table-cell office:value-type="float" office:value="4485134.5" calcext:value-type="float">
            <text:p>4485134,5</text:p>
          </table:table-cell>
          <table:table-cell office:value-type="float" office:value="1351.1" calcext:value-type="float">
            <text:p>1351,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646.4" calcext:value-type="float">
            <text:p>646,4</text:p>
          </table:table-cell>
          <table:table-cell office:value-type="float" office:value="1566.3" calcext:value-type="float">
            <text:p>1566,3</text:p>
          </table:table-cell>
          <table:table-cell office:value-type="float" office:value="850.5" calcext:value-type="float">
            <text:p>850,5</text:p>
          </table:table-cell>
          <table:table-cell office:value-type="float" office:value="2955260.7" calcext:value-type="float">
            <text:p>2955260,7</text:p>
          </table:table-cell>
          <table:table-cell office:value-type="float" office:value="902.2" calcext:value-type="float">
            <text:p>902,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483.5" calcext:value-type="float">
            <text:p>483,5</text:p>
          </table:table-cell>
          <table:table-cell office:value-type="float" office:value="891.7" calcext:value-type="float">
            <text:p>891,7</text:p>
          </table:table-cell>
          <table:table-cell office:value-type="float" office:value="479.7" calcext:value-type="float">
            <text:p>479,7</text:p>
          </table:table-cell>
          <table:table-cell office:value-type="float" office:value="2293594.9" calcext:value-type="float">
            <text:p>2293594,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342.5" calcext:value-type="float">
            <text:p>342,5</text:p>
          </table:table-cell>
          <table:table-cell office:value-type="float" office:value="795.9" calcext:value-type="float">
            <text:p>795,9</text:p>
          </table:table-cell>
          <table:table-cell office:value-type="float" office:value="339.1" calcext:value-type="float">
            <text:p>339,1</text:p>
          </table:table-cell>
          <table:table-cell office:value-type="float" office:value="1496993.4" calcext:value-type="float">
            <text:p>1496993,4</text:p>
          </table:table-cell>
          <table:table-cell office:value-type="float" office:value="463.7" calcext:value-type="float">
            <text:p>463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277.4" calcext:value-type="float">
            <text:p>277,4</text:p>
          </table:table-cell>
          <table:table-cell office:value-type="float" office:value="994.6" calcext:value-type="float">
            <text:p>994,6</text:p>
          </table:table-cell>
          <table:table-cell office:value-type="float" office:value="422.3" calcext:value-type="float">
            <text:p>422,3</text:p>
          </table:table-cell>
          <table:table-cell office:value-type="float" office:value="1155582.7" calcext:value-type="float">
            <text:p>1155582,7</text:p>
          </table:table-cell>
          <table:table-cell office:value-type="float" office:value="425.4" calcext:value-type="float">
            <text:p>425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225.5" calcext:value-type="float">
            <text:p>225,5</text:p>
          </table:table-cell>
          <table:table-cell office:value-type="float" office:value="645.6" calcext:value-type="float">
            <text:p>645,6</text:p>
          </table:table-cell>
          <table:table-cell office:value-type="float" office:value="265" calcext:value-type="float">
            <text:p>265</text:p>
          </table:table-cell>
          <table:table-cell office:value-type="float" office:value="963731.7" calcext:value-type="float">
            <text:p>963731,7</text:p>
          </table:table-cell>
          <table:table-cell office:value-type="float" office:value="358.7" calcext:value-type="float">
            <text:p>358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  <table:table-cell office:value-type="float" office:value="198.2" calcext:value-type="float">
            <text:p>198,2</text:p>
          </table:table-cell>
          <table:table-cell office:value-type="float" office:value="793.7" calcext:value-type="float">
            <text:p>793,7</text:p>
          </table:table-cell>
          <table:table-cell office:value-type="float" office:value="276.3" calcext:value-type="float">
            <text:p>276,3</text:p>
          </table:table-cell>
          <table:table-cell office:value-type="float" office:value="874468.7" calcext:value-type="float">
            <text:p>874468,7</text:p>
          </table:table-cell>
          <table:table-cell office:value-type="float" office:value="295.7" calcext:value-type="float">
            <text:p>295,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174.8" calcext:value-type="float">
            <text:p>174,8</text:p>
          </table:table-cell>
          <table:table-cell office:value-type="float" office:value="735.1" calcext:value-type="float">
            <text:p>735,1</text:p>
          </table:table-cell>
          <table:table-cell office:value-type="float" office:value="237" calcext:value-type="float">
            <text:p>237</text:p>
          </table:table-cell>
          <table:table-cell office:value-type="float" office:value="875310.2" calcext:value-type="float">
            <text:p>875310,2</text:p>
          </table:table-cell>
          <table:table-cell office:value-type="float" office:value="274" calcext:value-type="float">
            <text:p>274</text:p>
          </table:table-cell>
        </table:table-row>
      </table:table>
      <table:table table:name="results_num_local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mat_autoAdd</text:p>
          </table:table-cell>
          <table:table-cell office:value-type="string" calcext:value-type="string">
            <text:p>addMatrices</text:p>
          </table:table-cell>
          <table:table-cell office:value-type="string" calcext:value-type="string">
            <text:p>multMatByNum</text:p>
          </table:table-cell>
          <table:table-cell office:value-type="string" calcext:value-type="string">
            <text:p>multMatrices</text:p>
          </table:table-cell>
          <table:table-cell office:value-type="string" calcext:value-type="string">
            <text:p>matByVe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646.1" calcext:value-type="float">
            <text:p>7646,1</text:p>
          </table:table-cell>
          <table:table-cell office:value-type="float" office:value="73.6" calcext:value-type="float">
            <text:p>73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  <table:table-cell office:value-type="float" office:value="4249.3" calcext:value-type="float">
            <text:p>4249,3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2230.2" calcext:value-type="float">
            <text:p>2230,2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3.1" calcext:value-type="float">
            <text:p>33,1</text:p>
          </table:table-cell>
          <table:table-cell office:value-type="float" office:value="32" calcext:value-type="float">
            <text:p>32</text:p>
          </table:table-cell>
          <table:table-cell office:value-type="float" office:value="33685.7" calcext:value-type="float">
            <text:p>33685,7</text:p>
          </table:table-cell>
          <table:table-cell office:value-type="float" office:value="165.1" calcext:value-type="float">
            <text:p>165,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,6</text:p>
          </table:table-cell>
          <table:table-cell office:value-type="float" office:value="18" calcext:value-type="float">
            <text:p>18</text:p>
          </table:table-cell>
          <table:table-cell office:value-type="float" office:value="18538.6" calcext:value-type="float">
            <text:p>18538,6</text:p>
          </table:table-cell>
          <table:table-cell office:value-type="float" office:value="90.6" calcext:value-type="float">
            <text:p>90,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office:value-type="float" office:value="10" calcext:value-type="float">
            <text:p>10</text:p>
          </table:table-cell>
          <table:table-cell office:value-type="float" office:value="9961.8" calcext:value-type="float">
            <text:p>9961,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4.5" calcext:value-type="float">
            <text:p>154,5</text:p>
          </table:table-cell>
          <table:table-cell office:value-type="float" office:value="138.1" calcext:value-type="float">
            <text:p>138,1</text:p>
          </table:table-cell>
          <table:table-cell office:value-type="float" office:value="127.1" calcext:value-type="float">
            <text:p>127,1</text:p>
          </table:table-cell>
          <table:table-cell office:value-type="float" office:value="174473.6" calcext:value-type="float">
            <text:p>174473,6</text:p>
          </table:table-cell>
          <table:table-cell office:value-type="float" office:value="409.5" calcext:value-type="float">
            <text:p>409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78.1" calcext:value-type="float">
            <text:p>78,1</text:p>
          </table:table-cell>
          <table:table-cell office:value-type="float" office:value="88.8" calcext:value-type="float">
            <text:p>88,8</text:p>
          </table:table-cell>
          <table:table-cell office:value-type="float" office:value="94" calcext:value-type="float">
            <text:p>94</text:p>
          </table:table-cell>
          <table:table-cell office:value-type="float" office:value="93640.2" calcext:value-type="float">
            <text:p>93640,2</text:p>
          </table:table-cell>
          <table:table-cell office:value-type="float" office:value="220.2" calcext:value-type="float">
            <text:p>220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5.1" calcext:value-type="float">
            <text:p>45,1</text:p>
          </table:table-cell>
          <table:table-cell office:value-type="float" office:value="47.7" calcext:value-type="float">
            <text:p>47,7</text:p>
          </table:table-cell>
          <table:table-cell office:value-type="float" office:value="38.8" calcext:value-type="float">
            <text:p>38,8</text:p>
          </table:table-cell>
          <table:table-cell office:value-type="float" office:value="50720.8" calcext:value-type="float">
            <text:p>50720,8</text:p>
          </table:table-cell>
          <table:table-cell office:value-type="float" office:value="118.7" calcext:value-type="float">
            <text:p>118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29.8" calcext:value-type="float">
            <text:p>629,8</text:p>
          </table:table-cell>
          <table:table-cell office:value-type="float" office:value="1080.6" calcext:value-type="float">
            <text:p>1080,6</text:p>
          </table:table-cell>
          <table:table-cell office:value-type="float" office:value="676.3" calcext:value-type="float">
            <text:p>676,3</text:p>
          </table:table-cell>
          <table:table-cell office:value-type="float" office:value="1078044.5" calcext:value-type="float">
            <text:p>1078044,5</text:p>
          </table:table-cell>
          <table:table-cell office:value-type="float" office:value="1129.7" calcext:value-type="float">
            <text:p>1129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56.5" calcext:value-type="float">
            <text:p>356,5</text:p>
          </table:table-cell>
          <table:table-cell office:value-type="float" office:value="964.2" calcext:value-type="float">
            <text:p>964,2</text:p>
          </table:table-cell>
          <table:table-cell office:value-type="float" office:value="537" calcext:value-type="float">
            <text:p>537</text:p>
          </table:table-cell>
          <table:table-cell office:value-type="float" office:value="570835.2" calcext:value-type="float">
            <text:p>570835,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93.7" calcext:value-type="float">
            <text:p>193,7</text:p>
          </table:table-cell>
          <table:table-cell office:value-type="float" office:value="811.9" calcext:value-type="float">
            <text:p>811,9</text:p>
          </table:table-cell>
          <table:table-cell office:value-type="float" office:value="462.7" calcext:value-type="float">
            <text:p>462,7</text:p>
          </table:table-cell>
          <table:table-cell office:value-type="float" office:value="310580" calcext:value-type="float">
            <text:p>310580</text:p>
          </table:table-cell>
          <table:table-cell office:value-type="float" office:value="334.4" calcext:value-type="float">
            <text:p>334,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539" calcext:value-type="float">
            <text:p>2539</text:p>
          </table:table-cell>
          <table:table-cell office:value-type="float" office:value="4676.5" calcext:value-type="float">
            <text:p>4676,5</text:p>
          </table:table-cell>
          <table:table-cell office:value-type="float" office:value="3263.1" calcext:value-type="float">
            <text:p>3263,1</text:p>
          </table:table-cell>
          <table:table-cell office:value-type="float" office:value="36930077.6" calcext:value-type="float">
            <text:p>36930077,6</text:p>
          </table:table-cell>
          <table:table-cell office:value-type="float" office:value="3583.5" calcext:value-type="float">
            <text:p>3583,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462.2" calcext:value-type="float">
            <text:p>1462,2</text:p>
          </table:table-cell>
          <table:table-cell office:value-type="float" office:value="4055.2" calcext:value-type="float">
            <text:p>4055,2</text:p>
          </table:table-cell>
          <table:table-cell office:value-type="float" office:value="2960.3" calcext:value-type="float">
            <text:p>2960,3</text:p>
          </table:table-cell>
          <table:table-cell office:value-type="float" office:value="19165595.6" calcext:value-type="float">
            <text:p>19165595,6</text:p>
          </table:table-cell>
          <table:table-cell office:value-type="float" office:value="1932.1" calcext:value-type="float">
            <text:p>1932,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.7" calcext:value-type="float">
            <text:p>920,7</text:p>
          </table:table-cell>
          <table:table-cell office:value-type="float" office:value="3923.1" calcext:value-type="float">
            <text:p>3923,1</text:p>
          </table:table-cell>
          <table:table-cell office:value-type="float" office:value="2982.3" calcext:value-type="float">
            <text:p>2982,3</text:p>
          </table:table-cell>
          <table:table-cell office:value-type="float" office:value="10172651.7" calcext:value-type="float">
            <text:p>10172651,7</text:p>
          </table:table-cell>
          <table:table-cell office:value-type="float" office:value="1133.6" calcext:value-type="float">
            <text:p>1133,6</text:p>
          </table:table-cell>
        </table:table-row>
      </table:table>
      <table:table table:name="results_vect_grid5000" table:style-name="ta1">
        <table:shapes>
          <draw:frame draw:z-index="0" draw:style-name="gr1" draw:text-style-name="P1" svg:width="223.02mm" svg:height="139.19mm" svg:x="247.92mm" svg:y="18.59mm">
            <draw:object draw:notify-on-update-of-ranges="results_vect_grid5000.B62:results_vect_grid5000.B71 results_vect_grid5000.C1:results_vect_grid5000.C1 results_vect_grid5000.C62:results_vect_grid5000.C71 results_vect_grid5000.D1:results_vect_grid5000.D1 results_vect_grid5000.D62:results_vect_grid5000.D71 results_vect_grid5000.E1:results_vect_grid5000.E1 results_vect_grid5000.E62:results_vect_grid5000.E71 results_vect_grid5000.F1:results_vect_grid5000.F1 results_vect_grid5000.F62:results_vect_grid5000.F7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243.07mm" svg:height="136.81mm" svg:x="181.38mm" svg:y="84.71mm">
            <draw:object draw:notify-on-update-of-ranges="results_vect_grid5000.B22:results_vect_grid5000.B31 results_vect_grid5000.C1:results_vect_grid5000.C1 results_vect_grid5000.C22:results_vect_grid5000.C31 results_vect_grid5000.D1:results_vect_grid5000.D1 results_vect_grid5000.D22:results_vect_grid5000.D31 results_vect_grid5000.E1:results_vect_grid5000.E1 results_vect_grid5000.E22:results_vect_grid5000.E31 results_vect_grid5000.F1:results_vect_grid5000.F1 results_vect_grid5000.F22:results_vect_grid5000.F3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246.56mm" svg:height="169.81mm" svg:x="211.63mm" svg:y="5.76mm">
            <draw:object draw:notify-on-update-of-ranges="results_vect_grid5000.C1:results_vect_grid5000.C1 results_vect_grid5000.D1:results_vect_grid5000.D1 results_vect_grid5000.E1:results_vect_grid5000.E1 results_vect_grid5000.F1:results_vect_grid5000.F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273.87mm" svg:height="154.25mm" svg:x="173.31mm" svg:y="36.66mm">
            <draw:object draw:notify-on-update-of-ranges="results_vect_grid5000.C1:results_vect_grid5000.C1 results_vect_grid5000.D1:results_vect_grid5000.D1 results_vect_grid5000.E1:results_vect_grid5000.E1 results_vect_grid5000.F1:results_vect_grid5000.F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267.62mm" svg:height="154.33mm" svg:x="215.9mm" svg:y="36.4mm">
            <draw:object draw:notify-on-update-of-ranges="results_vect_grid5000.C1:results_vect_grid5000.C1 results_vect_grid5000.D1:results_vect_grid5000.D1 results_vect_grid5000.E1:results_vect_grid5000.E1 results_vect_grid5000.F1:results_vect_grid5000.F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vec_autoAdd</text:p>
          </table:table-cell>
          <table:table-cell office:value-type="string" calcext:value-type="string">
            <text:p>addVectors</text:p>
          </table:table-cell>
          <table:table-cell office:value-type="string" calcext:value-type="string">
            <text:p>multVecByNum</text:p>
          </table:table-cell>
          <table:table-cell office:value-type="string" calcext:value-type="string">
            <text:p>scalarProd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,1</text:p>
          </table:table-cell>
          <table:table-cell office:value-type="float" office:value="3.1" calcext:value-type="float">
            <text:p>3,1</text:p>
          </table:table-cell>
          <table:table-cell office:value-type="float" office:value="2.9" calcext:value-type="float">
            <text:p>2,9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112.2" calcext:value-type="float">
            <text:p>1112,2</text:p>
          </table:table-cell>
          <table:table-cell office:value-type="float" office:value="3.7" calcext:value-type="float">
            <text:p>3,7</text:p>
          </table:table-cell>
          <table:table-cell office:value-type="float" office:value="3.9" calcext:value-type="float">
            <text:p>3,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59" calcext:value-type="float">
            <text:p>1759</text:p>
          </table:table-cell>
          <table:table-cell office:value-type="float" office:value="6.9" calcext:value-type="float">
            <text:p>6,9</text:p>
          </table:table-cell>
          <table:table-cell office:value-type="float" office:value="4.2" calcext:value-type="float">
            <text:p>4,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980.8" calcext:value-type="float">
            <text:p>2980,8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3360.6" calcext:value-type="float">
            <text:p>3360,6</text:p>
          </table:table-cell>
          <table:table-cell office:value-type="float" office:value="4.9" calcext:value-type="float">
            <text:p>4,9</text:p>
          </table:table-cell>
          <table:table-cell office:value-type="float" office:value="4.2" calcext:value-type="float">
            <text:p>4,2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009.7" calcext:value-type="float">
            <text:p>3009,7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186.9" calcext:value-type="float">
            <text:p>4186,9</text:p>
          </table:table-cell>
          <table:table-cell office:value-type="float" office:value="5.9" calcext:value-type="float">
            <text:p>5,9</text:p>
          </table:table-cell>
          <table:table-cell office:value-type="float" office:value="5.6" calcext:value-type="float">
            <text:p>5,6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571.1" calcext:value-type="float">
            <text:p>2571,1</text:p>
          </table:table-cell>
          <table:table-cell office:value-type="float" office:value="6.3" calcext:value-type="float">
            <text:p>6,3</text:p>
          </table:table-cell>
          <table:table-cell office:value-type="float" office:value="6.6" calcext:value-type="float">
            <text:p>6,6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3335.6" calcext:value-type="float">
            <text:p>13335,6</text:p>
          </table:table-cell>
          <table:table-cell office:value-type="float" office:value="8.7" calcext:value-type="float">
            <text:p>8,7</text:p>
          </table:table-cell>
          <table:table-cell office:value-type="float" office:value="8.6" calcext:value-type="float">
            <text:p>8,6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,2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12.2" calcext:value-type="float">
            <text:p>912,2</text:p>
          </table:table-cell>
          <table:table-cell office:value-type="float" office:value="3.1" calcext:value-type="float">
            <text:p>3,1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,3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133.3" calcext:value-type="float">
            <text:p>3133,3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599.5" calcext:value-type="float">
            <text:p>1599,5</text:p>
          </table:table-cell>
          <table:table-cell office:value-type="float" office:value="4.5" calcext:value-type="float">
            <text:p>4,5</text:p>
          </table:table-cell>
          <table:table-cell office:value-type="float" office:value="3.9" calcext:value-type="float">
            <text:p>3,9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10.2" calcext:value-type="float">
            <text:p>2310,2</text:p>
          </table:table-cell>
          <table:table-cell office:value-type="float" office:value="6.3" calcext:value-type="float">
            <text:p>6,3</text:p>
          </table:table-cell>
          <table:table-cell office:value-type="float" office:value="5.6" calcext:value-type="float">
            <text:p>5,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921.6" calcext:value-type="float">
            <text:p>2921,6</text:p>
          </table:table-cell>
          <table:table-cell office:value-type="float" office:value="6.9" calcext:value-type="float">
            <text:p>6,9</text:p>
          </table:table-cell>
          <table:table-cell office:value-type="float" office:value="5.7" calcext:value-type="float">
            <text:p>5,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3724.9" calcext:value-type="float">
            <text:p>3724,9</text:p>
          </table:table-cell>
          <table:table-cell office:value-type="float" office:value="7.6" calcext:value-type="float">
            <text:p>7,6</text:p>
          </table:table-cell>
          <table:table-cell office:value-type="float" office:value="6.9" calcext:value-type="float">
            <text:p>6,9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2676.7" calcext:value-type="float">
            <text:p>2676,7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,3</text:p>
          </table:table-cell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,3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2.7" calcext:value-type="float">
            <text:p>22,7</text:p>
          </table:table-cell>
          <table:table-cell office:value-type="float" office:value="9.1" calcext:value-type="float">
            <text:p>9,1</text:p>
          </table:table-cell>
          <table:table-cell office:value-type="float" office:value="3.5" calcext:value-type="float">
            <text:p>3,5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902.6" calcext:value-type="float">
            <text:p>1902,6</text:p>
          </table:table-cell>
          <table:table-cell office:value-type="float" office:value="6.1" calcext:value-type="float">
            <text:p>6,1</text:p>
          </table:table-cell>
          <table:table-cell office:value-type="float" office:value="3.4" calcext:value-type="float">
            <text:p>3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563.6" calcext:value-type="float">
            <text:p>2563,6</text:p>
          </table:table-cell>
          <table:table-cell office:value-type="float" office:value="5.5" calcext:value-type="float">
            <text:p>5,5</text:p>
          </table:table-cell>
          <table:table-cell office:value-type="float" office:value="3.3" calcext:value-type="float">
            <text:p>3,3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2973.8" calcext:value-type="float">
            <text:p>2973,8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785.9" calcext:value-type="float">
            <text:p>1785,9</text:p>
          </table:table-cell>
          <table:table-cell office:value-type="float" office:value="9.2" calcext:value-type="float">
            <text:p>9,2</text:p>
          </table:table-cell>
          <table:table-cell office:value-type="float" office:value="7.4" calcext:value-type="float">
            <text:p>7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4115.8" calcext:value-type="float">
            <text:p>4115,8</text:p>
          </table:table-cell>
          <table:table-cell office:value-type="float" office:value="8.6" calcext:value-type="float">
            <text:p>8,6</text:p>
          </table:table-cell>
          <table:table-cell office:value-type="float" office:value="6.6" calcext:value-type="float">
            <text:p>6,6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4971.2" calcext:value-type="float">
            <text:p>4971,2</text:p>
          </table:table-cell>
          <table:table-cell office:value-type="float" office:value="11.3" calcext:value-type="float">
            <text:p>11,3</text:p>
          </table:table-cell>
          <table:table-cell office:value-type="float" office:value="8.6" calcext:value-type="float">
            <text:p>8,6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895.8" calcext:value-type="float">
            <text:p>2895,8</text:p>
          </table:table-cell>
          <table:table-cell office:value-type="float" office:value="13.3" calcext:value-type="float">
            <text:p>13,3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43.8" calcext:value-type="float">
            <text:p>143,8</text:p>
          </table:table-cell>
          <table:table-cell office:value-type="float" office:value="122.4" calcext:value-type="float">
            <text:p>122,4</text:p>
          </table:table-cell>
          <table:table-cell office:value-type="float" office:value="57.7" calcext:value-type="float">
            <text:p>57,7</text:p>
          </table:table-cell>
          <table:table-cell office:value-type="float" office:value="143.3" calcext:value-type="float">
            <text:p>143,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2.9" calcext:value-type="float">
            <text:p>152,9</text:p>
          </table:table-cell>
          <table:table-cell office:value-type="float" office:value="61.3" calcext:value-type="float">
            <text:p>61,3</text:p>
          </table:table-cell>
          <table:table-cell office:value-type="float" office:value="17.1" calcext:value-type="float">
            <text:p>17,1</text:p>
          </table:table-cell>
          <table:table-cell office:value-type="float" office:value="73.3" calcext:value-type="float">
            <text:p>73,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12.3" calcext:value-type="float">
            <text:p>112,3</text:p>
          </table:table-cell>
          <table:table-cell office:value-type="float" office:value="28.3" calcext:value-type="float">
            <text:p>28,3</text:p>
          </table:table-cell>
          <table:table-cell office:value-type="float" office:value="9.7" calcext:value-type="float">
            <text:p>9,7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83.4" calcext:value-type="float">
            <text:p>83,4</text:p>
          </table:table-cell>
          <table:table-cell office:value-type="float" office:value="43.1" calcext:value-type="float">
            <text:p>43,1</text:p>
          </table:table-cell>
          <table:table-cell office:value-type="float" office:value="9.8" calcext:value-type="float">
            <text:p>9,8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824.8" calcext:value-type="float">
            <text:p>1824,8</text:p>
          </table:table-cell>
          <table:table-cell office:value-type="float" office:value="19.5" calcext:value-type="float">
            <text:p>19,5</text:p>
          </table:table-cell>
          <table:table-cell office:value-type="float" office:value="7.6" calcext:value-type="float">
            <text:p>7,6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63.1" calcext:value-type="float">
            <text:p>63,1</text:p>
          </table:table-cell>
          <table:table-cell office:value-type="float" office:value="35" calcext:value-type="float">
            <text:p>35</text:p>
          </table:table-cell>
          <table:table-cell office:value-type="float" office:value="14.1" calcext:value-type="float">
            <text:p>14,1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2.6" calcext:value-type="float">
            <text:p>1632,6</text:p>
          </table:table-cell>
          <table:table-cell office:value-type="float" office:value="22.6" calcext:value-type="float">
            <text:p>22,6</text:p>
          </table:table-cell>
          <table:table-cell office:value-type="float" office:value="7.7" calcext:value-type="float">
            <text:p>7,7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436.3" calcext:value-type="float">
            <text:p>2436,3</text:p>
          </table:table-cell>
          <table:table-cell office:value-type="float" office:value="19.5" calcext:value-type="float">
            <text:p>19,5</text:p>
          </table:table-cell>
          <table:table-cell office:value-type="float" office:value="6.8" calcext:value-type="float">
            <text:p>6,8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3911.3" calcext:value-type="float">
            <text:p>3911,3</text:p>
          </table:table-cell>
          <table:table-cell office:value-type="float" office:value="22.7" calcext:value-type="float">
            <text:p>22,7</text:p>
          </table:table-cell>
          <table:table-cell office:value-type="float" office:value="8.4" calcext:value-type="float">
            <text:p>8,4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5882.1" calcext:value-type="float">
            <text:p>5882,1</text:p>
          </table:table-cell>
          <table:table-cell office:value-type="float" office:value="23.7" calcext:value-type="float">
            <text:p>23,7</text:p>
          </table:table-cell>
          <table:table-cell office:value-type="float" office:value="8.6" calcext:value-type="float">
            <text:p>8,6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444.1" calcext:value-type="float">
            <text:p>1444,1</text:p>
          </table:table-cell>
          <table:table-cell office:value-type="float" office:value="1478.8" calcext:value-type="float">
            <text:p>1478,8</text:p>
          </table:table-cell>
          <table:table-cell office:value-type="float" office:value="710.4" calcext:value-type="float">
            <text:p>710,4</text:p>
          </table:table-cell>
          <table:table-cell office:value-type="float" office:value="1450.6" calcext:value-type="float">
            <text:p>1450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764.6" calcext:value-type="float">
            <text:p>764,6</text:p>
          </table:table-cell>
          <table:table-cell office:value-type="float" office:value="729.7" calcext:value-type="float">
            <text:p>729,7</text:p>
          </table:table-cell>
          <table:table-cell office:value-type="float" office:value="331.7" calcext:value-type="float">
            <text:p>331,7</text:p>
          </table:table-cell>
          <table:table-cell office:value-type="float" office:value="721.6" calcext:value-type="float">
            <text:p>721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826.8" calcext:value-type="float">
            <text:p>826,8</text:p>
          </table:table-cell>
          <table:table-cell office:value-type="float" office:value="400.4" calcext:value-type="float">
            <text:p>400,4</text:p>
          </table:table-cell>
          <table:table-cell office:value-type="float" office:value="177.9" calcext:value-type="float">
            <text:p>177,9</text:p>
          </table:table-cell>
          <table:table-cell office:value-type="float" office:value="362.6" calcext:value-type="float">
            <text:p>362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3246.6" calcext:value-type="float">
            <text:p>3246,6</text:p>
          </table:table-cell>
          <table:table-cell office:value-type="float" office:value="273.7" calcext:value-type="float">
            <text:p>273,7</text:p>
          </table:table-cell>
          <table:table-cell office:value-type="float" office:value="114.3" calcext:value-type="float">
            <text:p>114,3</text:p>
          </table:table-cell>
          <table:table-cell office:value-type="float" office:value="243.1" calcext:value-type="float">
            <text:p>243,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3885.8" calcext:value-type="float">
            <text:p>3885,8</text:p>
          </table:table-cell>
          <table:table-cell office:value-type="float" office:value="327.5" calcext:value-type="float">
            <text:p>327,5</text:p>
          </table:table-cell>
          <table:table-cell office:value-type="float" office:value="162.6" calcext:value-type="float">
            <text:p>162,6</text:p>
          </table:table-cell>
          <table:table-cell office:value-type="float" office:value="185.9" calcext:value-type="float">
            <text:p>185,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2349" calcext:value-type="float">
            <text:p>2349</text:p>
          </table:table-cell>
          <table:table-cell office:value-type="float" office:value="215.6" calcext:value-type="float">
            <text:p>215,6</text:p>
          </table:table-cell>
          <table:table-cell office:value-type="float" office:value="112.2" calcext:value-type="float">
            <text:p>112,2</text:p>
          </table:table-cell>
          <table:table-cell office:value-type="float" office:value="124.6" calcext:value-type="float">
            <text:p>124,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232.4" calcext:value-type="float">
            <text:p>2232,4</text:p>
          </table:table-cell>
          <table:table-cell office:value-type="float" office:value="180.7" calcext:value-type="float">
            <text:p>180,7</text:p>
          </table:table-cell>
          <table:table-cell office:value-type="float" office:value="83.8" calcext:value-type="float">
            <text:p>83,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4308.9" calcext:value-type="float">
            <text:p>4308,9</text:p>
          </table:table-cell>
          <table:table-cell office:value-type="float" office:value="155.6" calcext:value-type="float">
            <text:p>155,6</text:p>
          </table:table-cell>
          <table:table-cell office:value-type="float" office:value="63.7" calcext:value-type="float">
            <text:p>63,7</text:p>
          </table:table-cell>
          <table:table-cell office:value-type="float" office:value="79.3" calcext:value-type="float">
            <text:p>79,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  <table:table-cell office:value-type="float" office:value="7119.9" calcext:value-type="float">
            <text:p>7119,9</text:p>
          </table:table-cell>
          <table:table-cell office:value-type="float" office:value="133.4" calcext:value-type="float">
            <text:p>133,4</text:p>
          </table:table-cell>
          <table:table-cell office:value-type="float" office:value="41.1" calcext:value-type="float">
            <text:p>41,1</text:p>
          </table:table-cell>
          <table:table-cell office:value-type="float" office:value="64.7" calcext:value-type="float">
            <text:p>64,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  <table:table-cell office:value-type="float" office:value="9573.3" calcext:value-type="float">
            <text:p>9573,3</text:p>
          </table:table-cell>
          <table:table-cell office:value-type="float" office:value="124.5" calcext:value-type="float">
            <text:p>124,5</text:p>
          </table:table-cell>
          <table:table-cell office:value-type="float" office:value="33.1" calcext:value-type="float">
            <text:p>33,1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14885.6" calcext:value-type="float">
            <text:p>14885,6</text:p>
          </table:table-cell>
          <table:table-cell office:value-type="float" office:value="20737.7" calcext:value-type="float">
            <text:p>20737,7</text:p>
          </table:table-cell>
          <table:table-cell office:value-type="float" office:value="12644.7" calcext:value-type="float">
            <text:p>12644,7</text:p>
          </table:table-cell>
          <table:table-cell office:value-type="float" office:value="16298.3" calcext:value-type="float">
            <text:p>16298,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7559.5" calcext:value-type="float">
            <text:p>7559,5</text:p>
          </table:table-cell>
          <table:table-cell office:value-type="float" office:value="12598.2" calcext:value-type="float">
            <text:p>12598,2</text:p>
          </table:table-cell>
          <table:table-cell office:value-type="float" office:value="7128.5" calcext:value-type="float">
            <text:p>7128,5</text:p>
          </table:table-cell>
          <table:table-cell office:value-type="float" office:value="8817.4" calcext:value-type="float">
            <text:p>8817,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7732.2" calcext:value-type="float">
            <text:p>7732,2</text:p>
          </table:table-cell>
          <table:table-cell office:value-type="float" office:value="7003.9" calcext:value-type="float">
            <text:p>7003,9</text:p>
          </table:table-cell>
          <table:table-cell office:value-type="float" office:value="4024.1" calcext:value-type="float">
            <text:p>4024,1</text:p>
          </table:table-cell>
          <table:table-cell office:value-type="float" office:value="4659.1" calcext:value-type="float">
            <text:p>4659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364.2" calcext:value-type="float">
            <text:p>3364,2</text:p>
          </table:table-cell>
          <table:table-cell office:value-type="float" office:value="7390.7" calcext:value-type="float">
            <text:p>7390,7</text:p>
          </table:table-cell>
          <table:table-cell office:value-type="float" office:value="2804.8" calcext:value-type="float">
            <text:p>2804,8</text:p>
          </table:table-cell>
          <table:table-cell office:value-type="float" office:value="3264.1" calcext:value-type="float">
            <text:p>3264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8374.6" calcext:value-type="float">
            <text:p>8374,6</text:p>
          </table:table-cell>
          <table:table-cell office:value-type="float" office:value="5855.5" calcext:value-type="float">
            <text:p>5855,5</text:p>
          </table:table-cell>
          <table:table-cell office:value-type="float" office:value="2731.2" calcext:value-type="float">
            <text:p>2731,2</text:p>
          </table:table-cell>
          <table:table-cell office:value-type="float" office:value="2420.6" calcext:value-type="float">
            <text:p>2420,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5930.8" calcext:value-type="float">
            <text:p>5930,8</text:p>
          </table:table-cell>
          <table:table-cell office:value-type="float" office:value="5502.4" calcext:value-type="float">
            <text:p>5502,4</text:p>
          </table:table-cell>
          <table:table-cell office:value-type="float" office:value="2802" calcext:value-type="float">
            <text:p>2802</text:p>
          </table:table-cell>
          <table:table-cell office:value-type="float" office:value="2602.2" calcext:value-type="float">
            <text:p>2602,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3318.8" calcext:value-type="float">
            <text:p>3318,8</text:p>
          </table:table-cell>
          <table:table-cell office:value-type="float" office:value="4255" calcext:value-type="float">
            <text:p>4255</text:p>
          </table:table-cell>
          <table:table-cell office:value-type="float" office:value="1943.5" calcext:value-type="float">
            <text:p>1943,5</text:p>
          </table:table-cell>
          <table:table-cell office:value-type="float" office:value="1971.3" calcext:value-type="float">
            <text:p>1971,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1428.3" calcext:value-type="float">
            <text:p>11428,3</text:p>
          </table:table-cell>
          <table:table-cell office:value-type="float" office:value="3419.7" calcext:value-type="float">
            <text:p>3419,7</text:p>
          </table:table-cell>
          <table:table-cell office:value-type="float" office:value="2188.6" calcext:value-type="float">
            <text:p>2188,6</text:p>
          </table:table-cell>
          <table:table-cell office:value-type="float" office:value="1604.8" calcext:value-type="float">
            <text:p>1604,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6" calcext:value-type="float">
            <text:p>26</text:p>
          </table:table-cell>
          <table:table-cell office:value-type="float" office:value="4641" calcext:value-type="float">
            <text:p>4641</text:p>
          </table:table-cell>
          <table:table-cell office:value-type="float" office:value="4180" calcext:value-type="float">
            <text:p>4180</text:p>
          </table:table-cell>
          <table:table-cell office:value-type="float" office:value="1930.5" calcext:value-type="float">
            <text:p>1930,5</text:p>
          </table:table-cell>
          <table:table-cell office:value-type="float" office:value="1909.6" calcext:value-type="float">
            <text:p>1909,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2" calcext:value-type="float">
            <text:p>32</text:p>
          </table:table-cell>
          <table:table-cell office:value-type="float" office:value="11929.2" calcext:value-type="float">
            <text:p>11929,2</text:p>
          </table:table-cell>
          <table:table-cell office:value-type="float" office:value="2753.5" calcext:value-type="float">
            <text:p>2753,5</text:p>
          </table:table-cell>
          <table:table-cell office:value-type="float" office:value="1491.6" calcext:value-type="float">
            <text:p>1491,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148397.1" calcext:value-type="float">
            <text:p>148397,1</text:p>
          </table:table-cell>
          <table:table-cell office:value-type="float" office:value="215539.6" calcext:value-type="float">
            <text:p>215539,6</text:p>
          </table:table-cell>
          <table:table-cell office:value-type="float" office:value="133726.6" calcext:value-type="float">
            <text:p>133726,6</text:p>
          </table:table-cell>
          <table:table-cell office:value-type="float" office:value="166442.3" calcext:value-type="float">
            <text:p>166442,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78265.1" calcext:value-type="float">
            <text:p>78265,1</text:p>
          </table:table-cell>
          <table:table-cell office:value-type="float" office:value="135993.2" calcext:value-type="float">
            <text:p>135993,2</text:p>
          </table:table-cell>
          <table:table-cell office:value-type="float" office:value="80379.5" calcext:value-type="float">
            <text:p>80379,5</text:p>
          </table:table-cell>
          <table:table-cell office:value-type="float" office:value="92419.9" calcext:value-type="float">
            <text:p>92419,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41029.7" calcext:value-type="float">
            <text:p>41029,7</text:p>
          </table:table-cell>
          <table:table-cell office:value-type="float" office:value="71620" calcext:value-type="float">
            <text:p>71620</text:p>
          </table:table-cell>
          <table:table-cell office:value-type="float" office:value="41925" calcext:value-type="float">
            <text:p>41925</text:p>
          </table:table-cell>
          <table:table-cell office:value-type="float" office:value="47633.4" calcext:value-type="float">
            <text:p>47633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28351.5" calcext:value-type="float">
            <text:p>28351,5</text:p>
          </table:table-cell>
          <table:table-cell office:value-type="float" office:value="51541.2" calcext:value-type="float">
            <text:p>51541,2</text:p>
          </table:table-cell>
          <table:table-cell office:value-type="float" office:value="29606.8" calcext:value-type="float">
            <text:p>29606,8</text:p>
          </table:table-cell>
          <table:table-cell office:value-type="float" office:value="32405.9" calcext:value-type="float">
            <text:p>32405,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22893.4" calcext:value-type="float">
            <text:p>22893,4</text:p>
          </table:table-cell>
          <table:table-cell office:value-type="float" office:value="43097.7" calcext:value-type="float">
            <text:p>43097,7</text:p>
          </table:table-cell>
          <table:table-cell office:value-type="float" office:value="24063.3" calcext:value-type="float">
            <text:p>24063,3</text:p>
          </table:table-cell>
          <table:table-cell office:value-type="float" office:value="25498.9" calcext:value-type="float">
            <text:p>25498,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2" calcext:value-type="float">
            <text:p>12</text:p>
          </table:table-cell>
          <table:table-cell office:value-type="float" office:value="21544" calcext:value-type="float">
            <text:p>21544</text:p>
          </table:table-cell>
          <table:table-cell office:value-type="float" office:value="43071.6" calcext:value-type="float">
            <text:p>43071,6</text:p>
          </table:table-cell>
          <table:table-cell office:value-type="float" office:value="21235" calcext:value-type="float">
            <text:p>21235</text:p>
          </table:table-cell>
          <table:table-cell office:value-type="float" office:value="20759.2" calcext:value-type="float">
            <text:p>20759,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6" calcext:value-type="float">
            <text:p>16</text:p>
          </table:table-cell>
          <table:table-cell office:value-type="float" office:value="22942.9" calcext:value-type="float">
            <text:p>22942,9</text:p>
          </table:table-cell>
          <table:table-cell office:value-type="float" office:value="43642.7" calcext:value-type="float">
            <text:p>43642,7</text:p>
          </table:table-cell>
          <table:table-cell office:value-type="float" office:value="21819.4" calcext:value-type="float">
            <text:p>21819,4</text:p>
          </table:table-cell>
          <table:table-cell office:value-type="float" office:value="19932" calcext:value-type="float">
            <text:p>1993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24526.5" calcext:value-type="float">
            <text:p>24526,5</text:p>
          </table:table-cell>
          <table:table-cell office:value-type="float" office:value="48857.6" calcext:value-type="float">
            <text:p>48857,6</text:p>
          </table:table-cell>
          <table:table-cell office:value-type="float" office:value="26754" calcext:value-type="float">
            <text:p>26754</text:p>
          </table:table-cell>
          <table:table-cell office:value-type="float" office:value="23500.2" calcext:value-type="float">
            <text:p>23500,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" calcext:value-type="float">
            <text:p>26</text:p>
          </table:table-cell>
          <table:table-cell office:value-type="float" office:value="24333.9" calcext:value-type="float">
            <text:p>24333,9</text:p>
          </table:table-cell>
          <table:table-cell office:value-type="float" office:value="44800.9" calcext:value-type="float">
            <text:p>44800,9</text:p>
          </table:table-cell>
          <table:table-cell office:value-type="float" office:value="22671.9" calcext:value-type="float">
            <text:p>22671,9</text:p>
          </table:table-cell>
          <table:table-cell office:value-type="float" office:value="21342" calcext:value-type="float">
            <text:p>2134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26780.2" calcext:value-type="float">
            <text:p>26780,2</text:p>
          </table:table-cell>
          <table:table-cell office:value-type="float" office:value="45268.6" calcext:value-type="float">
            <text:p>45268,6</text:p>
          </table:table-cell>
          <table:table-cell office:value-type="float" office:value="22571" calcext:value-type="float">
            <text:p>22571</text:p>
          </table:table-cell>
          <table:table-cell office:value-type="float" office:value="21704.3" calcext:value-type="float">
            <text:p>21704,3</text:p>
          </table:table-cell>
        </table:table-row>
      </table:table>
      <table:table table:name="results_vect_local" table:style-name="ta1">
        <table:shapes>
          <draw:frame draw:z-index="0" draw:style-name="gr1" draw:text-style-name="P1" svg:width="198.05mm" svg:height="119mm" svg:x="188.72mm" svg:y="35.33mm">
            <draw:object draw:notify-on-update-of-ranges="results_vect_local.C1:results_vect_local.C1 results_vect_local.D1:results_vect_local.D1 results_vect_local.E1:results_vect_local.E1 results_vect_local.F1:results_vect_local.F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231.29mm" svg:height="128.29mm" svg:x="6.59mm" svg:y="19.67mm">
            <draw:object draw:notify-on-update-of-ranges="results_vect_local.C1:results_vect_local.C1 results_vect_local.D1:results_vect_local.D1 results_vect_local.E1:results_vect_local.E1 results_vect_local.F1:results_vect_local.F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139.26mm" svg:height="119.79mm" svg:x="331.56mm" svg:y="65.08mm">
            <draw:object draw:notify-on-update-of-ranges="results_vect_local.B20:results_vect_local.B22 results_vect_local.C1:results_vect_local.C1 results_vect_local.C20:results_vect_local.C22 results_vect_local.D1:results_vect_local.D1 results_vect_local.D20:results_vect_local.D22 results_vect_local.E1:results_vect_local.E1 results_vect_local.E20:results_vect_local.E22 results_vect_local.F1:results_vect_local.F1 results_vect_local.F20:results_vect_local.F2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137.61mm" svg:height="116.07mm" svg:x="331.28mm" svg:y="1.05mm">
            <draw:object draw:notify-on-update-of-ranges="results_vect_local.B8:results_vect_local.B10 results_vect_local.C1:results_vect_local.C1 results_vect_local.C8:results_vect_local.C10 results_vect_local.D1:results_vect_local.D1 results_vect_local.D8:results_vect_local.D10 results_vect_local.E1:results_vect_local.E1 results_vect_local.E8:results_vect_local.E10 results_vect_local.F1:results_vect_local.F1 results_vect_local.F8:results_vect_local.F1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4" draw:style-name="gr1" draw:text-style-name="P1" svg:width="232.39mm" svg:height="127.76mm" svg:x="48.89mm" svg:y="82.33mm">
            <draw:object draw:notify-on-update-of-ranges="results_vect_local.C1:results_vect_local.C1 results_vect_local.D1:results_vect_local.D1 results_vect_local.E1:results_vect_local.E1 results_vect_local.F1:results_vect_local.F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vec_autoAdd</text:p>
          </table:table-cell>
          <table:table-cell office:value-type="string" calcext:value-type="string">
            <text:p>addVectors</text:p>
          </table:table-cell>
          <table:table-cell office:value-type="string" calcext:value-type="string">
            <text:p>multVecByNum</text:p>
          </table:table-cell>
          <table:table-cell office:value-type="string" calcext:value-type="string">
            <text:p>scalarProd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.9" calcext:value-type="float">
            <text:p>8,9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,3</text:p>
          </table:table-cell>
          <table:table-cell office:value-type="float" office:value="10.5" calcext:value-type="float">
            <text:p>10,5</text:p>
          </table:table-cell>
          <table:table-cell office:value-type="float" office:value="4.9" calcext:value-type="float">
            <text:p>4,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,9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69.6" calcext:value-type="float">
            <text:p>169,6</text:p>
          </table:table-cell>
          <table:table-cell office:value-type="float" office:value="162.4" calcext:value-type="float">
            <text:p>162,4</text:p>
          </table:table-cell>
          <table:table-cell office:value-type="float" office:value="92.9" calcext:value-type="float">
            <text:p>92,9</text:p>
          </table:table-cell>
          <table:table-cell office:value-type="float" office:value="154.5" calcext:value-type="float">
            <text:p>154,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54.5" calcext:value-type="float">
            <text:p>54,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40.6" calcext:value-type="float">
            <text:p>40,6</text:p>
          </table:table-cell>
          <table:table-cell office:value-type="float" office:value="33.2" calcext:value-type="float">
            <text:p>33,2</text:p>
          </table:table-cell>
          <table:table-cell office:value-type="float" office:value="17.2" calcext:value-type="float">
            <text:p>17,2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983.9" calcext:value-type="float">
            <text:p>983,9</text:p>
          </table:table-cell>
          <table:table-cell office:value-type="float" office:value="1834.4" calcext:value-type="float">
            <text:p>1834,4</text:p>
          </table:table-cell>
          <table:table-cell office:value-type="float" office:value="1225.2" calcext:value-type="float">
            <text:p>1225,2</text:p>
          </table:table-cell>
          <table:table-cell office:value-type="float" office:value="1120.4" calcext:value-type="float">
            <text:p>1120,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540.7" calcext:value-type="float">
            <text:p>540,7</text:p>
          </table:table-cell>
          <table:table-cell office:value-type="float" office:value="1555.1" calcext:value-type="float">
            <text:p>1555,1</text:p>
          </table:table-cell>
          <table:table-cell office:value-type="float" office:value="1116.2" calcext:value-type="float">
            <text:p>1116,2</text:p>
          </table:table-cell>
          <table:table-cell office:value-type="float" office:value="780.3" calcext:value-type="float">
            <text:p>780,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333.3" calcext:value-type="float">
            <text:p>333,3</text:p>
          </table:table-cell>
          <table:table-cell office:value-type="float" office:value="1457.9" calcext:value-type="float">
            <text:p>1457,9</text:p>
          </table:table-cell>
          <table:table-cell office:value-type="float" office:value="1007.1" calcext:value-type="float">
            <text:p>1007,1</text:p>
          </table:table-cell>
          <table:table-cell office:value-type="float" office:value="714.9" calcext:value-type="float">
            <text:p>714,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10049.9" calcext:value-type="float">
            <text:p>10049,9</text:p>
          </table:table-cell>
          <table:table-cell office:value-type="float" office:value="18161.3" calcext:value-type="float">
            <text:p>18161,3</text:p>
          </table:table-cell>
          <table:table-cell office:value-type="float" office:value="12314.1" calcext:value-type="float">
            <text:p>12314,1</text:p>
          </table:table-cell>
          <table:table-cell office:value-type="float" office:value="12069.4" calcext:value-type="float">
            <text:p>12069,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5427.4" calcext:value-type="float">
            <text:p>5427,4</text:p>
          </table:table-cell>
          <table:table-cell office:value-type="float" office:value="15499.6" calcext:value-type="float">
            <text:p>15499,6</text:p>
          </table:table-cell>
          <table:table-cell office:value-type="float" office:value="11327" calcext:value-type="float">
            <text:p>11327</text:p>
          </table:table-cell>
          <table:table-cell office:value-type="float" office:value="8061.1" calcext:value-type="float">
            <text:p>8061,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3660.1" calcext:value-type="float">
            <text:p>3660,1</text:p>
          </table:table-cell>
          <table:table-cell office:value-type="float" office:value="14908" calcext:value-type="float">
            <text:p>14908</text:p>
          </table:table-cell>
          <table:table-cell office:value-type="float" office:value="11192.2" calcext:value-type="float">
            <text:p>11192,2</text:p>
          </table:table-cell>
          <table:table-cell office:value-type="float" office:value="7316.4" calcext:value-type="float">
            <text:p>7316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101993.3" calcext:value-type="float">
            <text:p>101993,3</text:p>
          </table:table-cell>
          <table:table-cell office:value-type="float" office:value="194372.5" calcext:value-type="float">
            <text:p>194372,5</text:p>
          </table:table-cell>
          <table:table-cell office:value-type="float" office:value="125796.2" calcext:value-type="float">
            <text:p>125796,2</text:p>
          </table:table-cell>
          <table:table-cell office:value-type="float" office:value="121783.4" calcext:value-type="float">
            <text:p>121783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53413.8" calcext:value-type="float">
            <text:p>53413,8</text:p>
          </table:table-cell>
          <table:table-cell office:value-type="float" office:value="156001.3" calcext:value-type="float">
            <text:p>156001,3</text:p>
          </table:table-cell>
          <table:table-cell office:value-type="float" office:value="112999.6" calcext:value-type="float">
            <text:p>112999,6</text:p>
          </table:table-cell>
          <table:table-cell office:value-type="float" office:value="81112.4" calcext:value-type="float">
            <text:p>81112,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36647.7" calcext:value-type="float">
            <text:p>36647,7</text:p>
          </table:table-cell>
          <table:table-cell office:value-type="float" office:value="148326.8" calcext:value-type="float">
            <text:p>148326,8</text:p>
          </table:table-cell>
          <table:table-cell office:value-type="float" office:value="112055.4" calcext:value-type="float">
            <text:p>112055,4</text:p>
          </table:table-cell>
          <table:table-cell office:value-type="float" office:value="73391.4" calcext:value-type="float">
            <text:p>73391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1:59:09.338408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9T12:11:12.716645659</dc:date>
    <meta:editing-duration>PT18H14M52S</meta:editing-duration>
    <meta:editing-cycles>9</meta:editing-cycles>
    <meta:document-statistic meta:table-count="6" meta:cell-count="1663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5cm" svg:height="13.229cm" xlink:href=".." xlink:type="simple" chart:class="chart:scatter" chart:column-mapping="0 1 2" chart:style-name="ch1">
        <chart:title svg:x="6.938cm" svg:y="0.4cm" chart:style-name="ch2">
          <text:p>Matrice de caractères (12800x12800)</text:p>
        </chart:title>
        <chart:subtitle svg:x="9.914cm" svg:y="1.443cm" chart:style-name="ch3">
          <text:p>grid5000</text:p>
        </chart:subtitle>
        <chart:legend chart:legend-position="end" svg:x="17.116cm" svg:y="5.817cm" style:legend-expansion="high" chart:style-name="ch4"/>
        <chart:plot-area chart:style-name="ch5" table:cell-range-address="results_char_grid5000.B72:results_char_grid5000.C81 results_char_grid5000.C1:results_char_grid5000.C1 results_char_grid5000.E1:results_char_grid5000.F1 results_char_grid5000.E72:results_char_grid5000.F81" chart:data-source-has-labels="both" svg:x="1.44cm" svg:y="2.39cm" svg:width="15.247cm" svg:height="9.594cm">
          <chartooo:coordinate-region svg:x="2.617cm" svg:y="2.589cm" svg:width="13.698cm" svg:height="8.748cm"/>
          <chart:axis chart:dimension="x" chart:name="primary-x" chart:style-name="ch6" chartooo:axis-type="auto">
            <chart:title svg:x="7.696cm" svg:y="12.248cm" chart:style-name="ch7">
              <text:p>nombre de theads</text:p>
            </chart:title>
            <chart:categories table:cell-range-address="results_char_grid5000.B72:results_char_grid5000.B81"/>
          </chart:axis>
          <chart:axis chart:dimension="y" chart:name="primary-y" chart:style-name="ch8">
            <chart:title svg:x="0.451cm" svg:y="8.858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char_grid5000.C72:results_char_grid5000.C81" chart:label-cell-address="results_char_grid5000.C1:results_char_grid5000.C1" chart:class="chart:scatter">
            <chart:domain table:cell-range-address="results_char_grid5000.B72:results_char_grid5000.B81"/>
            <chart:data-point chart:repeated="10"/>
          </chart:series>
          <chart:series chart:style-name="ch12" chart:values-cell-range-address="results_char_grid5000.E72:results_char_grid5000.E81" chart:label-cell-address="results_char_grid5000.E1:results_char_grid5000.E1" chart:class="chart:scatter">
            <chart:data-point chart:repeated="10"/>
          </chart:series>
          <chart:series chart:style-name="ch13" chart:values-cell-range-address="results_char_grid5000.F72:results_char_grid5000.F81" chart:label-cell-address="results_char_grid5000.F1:results_char_grid5000.F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72:results_char_grid5000.B81</svg:desc>
                </draw:g>
              </table:table-cell>
              <table:table-cell office:value-type="float" office:value="1">
                <text:p>1</text:p>
                <draw:g>
                  <svg:desc>results_char_grid5000.B72:results_char_grid5000.B81</svg:desc>
                </draw:g>
              </table:table-cell>
              <table:table-cell office:value-type="float" office:value="120436">
                <text:p>120436</text:p>
                <draw:g>
                  <svg:desc>results_char_grid5000.C72:results_char_grid5000.C81</svg:desc>
                </draw:g>
              </table:table-cell>
              <table:table-cell office:value-type="float" office:value="122453">
                <text:p>122453</text:p>
                <draw:g>
                  <svg:desc>results_char_grid5000.E72:results_char_grid5000.E81</svg:desc>
                </draw:g>
              </table:table-cell>
              <table:table-cell office:value-type="float" office:value="105019">
                <text:p>105019</text:p>
                <draw:g>
                  <svg:desc>results_char_grid5000.F72:results_char_grid5000.F8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0449">
                <text:p>120449</text:p>
              </table:table-cell>
              <table:table-cell office:value-type="float" office:value="62959.2">
                <text:p>62959.2</text:p>
              </table:table-cell>
              <table:table-cell office:value-type="float" office:value="58274.6">
                <text:p>58274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0441">
                <text:p>120441</text:p>
              </table:table-cell>
              <table:table-cell office:value-type="float" office:value="31868.5">
                <text:p>31868.5</text:p>
              </table:table-cell>
              <table:table-cell office:value-type="float" office:value="29024.4">
                <text:p>29024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0406">
                <text:p>120406</text:p>
              </table:table-cell>
              <table:table-cell office:value-type="float" office:value="21452.6">
                <text:p>21452.6</text:p>
              </table:table-cell>
              <table:table-cell office:value-type="float" office:value="19925.7">
                <text:p>19925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0381">
                <text:p>120381</text:p>
              </table:table-cell>
              <table:table-cell office:value-type="float" office:value="16397.2">
                <text:p>16397.2</text:p>
              </table:table-cell>
              <table:table-cell office:value-type="float" office:value="15512.4">
                <text:p>15512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0418">
                <text:p>120418</text:p>
              </table:table-cell>
              <table:table-cell office:value-type="float" office:value="11339.8">
                <text:p>11339.8</text:p>
              </table:table-cell>
              <table:table-cell office:value-type="float" office:value="68560.5">
                <text:p>68560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0408">
                <text:p>120408</text:p>
              </table:table-cell>
              <table:table-cell office:value-type="float" office:value="8525.3">
                <text:p>8525.3</text:p>
              </table:table-cell>
              <table:table-cell office:value-type="float" office:value="90389">
                <text:p>903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0433">
                <text:p>120433</text:p>
              </table:table-cell>
              <table:table-cell office:value-type="float" office:value="7399.7">
                <text:p>7399.7</text:p>
              </table:table-cell>
              <table:table-cell office:value-type="float" office:value="125207">
                <text:p>1252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0542">
                <text:p>120542</text:p>
              </table:table-cell>
              <table:table-cell office:value-type="float" office:value="6135.7">
                <text:p>6135.7</text:p>
              </table:table-cell>
              <table:table-cell office:value-type="float" office:value="177845">
                <text:p>1778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0406">
                <text:p>120406</text:p>
              </table:table-cell>
              <table:table-cell office:value-type="float" office:value="5367">
                <text:p>5367</text:p>
              </table:table-cell>
              <table:table-cell office:value-type="float" office:value="249193">
                <text:p>249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36cm" svg:height="10.785cm" xlink:href=".." xlink:type="simple" chart:class="chart:bar" chart:style-name="ch1">
        <chart:title svg:x="8.324cm" svg:y="0.351cm" chart:style-name="ch2">
          <text:p>Matrices (1600)</text:p>
        </chart:title>
        <chart:subtitle svg:x="9.157cm" svg:y="1.345cm" chart:style-name="ch3">
          <text:p>grid5000</text:p>
        </chart:subtitle>
        <chart:legend chart:legend-position="end" svg:x="16.8cm" svg:y="4.346cm" style:legend-expansion="high" chart:style-name="ch4"/>
        <chart:plot-area chart:style-name="ch5" table:cell-range-address="results_num_grid5000.B42:results_num_grid5000.E51 results_num_grid5000.C1:results_num_grid5000.E1 results_num_grid5000.G1:results_num_grid5000.G1 results_num_grid5000.G42:results_num_grid5000.G51" chart:data-source-has-labels="both" svg:x="1.409cm" svg:y="2.243cm" svg:width="14.993cm" svg:height="7.346cm">
          <chartooo:coordinate-region svg:x="2.401cm" svg:y="2.442cm" svg:width="14.001cm" svg:height="6.5cm"/>
          <chart:axis chart:dimension="x" chart:name="primary-x" chart:style-name="ch6" chartooo:axis-type="auto">
            <chartooo:date-scale/>
            <chart:title svg:x="7.485cm" svg:y="9.804cm" chart:style-name="ch7">
              <text:p>nombre de threads</text:p>
            </chart:title>
            <chart:categories table:cell-range-address="results_num_grid5000.B42:results_num_grid5000.B51"/>
          </chart:axis>
          <chart:axis chart:dimension="y" chart:name="primary-y" chart:style-name="ch8">
            <chart:title svg:x="0.451cm" svg:y="7.587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num_grid5000.C42:results_num_grid5000.C51" chart:label-cell-address="results_num_grid5000.C1:results_num_grid5000.C1" chart:class="chart:bar">
            <chart:data-point chart:repeated="10"/>
          </chart:series>
          <chart:series chart:style-name="ch12" chart:values-cell-range-address="results_num_grid5000.D42:results_num_grid5000.D51" chart:label-cell-address="results_num_grid5000.D1:results_num_grid5000.D1" chart:class="chart:bar">
            <chart:data-point chart:repeated="10"/>
          </chart:series>
          <chart:series chart:style-name="ch13" chart:values-cell-range-address="results_num_grid5000.E42:results_num_grid5000.E51" chart:label-cell-address="results_num_grid5000.E1:results_num_grid5000.E1" chart:class="chart:bar">
            <chart:data-point chart:repeated="10"/>
          </chart:series>
          <chart:series chart:style-name="ch14" chart:values-cell-range-address="results_num_grid5000.G42:results_num_grid5000.G51" chart:label-cell-address="results_num_grid5000.G1:results_num_grid5000.G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_autoAdd</text:p>
                <draw:g>
                  <svg:desc>results_num_grid5000.C1:results_num_grid5000.C1</svg:desc>
                </draw:g>
              </table:table-cell>
              <table:table-cell office:value-type="string">
                <text:p>addMatrices</text:p>
                <draw:g>
                  <svg:desc>results_num_grid5000.D1:results_num_grid5000.D1</svg:desc>
                </draw:g>
              </table:table-cell>
              <table:table-cell office:value-type="string">
                <text:p>multMatByNum</text:p>
                <draw:g>
                  <svg:desc>results_num_grid5000.E1:results_num_grid5000.E1</svg:desc>
                </draw:g>
              </table:table-cell>
              <table:table-cell office:value-type="string">
                <text:p>matByVec</text:p>
                <draw:g>
                  <svg:desc>results_num_grid5000.G1:results_num_grid5000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42:results_num_grid5000.B51</svg:desc>
                </draw:g>
              </table:table-cell>
              <table:table-cell office:value-type="float" office:value="3763.6">
                <text:p>3763.6</text:p>
                <draw:g>
                  <svg:desc>results_num_grid5000.C42:results_num_grid5000.C51</svg:desc>
                </draw:g>
              </table:table-cell>
              <table:table-cell office:value-type="float" office:value="4706.4">
                <text:p>4706.4</text:p>
                <draw:g>
                  <svg:desc>results_num_grid5000.D42:results_num_grid5000.D51</svg:desc>
                </draw:g>
              </table:table-cell>
              <table:table-cell office:value-type="float" office:value="3283.9">
                <text:p>3283.9</text:p>
                <draw:g>
                  <svg:desc>results_num_grid5000.E42:results_num_grid5000.E51</svg:desc>
                </draw:g>
              </table:table-cell>
              <table:table-cell office:value-type="float" office:value="4953.4">
                <text:p>4953.4</text:p>
                <draw:g>
                  <svg:desc>results_num_grid5000.G42:results_num_grid5000.G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85.5">
                <text:p>1885.5</text:p>
              </table:table-cell>
              <table:table-cell office:value-type="float" office:value="2538.3">
                <text:p>2538.3</text:p>
              </table:table-cell>
              <table:table-cell office:value-type="float" office:value="1469.6">
                <text:p>1469.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69.3">
                <text:p>969.3</text:p>
              </table:table-cell>
              <table:table-cell office:value-type="float" office:value="2392.6">
                <text:p>2392.6</text:p>
              </table:table-cell>
              <table:table-cell office:value-type="float" office:value="1317.8">
                <text:p>1317.8</text:p>
              </table:table-cell>
              <table:table-cell office:value-type="float" office:value="1351.1">
                <text:p>1351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.4">
                <text:p>646.4</text:p>
              </table:table-cell>
              <table:table-cell office:value-type="float" office:value="1566.3">
                <text:p>1566.3</text:p>
              </table:table-cell>
              <table:table-cell office:value-type="float" office:value="850.5">
                <text:p>850.5</text:p>
              </table:table-cell>
              <table:table-cell office:value-type="float" office:value="902.2">
                <text:p>902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3.5">
                <text:p>483.5</text:p>
              </table:table-cell>
              <table:table-cell office:value-type="float" office:value="891.7">
                <text:p>891.7</text:p>
              </table:table-cell>
              <table:table-cell office:value-type="float" office:value="479.7">
                <text:p>479.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2.5">
                <text:p>342.5</text:p>
              </table:table-cell>
              <table:table-cell office:value-type="float" office:value="795.9">
                <text:p>795.9</text:p>
              </table:table-cell>
              <table:table-cell office:value-type="float" office:value="339.1">
                <text:p>339.1</text:p>
              </table:table-cell>
              <table:table-cell office:value-type="float" office:value="463.7">
                <text:p>463.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7.4">
                <text:p>277.4</text:p>
              </table:table-cell>
              <table:table-cell office:value-type="float" office:value="994.6">
                <text:p>994.6</text:p>
              </table:table-cell>
              <table:table-cell office:value-type="float" office:value="422.3">
                <text:p>422.3</text:p>
              </table:table-cell>
              <table:table-cell office:value-type="float" office:value="425.4">
                <text:p>425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.5">
                <text:p>225.5</text:p>
              </table:table-cell>
              <table:table-cell office:value-type="float" office:value="645.6">
                <text:p>645.6</text:p>
              </table:table-cell>
              <table:table-cell office:value-type="float" office:value="265">
                <text:p>265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8.2">
                <text:p>198.2</text:p>
              </table:table-cell>
              <table:table-cell office:value-type="float" office:value="793.7">
                <text:p>793.7</text:p>
              </table:table-cell>
              <table:table-cell office:value-type="float" office:value="276.3">
                <text:p>276.3</text:p>
              </table:table-cell>
              <table:table-cell office:value-type="float" office:value="295.7">
                <text:p>295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.8">
                <text:p>174.8</text:p>
              </table:table-cell>
              <table:table-cell office:value-type="float" office:value="735.1">
                <text:p>735.1</text:p>
              </table:table-cell>
              <table:table-cell office:value-type="float" office:value="237">
                <text:p>237</text:p>
              </table:table-cell>
              <table:table-cell office:value-type="float" office:value="274">
                <text:p>2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3cm" svg:height="13.92cm" xlink:href=".." xlink:type="simple" chart:class="chart:bar" chart:style-name="ch1">
        <chart:title svg:x="8.872cm" svg:y="0.414cm" chart:style-name="ch2">
          <text:p>Vecteur (100 000 000)</text:p>
        </chart:title>
        <chart:subtitle svg:x="10.34cm" svg:y="1.471cm" chart:style-name="ch3">
          <text:p>grid5000</text:p>
        </chart:subtitle>
        <chart:legend chart:legend-position="end" svg:x="19.14cm" svg:y="5.914cm" style:legend-expansion="high" chart:style-name="ch4"/>
        <chart:plot-area chart:style-name="ch5" table:cell-range-address="results_vect_grid5000.B62:results_vect_grid5000.F71 results_vect_grid5000.C1:results_vect_grid5000.F1" chart:data-source-has-labels="both" svg:x="1.457cm" svg:y="2.432cm" svg:width="17.237cm" svg:height="10.229cm">
          <chartooo:coordinate-region svg:x="2.819cm" svg:y="2.631cm" svg:width="15.875cm" svg:height="9.383cm"/>
          <chart:axis chart:dimension="x" chart:name="primary-x" chart:style-name="ch6" chartooo:axis-type="auto">
            <chartooo:date-scale/>
            <chart:title svg:x="8.655cm" svg:y="12.939cm" chart:style-name="ch7">
              <text:p>nombre de threads</text:p>
            </chart:title>
            <chart:categories table:cell-range-address="results_vect_grid5000.B62:results_vect_grid5000.B71"/>
          </chart:axis>
          <chart:axis chart:dimension="y" chart:name="primary-y" chart:style-name="ch8">
            <chart:title svg:x="0.451cm" svg:y="9.217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vect_grid5000.C62:results_vect_grid5000.C71" chart:label-cell-address="results_vect_grid5000.C1:results_vect_grid5000.C1" chart:class="chart:bar">
            <chart:data-point chart:repeated="10"/>
          </chart:series>
          <chart:series chart:style-name="ch12" chart:values-cell-range-address="results_vect_grid5000.D62:results_vect_grid5000.D71" chart:label-cell-address="results_vect_grid5000.D1:results_vect_grid5000.D1" chart:class="chart:bar">
            <chart:data-point chart:repeated="10"/>
          </chart:series>
          <chart:series chart:style-name="ch13" chart:values-cell-range-address="results_vect_grid5000.E62:results_vect_grid5000.E71" chart:label-cell-address="results_vect_grid5000.E1:results_vect_grid5000.E1" chart:class="chart:bar">
            <chart:data-point chart:repeated="10"/>
          </chart:series>
          <chart:series chart:style-name="ch14" chart:values-cell-range-address="results_vect_grid5000.F62:results_vect_grid5000.F71" chart:label-cell-address="results_vect_grid5000.F1:results_vect_grid5000.F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grid5000.B62:results_vect_grid5000.B71</svg:desc>
                </draw:g>
              </table:table-cell>
              <table:table-cell office:value-type="float" office:value="148397.1">
                <text:p>148397.1</text:p>
                <draw:g>
                  <svg:desc>results_vect_grid5000.C62:results_vect_grid5000.C71</svg:desc>
                </draw:g>
              </table:table-cell>
              <table:table-cell office:value-type="float" office:value="215539.6">
                <text:p>215539.6</text:p>
                <draw:g>
                  <svg:desc>results_vect_grid5000.D62:results_vect_grid5000.D71</svg:desc>
                </draw:g>
              </table:table-cell>
              <table:table-cell office:value-type="float" office:value="133726.6">
                <text:p>133726.6</text:p>
                <draw:g>
                  <svg:desc>results_vect_grid5000.E62:results_vect_grid5000.E71</svg:desc>
                </draw:g>
              </table:table-cell>
              <table:table-cell office:value-type="float" office:value="166442.3">
                <text:p>166442.3</text:p>
                <draw:g>
                  <svg:desc>results_vect_grid5000.F62:results_vect_grid5000.F7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8265.1">
                <text:p>78265.1</text:p>
              </table:table-cell>
              <table:table-cell office:value-type="float" office:value="135993.2">
                <text:p>135993.2</text:p>
              </table:table-cell>
              <table:table-cell office:value-type="float" office:value="80379.5">
                <text:p>80379.5</text:p>
              </table:table-cell>
              <table:table-cell office:value-type="float" office:value="92419.9">
                <text:p>92419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029.7">
                <text:p>41029.7</text:p>
              </table:table-cell>
              <table:table-cell office:value-type="float" office:value="71620">
                <text:p>71620</text:p>
              </table:table-cell>
              <table:table-cell office:value-type="float" office:value="41925">
                <text:p>41925</text:p>
              </table:table-cell>
              <table:table-cell office:value-type="float" office:value="47633.4">
                <text:p>47633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351.5">
                <text:p>28351.5</text:p>
              </table:table-cell>
              <table:table-cell office:value-type="float" office:value="51541.2">
                <text:p>51541.2</text:p>
              </table:table-cell>
              <table:table-cell office:value-type="float" office:value="29606.8">
                <text:p>29606.8</text:p>
              </table:table-cell>
              <table:table-cell office:value-type="float" office:value="32405.9">
                <text:p>32405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893.4">
                <text:p>22893.4</text:p>
              </table:table-cell>
              <table:table-cell office:value-type="float" office:value="43097.7">
                <text:p>43097.7</text:p>
              </table:table-cell>
              <table:table-cell office:value-type="float" office:value="24063.3">
                <text:p>24063.3</text:p>
              </table:table-cell>
              <table:table-cell office:value-type="float" office:value="25498.9">
                <text:p>25498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544">
                <text:p>21544</text:p>
              </table:table-cell>
              <table:table-cell office:value-type="float" office:value="43071.6">
                <text:p>43071.6</text:p>
              </table:table-cell>
              <table:table-cell office:value-type="float" office:value="21235">
                <text:p>21235</text:p>
              </table:table-cell>
              <table:table-cell office:value-type="float" office:value="20759.2">
                <text:p>20759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42.9">
                <text:p>22942.9</text:p>
              </table:table-cell>
              <table:table-cell office:value-type="float" office:value="43642.7">
                <text:p>43642.7</text:p>
              </table:table-cell>
              <table:table-cell office:value-type="float" office:value="21819.4">
                <text:p>21819.4</text:p>
              </table:table-cell>
              <table:table-cell office:value-type="float" office:value="19932">
                <text:p>199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26.5">
                <text:p>24526.5</text:p>
              </table:table-cell>
              <table:table-cell office:value-type="float" office:value="48857.6">
                <text:p>48857.6</text:p>
              </table:table-cell>
              <table:table-cell office:value-type="float" office:value="26754">
                <text:p>26754</text:p>
              </table:table-cell>
              <table:table-cell office:value-type="float" office:value="23500.2">
                <text:p>23500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333.9">
                <text:p>24333.9</text:p>
              </table:table-cell>
              <table:table-cell office:value-type="float" office:value="44800.9">
                <text:p>44800.9</text:p>
              </table:table-cell>
              <table:table-cell office:value-type="float" office:value="22671.9">
                <text:p>22671.9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780.2">
                <text:p>26780.2</text:p>
              </table:table-cell>
              <table:table-cell office:value-type="float" office:value="45268.6">
                <text:p>45268.6</text:p>
              </table:table-cell>
              <table:table-cell office:value-type="float" office:value="22571">
                <text:p>22571</text:p>
              </table:table-cell>
              <table:table-cell office:value-type="float" office:value="21704.3">
                <text:p>21704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57cm" svg:height="16.982cm" xlink:href=".." xlink:type="simple" chart:class="chart:scatter" chart:style-name="ch1">
        <chart:title svg:x="10.088cm" svg:y="0.475cm" chart:style-name="ch2">
          <text:p>Vecteurs (12 threads)</text:p>
        </chart:title>
        <chart:subtitle svg:x="11.517cm" svg:y="1.593cm" chart:style-name="ch3">
          <text:p>grid5000</text:p>
        </chart:subtitle>
        <chart:legend chart:legend-position="end" svg:x="20.905cm" svg:y="7.445cm" style:legend-expansion="high" chart:style-name="ch4"/>
        <chart:plot-area chart:style-name="ch5" table:cell-range-address="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 results_vect_grid5000.C1:results_vect_grid5000.F1 results_vect_grid5000.C7:results_vect_grid5000.F7 results_vect_grid5000.C17:results_vect_grid5000.F17 results_vect_grid5000.C27:results_vect_grid5000.F27 results_vect_grid5000.C37:results_vect_grid5000.F37 results_vect_grid5000.C47:results_vect_grid5000.F47 results_vect_grid5000.C57:results_vect_grid5000.F57 results_vect_grid5000.C67:results_vect_grid5000.F67" chart:data-source-has-labels="both" svg:x="1.504cm" svg:y="2.615cm" svg:width="18.908cm" svg:height="13.047cm">
          <chartooo:coordinate-region svg:x="2.311cm" svg:y="2.814cm" svg:width="16.711cm" svg:height="12.201cm"/>
          <chart:axis chart:dimension="x" chart:name="primary-x" chart:style-name="ch6" chartooo:axis-type="auto">
            <chart:title svg:x="9.604cm" svg:y="16.001cm" chart:style-name="ch7">
              <text:p>taille des vecteurs</text:p>
            </chart:title>
            <chart:categories table:cell-range-address="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0.809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grid5000.C7:results_vect_grid5000.C7 results_vect_grid5000.C17:results_vect_grid5000.C17 results_vect_grid5000.C27:results_vect_grid5000.C27 results_vect_grid5000.C37:results_vect_grid5000.C37 results_vect_grid5000.C47:results_vect_grid5000.C47 results_vect_grid5000.C57:results_vect_grid5000.C57 results_vect_grid5000.C67:results_vect_grid5000.C67" chart:label-cell-address="results_vect_grid5000.C1:results_vect_grid5000.C1" chart:class="chart:scatter">
            <chart:domain table:cell-range-address="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"/>
            <chart:data-point chart:repeated="7"/>
          </chart:series>
          <chart:series chart:style-name="ch12" chart:values-cell-range-address="results_vect_grid5000.D7:results_vect_grid5000.D7 results_vect_grid5000.D17:results_vect_grid5000.D17 results_vect_grid5000.D27:results_vect_grid5000.D27 results_vect_grid5000.D37:results_vect_grid5000.D37 results_vect_grid5000.D47:results_vect_grid5000.D47 results_vect_grid5000.D57:results_vect_grid5000.D57 results_vect_grid5000.D67:results_vect_grid5000.D67" chart:label-cell-address="results_vect_grid5000.D1:results_vect_grid5000.D1" chart:class="chart:scatter">
            <chart:data-point chart:repeated="7"/>
          </chart:series>
          <chart:series chart:style-name="ch13" chart:values-cell-range-address="results_vect_grid5000.E7:results_vect_grid5000.E7 results_vect_grid5000.E17:results_vect_grid5000.E17 results_vect_grid5000.E27:results_vect_grid5000.E27 results_vect_grid5000.E37:results_vect_grid5000.E37 results_vect_grid5000.E47:results_vect_grid5000.E47 results_vect_grid5000.E57:results_vect_grid5000.E57 results_vect_grid5000.E67:results_vect_grid5000.E67" chart:label-cell-address="results_vect_grid5000.E1:results_vect_grid5000.E1" chart:class="chart:scatter">
            <chart:data-point chart:repeated="7"/>
          </chart:series>
          <chart:series chart:style-name="ch14" chart:values-cell-range-address="results_vect_grid5000.F7:results_vect_grid5000.F7 results_vect_grid5000.F17:results_vect_grid5000.F17 results_vect_grid5000.F27:results_vect_grid5000.F27 results_vect_grid5000.F37:results_vect_grid5000.F37 results_vect_grid5000.F47:results_vect_grid5000.F47 results_vect_grid5000.F57:results_vect_grid5000.F57 results_vect_grid5000.F67:results_vect_grid5000.F67" chart:label-cell-address="results_vect_grid5000.F1:results_vect_grid5000.F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results_vect_grid5000.A7:results_vect_grid5000.A7 results_vect_grid5000.A17:results_vect_grid5000.A17 results_vect_grid5000.A27:results_vect_grid5000.A27 results_vect_grid5000.A37:results_vect_grid5000.A37 results_vect_grid5000.A47:results_vect_grid5000.A47 results_vect_grid5000.A57:results_vect_grid5000.A57 results_vect_grid5000.A67:results_vect_grid5000.A6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float" office:value="3360.6">
                <text:p>3360.6</text:p>
                <draw:g>
                  <svg:desc>results_vect_grid5000.C7:results_vect_grid5000.C7 results_vect_grid5000.C17:results_vect_grid5000.C17 results_vect_grid5000.C27:results_vect_grid5000.C27 results_vect_grid5000.C37:results_vect_grid5000.C37 results_vect_grid5000.C47:results_vect_grid5000.C47 results_vect_grid5000.C57:results_vect_grid5000.C57 results_vect_grid5000.C67:results_vect_grid5000.C67</svg:desc>
                </draw:g>
              </table:table-cell>
              <table:table-cell office:value-type="float" office:value="1599.5">
                <text:p>1599.5</text:p>
              </table:table-cell>
              <table:table-cell office:value-type="float" office:value="2973.8">
                <text:p>2973.8</text:p>
              </table:table-cell>
              <table:table-cell office:value-type="float" office:value="63.1">
                <text:p>63.1</text:p>
              </table:table-cell>
              <table:table-cell office:value-type="float" office:value="2349">
                <text:p>2349</text:p>
              </table:table-cell>
              <table:table-cell office:value-type="float" office:value="5930.8">
                <text:p>5930.8</text:p>
              </table:table-cell>
              <table:table-cell office:value-type="float" office:value="21544">
                <text:p>21544</text:p>
              </table:table-cell>
            </table:table-row>
            <table:table-row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float" office:value="4.9">
                <text:p>4.9</text:p>
                <draw:g>
                  <svg:desc>results_vect_grid5000.D7:results_vect_grid5000.D7 results_vect_grid5000.D17:results_vect_grid5000.D17 results_vect_grid5000.D27:results_vect_grid5000.D27 results_vect_grid5000.D37:results_vect_grid5000.D37 results_vect_grid5000.D47:results_vect_grid5000.D47 results_vect_grid5000.D57:results_vect_grid5000.D57 results_vect_grid5000.D67:results_vect_grid5000.D67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35">
                <text:p>35</text:p>
              </table:table-cell>
              <table:table-cell office:value-type="float" office:value="215.6">
                <text:p>215.6</text:p>
              </table:table-cell>
              <table:table-cell office:value-type="float" office:value="5502.4">
                <text:p>5502.4</text:p>
              </table:table-cell>
              <table:table-cell office:value-type="float" office:value="43071.6">
                <text:p>43071.6</text:p>
              </table:table-cell>
            </table:table-row>
            <table:table-row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float" office:value="4.2">
                <text:p>4.2</text:p>
                <draw:g>
                  <svg:desc>results_vect_grid5000.E7:results_vect_grid5000.E7 results_vect_grid5000.E17:results_vect_grid5000.E17 results_vect_grid5000.E27:results_vect_grid5000.E27 results_vect_grid5000.E37:results_vect_grid5000.E37 results_vect_grid5000.E47:results_vect_grid5000.E47 results_vect_grid5000.E57:results_vect_grid5000.E57 results_vect_grid5000.E67:results_vect_grid5000.E67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5">
                <text:p>4.5</text:p>
              </table:table-cell>
              <table:table-cell office:value-type="float" office:value="14.1">
                <text:p>14.1</text:p>
              </table:table-cell>
              <table:table-cell office:value-type="float" office:value="112.2">
                <text:p>112.2</text:p>
              </table:table-cell>
              <table:table-cell office:value-type="float" office:value="2802">
                <text:p>2802</text:p>
              </table:table-cell>
              <table:table-cell office:value-type="float" office:value="21235">
                <text:p>21235</text:p>
              </table:table-cell>
            </table:table-row>
            <table:table-row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  <table:table-cell office:value-type="float" office:value="5.9">
                <text:p>5.9</text:p>
                <draw:g>
                  <svg:desc>results_vect_grid5000.F7:results_vect_grid5000.F7 results_vect_grid5000.F17:results_vect_grid5000.F17 results_vect_grid5000.F27:results_vect_grid5000.F27 results_vect_grid5000.F37:results_vect_grid5000.F37 results_vect_grid5000.F47:results_vect_grid5000.F47 results_vect_grid5000.F57:results_vect_grid5000.F57 results_vect_grid5000.F67:results_vect_grid5000.F67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7.1">
                <text:p>7.1</text:p>
              </table:table-cell>
              <table:table-cell office:value-type="float" office:value="16.8">
                <text:p>16.8</text:p>
              </table:table-cell>
              <table:table-cell office:value-type="float" office:value="124.6">
                <text:p>124.6</text:p>
              </table:table-cell>
              <table:table-cell office:value-type="float" office:value="2602.2">
                <text:p>2602.2</text:p>
              </table:table-cell>
              <table:table-cell office:value-type="float" office:value="20759.2">
                <text:p>20759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08cm" svg:height="13.682cm" xlink:href=".." xlink:type="simple" chart:class="chart:bar" chart:style-name="ch1">
        <chart:title svg:x="10.364cm" svg:y="0.409cm" chart:style-name="ch2">
          <text:p>Vecteurs (10000)</text:p>
        </chart:title>
        <chart:subtitle svg:x="11.343cm" svg:y="1.461cm" chart:style-name="ch3">
          <text:p>grid5000</text:p>
        </chart:subtitle>
        <chart:legend chart:legend-position="end" svg:x="21.145cm" svg:y="5.795cm" style:legend-expansion="high" chart:style-name="ch4"/>
        <chart:plot-area chart:style-name="ch5" table:cell-range-address="results_vect_grid5000.B22:results_vect_grid5000.F31 results_vect_grid5000.C1:results_vect_grid5000.F1" chart:data-source-has-labels="both" svg:x="1.497cm" svg:y="2.417cm" svg:width="19.162cm" svg:height="10.011cm">
          <chartooo:coordinate-region svg:x="2.118cm" svg:y="2.616cm" svg:width="18.541cm" svg:height="9.165cm"/>
          <chart:axis chart:dimension="x" chart:name="primary-x" chart:style-name="ch6" chartooo:axis-type="auto">
            <chartooo:date-scale/>
            <chart:title svg:x="9.658cm" svg:y="12.701cm" chart:style-name="ch7">
              <text:p>nombre de threads</text:p>
            </chart:title>
            <chart:categories table:cell-range-address="results_vect_grid5000.B22:results_vect_grid5000.B31"/>
          </chart:axis>
          <chart:axis chart:dimension="y" chart:name="primary-y" chart:style-name="ch8">
            <chart:title svg:x="0.451cm" svg:y="9.093cm" chart:style-name="ch9">
              <text:p>temps d'execution (µs)</text:p>
            </chart:title>
            <chart:grid chart:style-name="ch10" chart:class="major"/>
          </chart:axis>
          <chart:series chart:style-name="ch11" chart:values-cell-range-address="results_vect_grid5000.C22:results_vect_grid5000.C31" chart:label-cell-address="results_vect_grid5000.C1:results_vect_grid5000.C1" chart:class="chart:bar">
            <chart:data-point chart:repeated="10"/>
          </chart:series>
          <chart:series chart:style-name="ch12" chart:values-cell-range-address="results_vect_grid5000.D22:results_vect_grid5000.D31" chart:label-cell-address="results_vect_grid5000.D1:results_vect_grid5000.D1" chart:class="chart:bar">
            <chart:data-point chart:repeated="10"/>
          </chart:series>
          <chart:series chart:style-name="ch13" chart:values-cell-range-address="results_vect_grid5000.E22:results_vect_grid5000.E31" chart:label-cell-address="results_vect_grid5000.E1:results_vect_grid5000.E1" chart:class="chart:bar">
            <chart:data-point chart:repeated="10"/>
          </chart:series>
          <chart:series chart:style-name="ch14" chart:values-cell-range-address="results_vect_grid5000.F22:results_vect_grid5000.F31" chart:label-cell-address="results_vect_grid5000.F1:results_vect_grid5000.F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grid5000.B22:results_vect_grid5000.B31</svg:desc>
                </draw:g>
              </table:table-cell>
              <table:table-cell office:value-type="float" office:value="14.3">
                <text:p>14.3</text:p>
                <draw:g>
                  <svg:desc>results_vect_grid5000.C22:results_vect_grid5000.C31</svg:desc>
                </draw:g>
              </table:table-cell>
              <table:table-cell office:value-type="float" office:value="6.8">
                <text:p>6.8</text:p>
                <draw:g>
                  <svg:desc>results_vect_grid5000.D22:results_vect_grid5000.D31</svg:desc>
                </draw:g>
              </table:table-cell>
              <table:table-cell office:value-type="float" office:value="3">
                <text:p>3</text:p>
                <draw:g>
                  <svg:desc>results_vect_grid5000.E22:results_vect_grid5000.E31</svg:desc>
                </draw:g>
              </table:table-cell>
              <table:table-cell office:value-type="float" office:value="14">
                <text:p>14</text:p>
                <draw:g>
                  <svg:desc>results_vect_grid5000.F22:results_vect_grid5000.F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.3">
                <text:p>25.3</text:p>
              </table:table-cell>
              <table:table-cell office:value-type="float" office:value="7.1">
                <text:p>7.1</text:p>
              </table:table-cell>
              <table:table-cell office:value-type="float" office:value="3.9">
                <text:p>3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7">
                <text:p>22.7</text:p>
              </table:table-cell>
              <table:table-cell office:value-type="float" office:value="9.1">
                <text:p>9.1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02.6">
                <text:p>1902.6</text:p>
              </table:table-cell>
              <table:table-cell office:value-type="float" office:value="6.1">
                <text:p>6.1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63.6">
                <text:p>2563.6</text:p>
              </table:table-cell>
              <table:table-cell office:value-type="float" office:value="5.5">
                <text:p>5.5</text:p>
              </table:table-cell>
              <table:table-cell office:value-type="float" office:value="3.3">
                <text:p>3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73.8">
                <text:p>2973.8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85.9">
                <text:p>1785.9</text:p>
              </table:table-cell>
              <table:table-cell office:value-type="float" office:value="9.2">
                <text:p>9.2</text:p>
              </table:table-cell>
              <table:table-cell office:value-type="float" office:value="7.4">
                <text:p>7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15.8">
                <text:p>4115.8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71.2">
                <text:p>4971.2</text:p>
              </table:table-cell>
              <table:table-cell office:value-type="float" office:value="11.3">
                <text:p>11.3</text:p>
              </table:table-cell>
              <table:table-cell office:value-type="float" office:value="8.6">
                <text:p>8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895.8">
                <text:p>2895.8</text:p>
              </table:table-cell>
              <table:table-cell office:value-type="float" office:value="13.3">
                <text:p>13.3</text:p>
              </table:table-cell>
              <table:table-cell office:value-type="float" office:value="9.2">
                <text:p>9.2</text:p>
              </table:table-cell>
              <table:table-cell office:value-type="float" office:value="15.5">
                <text:p>15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763cm" svg:height="15.434cm" xlink:href=".." xlink:type="simple" chart:class="chart:scatter" chart:style-name="ch1">
        <chart:title svg:x="10.89cm" svg:y="0.444cm" chart:style-name="ch2">
          <text:p>Vecteurs (échelle faible)</text:p>
        </chart:title>
        <chart:subtitle svg:x="12.57cm" svg:y="1.531cm" chart:style-name="ch3">
          <text:p>grid5000</text:p>
        </chart:subtitle>
        <chart:legend chart:legend-position="end" svg:x="23.011cm" svg:y="6.671cm" style:legend-expansion="high" chart:style-name="ch4"/>
        <chart:plot-area chart:style-name="ch5" table:cell-range-address="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 results_vect_grid5000.C1:results_vect_grid5000.F1 results_vect_grid5000.C12:results_vect_grid5000.D12 results_vect_grid5000.C23:results_vect_grid5000.F23 results_vect_grid5000.C34:results_vect_grid5000.F34 results_vect_grid5000.C46:results_vect_grid5000.F46 results_vect_grid5000.C58:results_vect_grid5000.F58 results_vect_grid5000.C71:results_vect_grid5000.F71 results_vect_grid5000.F12:results_vect_grid5000.F12" chart:data-source-has-labels="both" svg:x="1.546cm" svg:y="2.522cm" svg:width="20.93cm" svg:height="11.623cm">
          <chartooo:coordinate-region svg:x="2.273cm" svg:y="2.722cm" svg:width="18.733cm" svg:height="10.776cm"/>
          <chart:axis chart:dimension="x" chart:name="primary-x" chart:style-name="ch6" chartooo:axis-type="auto">
            <chart:title svg:x="10.657cm" svg:y="14.453cm" chart:style-name="ch7">
              <text:p>taille des vecteurs</text:p>
            </chart:title>
            <chart:categories table:cell-range-address="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0.004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grid5000.C12:results_vect_grid5000.C12 results_vect_grid5000.C23:results_vect_grid5000.C23 results_vect_grid5000.C34:results_vect_grid5000.C34 results_vect_grid5000.C46:results_vect_grid5000.C46 results_vect_grid5000.C58:results_vect_grid5000.C58 results_vect_grid5000.C71:results_vect_grid5000.C71" chart:label-cell-address="results_vect_grid5000.C1:results_vect_grid5000.C1" chart:class="chart:scatter">
            <chart:domain table:cell-range-address="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"/>
            <chart:data-point chart:repeated="6"/>
          </chart:series>
          <chart:series chart:style-name="ch12" chart:values-cell-range-address="results_vect_grid5000.D12:results_vect_grid5000.D12 results_vect_grid5000.D23:results_vect_grid5000.D23 results_vect_grid5000.D34:results_vect_grid5000.D34 results_vect_grid5000.D46:results_vect_grid5000.D46 results_vect_grid5000.D58:results_vect_grid5000.D58 results_vect_grid5000.D71:results_vect_grid5000.D71" chart:label-cell-address="results_vect_grid5000.D1:results_vect_grid5000.D1" chart:class="chart:scatter">
            <chart:data-point chart:repeated="6"/>
          </chart:series>
          <chart:series chart:style-name="ch13" chart:values-cell-range-address="results_vect_grid5000.E23:results_vect_grid5000.E23 results_vect_grid5000.E34:results_vect_grid5000.E34 results_vect_grid5000.E46:results_vect_grid5000.E46 results_vect_grid5000.E58:results_vect_grid5000.E58 results_vect_grid5000.E71:results_vect_grid5000.E71" chart:label-cell-address="results_vect_grid5000.E1:results_vect_grid5000.E1" chart:class="chart:scatter">
            <chart:domain table:cell-range-address="results_vect_grid5000.A23:results_vect_grid5000.A23 results_vect_grid5000.A34:results_vect_grid5000.A34 results_vect_grid5000.A46:results_vect_grid5000.A46 results_vect_grid5000.A58:results_vect_grid5000.A58 results_vect_grid5000.A71:results_vect_grid5000.A71"/>
            <chart:data-point chart:repeated="5"/>
          </chart:series>
          <chart:series chart:style-name="ch14" chart:values-cell-range-address="results_vect_grid5000.F12:results_vect_grid5000.F12 results_vect_grid5000.F23:results_vect_grid5000.F23 results_vect_grid5000.F34:results_vect_grid5000.F34 results_vect_grid5000.F46:results_vect_grid5000.F46 results_vect_grid5000.F58:results_vect_grid5000.F58 results_vect_grid5000.F71:results_vect_grid5000.F71" chart:label-cell-address="results_vect_grid5000.F1:results_vect_grid5000.F1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results_vect_grid5000.A12:results_vect_grid5000.A12 results_vect_grid5000.A23:results_vect_grid5000.A23 results_vect_grid5000.A34:results_vect_grid5000.A34 results_vect_grid5000.A46:results_vect_grid5000.A46 results_vect_grid5000.A58:results_vect_grid5000.A58 results_vect_grid5000.A71:results_vect_grid5000.A7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float" office:value="2">
                <text:p>2</text:p>
                <draw:g>
                  <svg:desc>results_vect_grid5000.C12:results_vect_grid5000.C12 results_vect_grid5000.C23:results_vect_grid5000.C23 results_vect_grid5000.C34:results_vect_grid5000.C34 results_vect_grid5000.C46:results_vect_grid5000.C46 results_vect_grid5000.C58:results_vect_grid5000.C58 results_vect_grid5000.C71:results_vect_grid5000.C71</svg:desc>
                </draw:g>
              </table:table-cell>
              <table:table-cell office:value-type="float" office:value="25.3">
                <text:p>25.3</text:p>
              </table:table-cell>
              <table:table-cell office:value-type="float" office:value="112.3">
                <text:p>112.3</text:p>
              </table:table-cell>
              <table:table-cell office:value-type="float" office:value="3885.8">
                <text:p>3885.8</text:p>
              </table:table-cell>
              <table:table-cell office:value-type="float" office:value="3318.8">
                <text:p>3318.8</text:p>
              </table:table-cell>
              <table:table-cell office:value-type="float" office:value="26780.2">
                <text:p>26780.2</text:p>
              </table:table-cell>
            </table:table-row>
            <table:table-row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float" office:value="0.2">
                <text:p>0.2</text:p>
                <draw:g>
                  <svg:desc>results_vect_grid5000.D12:results_vect_grid5000.D12 results_vect_grid5000.D23:results_vect_grid5000.D23 results_vect_grid5000.D34:results_vect_grid5000.D34 results_vect_grid5000.D46:results_vect_grid5000.D46 results_vect_grid5000.D58:results_vect_grid5000.D58 results_vect_grid5000.D71:results_vect_grid5000.D71</svg:desc>
                </draw:g>
              </table:table-cell>
              <table:table-cell office:value-type="float" office:value="7.1">
                <text:p>7.1</text:p>
              </table:table-cell>
              <table:table-cell office:value-type="float" office:value="28.3">
                <text:p>28.3</text:p>
              </table:table-cell>
              <table:table-cell office:value-type="float" office:value="327.5">
                <text:p>327.5</text:p>
              </table:table-cell>
              <table:table-cell office:value-type="float" office:value="4255">
                <text:p>4255</text:p>
              </table:table-cell>
              <table:table-cell office:value-type="float" office:value="45268.6">
                <text:p>45268.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results_vect_grid5000.A23:results_vect_grid5000.A23 results_vect_grid5000.A34:results_vect_grid5000.A34 results_vect_grid5000.A46:results_vect_grid5000.A46 results_vect_grid5000.A58:results_vect_grid5000.A58 results_vect_grid5000.A71:results_vect_grid5000.A7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float" office:value="3.9">
                <text:p>3.9</text:p>
                <draw:g>
                  <svg:desc>results_vect_grid5000.E23:results_vect_grid5000.E23 results_vect_grid5000.E34:results_vect_grid5000.E34 results_vect_grid5000.E46:results_vect_grid5000.E46 results_vect_grid5000.E58:results_vect_grid5000.E58 results_vect_grid5000.E71:results_vect_grid5000.E71</svg:desc>
                </draw:g>
              </table:table-cell>
              <table:table-cell office:value-type="float" office:value="9.7">
                <text:p>9.7</text:p>
              </table:table-cell>
              <table:table-cell office:value-type="float" office:value="162.6">
                <text:p>162.6</text:p>
              </table:table-cell>
              <table:table-cell office:value-type="float" office:value="1943.5">
                <text:p>1943.5</text:p>
              </table:table-cell>
              <table:table-cell office:value-type="float" office:value="22571">
                <text:p>22571</text:p>
              </table:table-cell>
            </table:table-row>
            <table:table-row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  <table:table-cell office:value-type="float" office:value="1">
                <text:p>1</text:p>
                <draw:g>
                  <svg:desc>results_vect_grid5000.F12:results_vect_grid5000.F12 results_vect_grid5000.F23:results_vect_grid5000.F23 results_vect_grid5000.F34:results_vect_grid5000.F34 results_vect_grid5000.F46:results_vect_grid5000.F46 results_vect_grid5000.F58:results_vect_grid5000.F58 results_vect_grid5000.F71:results_vect_grid5000.F7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8.4">
                <text:p>38.4</text:p>
              </table:table-cell>
              <table:table-cell office:value-type="float" office:value="185.9">
                <text:p>185.9</text:p>
              </table:table-cell>
              <table:table-cell office:value-type="float" office:value="1971.3">
                <text:p>1971.3</text:p>
              </table:table-cell>
              <table:table-cell office:value-type="float" office:value="21704.3">
                <text:p>21704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06cm" svg:height="11.901cm" xlink:href=".." xlink:type="simple" chart:class="chart:scatter" chart:style-name="ch1">
        <chart:title svg:x="7.835cm" svg:y="0.374cm" chart:style-name="ch2">
          <text:p>Vecteur  (4 threads)</text:p>
        </chart:title>
        <chart:subtitle svg:x="9.436cm" svg:y="1.391cm" chart:style-name="ch3">
          <text:p>local</text:p>
        </chart:subtitle>
        <chart:legend chart:legend-position="end" svg:x="16.054cm" svg:y="4.904cm" style:legend-expansion="high" chart:style-name="ch4"/>
        <chart:plot-area chart:style-name="ch5" table:cell-range-address="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 results_vect_local.C1:results_vect_local.F1 results_vect_local.C4:results_vect_local.F4 results_vect_local.C7:results_vect_local.F7 results_vect_local.C10:results_vect_local.F10 results_vect_local.C13:results_vect_local.F13 results_vect_local.C16:results_vect_local.F16 results_vect_local.C19:results_vect_local.F19 results_vect_local.C22:results_vect_local.F22" chart:data-source-has-labels="both" svg:x="1.407cm" svg:y="2.312cm" svg:width="14.251cm" svg:height="8.37cm">
          <chartooo:coordinate-region svg:x="2.214cm" svg:y="2.512cm" svg:width="11.869cm" svg:height="7.523cm"/>
          <chart:axis chart:dimension="x" chart:name="primary-x" chart:style-name="ch6" chartooo:axis-type="auto">
            <chart:title svg:x="7.178cm" svg:y="10.92cm" chart:style-name="ch7">
              <text:p>taille des vecteurs</text:p>
            </chart:title>
            <chart:categories table:cell-range-address="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8.168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local.C4:results_vect_local.C4 results_vect_local.C7:results_vect_local.C7 results_vect_local.C10:results_vect_local.C10 results_vect_local.C13:results_vect_local.C13 results_vect_local.C16:results_vect_local.C16 results_vect_local.C19:results_vect_local.C19 results_vect_local.C22:results_vect_local.C22" chart:label-cell-address="results_vect_local.C1:results_vect_local.C1" chart:class="chart:scatter">
            <chart:domain table:cell-range-address="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"/>
            <chart:data-point chart:repeated="7"/>
          </chart:series>
          <chart:series chart:style-name="ch12" chart:values-cell-range-address="results_vect_local.D4:results_vect_local.D4 results_vect_local.D7:results_vect_local.D7 results_vect_local.D10:results_vect_local.D10 results_vect_local.D13:results_vect_local.D13 results_vect_local.D16:results_vect_local.D16 results_vect_local.D19:results_vect_local.D19 results_vect_local.D22:results_vect_local.D22" chart:label-cell-address="results_vect_local.D1:results_vect_local.D1" chart:class="chart:scatter">
            <chart:data-point chart:repeated="7"/>
          </chart:series>
          <chart:series chart:style-name="ch13" chart:values-cell-range-address="results_vect_local.E4:results_vect_local.E4 results_vect_local.E7:results_vect_local.E7 results_vect_local.E10:results_vect_local.E10 results_vect_local.E13:results_vect_local.E13 results_vect_local.E16:results_vect_local.E16 results_vect_local.E19:results_vect_local.E19 results_vect_local.E22:results_vect_local.E22" chart:label-cell-address="results_vect_local.E1:results_vect_local.E1" chart:class="chart:scatter">
            <chart:data-point chart:repeated="7"/>
          </chart:series>
          <chart:series chart:style-name="ch14" chart:values-cell-range-address="results_vect_local.F4:results_vect_local.F4 results_vect_local.F7:results_vect_local.F7 results_vect_local.F10:results_vect_local.F10 results_vect_local.F13:results_vect_local.F13 results_vect_local.F16:results_vect_local.F16 results_vect_local.F19:results_vect_local.F19 results_vect_local.F22:results_vect_local.F22" chart:label-cell-address="results_vect_local.F1:results_vect_local.F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results_vect_local.A4:results_vect_local.A4 results_vect_local.A7:results_vect_local.A7 results_vect_local.A10:results_vect_local.A10 results_vect_local.A13:results_vect_local.A13 results_vect_local.A16:results_vect_local.A16 results_vect_local.A19:results_vect_local.A19 results_vect_local.A22:results_vect_local.A2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float" office:value="6.5">
                <text:p>6.5</text:p>
                <draw:g>
                  <svg:desc>results_vect_local.C4:results_vect_local.C4 results_vect_local.C7:results_vect_local.C7 results_vect_local.C10:results_vect_local.C10 results_vect_local.C13:results_vect_local.C13 results_vect_local.C16:results_vect_local.C16 results_vect_local.C19:results_vect_local.C19 results_vect_local.C22:results_vect_local.C22</svg:desc>
                </draw:g>
              </table:table-cell>
              <table:table-cell office:value-type="float" office:value="8.9">
                <text:p>8.9</text:p>
              </table:table-cell>
              <table:table-cell office:value-type="float" office:value="10.9">
                <text:p>10.9</text:p>
              </table:table-cell>
              <table:table-cell office:value-type="float" office:value="40.6">
                <text:p>40.6</text:p>
              </table:table-cell>
              <table:table-cell office:value-type="float" office:value="333.3">
                <text:p>333.3</text:p>
              </table:table-cell>
              <table:table-cell office:value-type="float" office:value="3660.1">
                <text:p>3660.1</text:p>
              </table:table-cell>
              <table:table-cell office:value-type="float" office:value="36647.7">
                <text:p>36647.7</text:p>
              </table:table-cell>
            </table:table-row>
            <table:table-row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float" office:value="1">
                <text:p>1</text:p>
                <draw:g>
                  <svg:desc>results_vect_local.D4:results_vect_local.D4 results_vect_local.D7:results_vect_local.D7 results_vect_local.D10:results_vect_local.D10 results_vect_local.D13:results_vect_local.D13 results_vect_local.D16:results_vect_local.D16 results_vect_local.D19:results_vect_local.D19 results_vect_local.D22:results_vect_local.D2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3.3">
                <text:p>3.3</text:p>
              </table:table-cell>
              <table:table-cell office:value-type="float" office:value="33.2">
                <text:p>33.2</text:p>
              </table:table-cell>
              <table:table-cell office:value-type="float" office:value="1457.9">
                <text:p>1457.9</text:p>
              </table:table-cell>
              <table:table-cell office:value-type="float" office:value="14908">
                <text:p>14908</text:p>
              </table:table-cell>
              <table:table-cell office:value-type="float" office:value="148326.8">
                <text:p>148326.8</text:p>
              </table:table-cell>
            </table:table-row>
            <table:table-row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float" office:value="1">
                <text:p>1</text:p>
                <draw:g>
                  <svg:desc>results_vect_local.E4:results_vect_local.E4 results_vect_local.E7:results_vect_local.E7 results_vect_local.E10:results_vect_local.E10 results_vect_local.E13:results_vect_local.E13 results_vect_local.E16:results_vect_local.E16 results_vect_local.E19:results_vect_local.E19 results_vect_local.E22:results_vect_local.E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2">
                <text:p>17.2</text:p>
              </table:table-cell>
              <table:table-cell office:value-type="float" office:value="1007.1">
                <text:p>1007.1</text:p>
              </table:table-cell>
              <table:table-cell office:value-type="float" office:value="11192.2">
                <text:p>11192.2</text:p>
              </table:table-cell>
              <table:table-cell office:value-type="float" office:value="112055.4">
                <text:p>112055.4</text:p>
              </table:table-cell>
            </table:table-row>
            <table:table-row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  <table:table-cell office:value-type="float" office:value="1">
                <text:p>1</text:p>
                <draw:g>
                  <svg:desc>results_vect_local.F4:results_vect_local.F4 results_vect_local.F7:results_vect_local.F7 results_vect_local.F10:results_vect_local.F10 results_vect_local.F13:results_vect_local.F13 results_vect_local.F16:results_vect_local.F16 results_vect_local.F19:results_vect_local.F19 results_vect_local.F22:results_vect_local.F2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32.1">
                <text:p>32.1</text:p>
              </table:table-cell>
              <table:table-cell office:value-type="float" office:value="714.9">
                <text:p>714.9</text:p>
              </table:table-cell>
              <table:table-cell office:value-type="float" office:value="7316.4">
                <text:p>7316.4</text:p>
              </table:table-cell>
              <table:table-cell office:value-type="float" office:value="73391.4">
                <text:p>73391.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388cm" svg:height="15.426cm" xlink:href=".." xlink:type="simple" chart:class="chart:scatter" chart:style-name="ch1">
        <chart:title svg:x="11.693cm" svg:y="0.444cm" chart:style-name="ch2">
          <text:p>Vecteur (4 threads)</text:p>
        </chart:title>
        <chart:subtitle svg:x="12.883cm" svg:y="1.531cm" chart:style-name="ch3">
          <text:p>grid5000</text:p>
        </chart:subtitle>
        <chart:legend chart:legend-position="end" svg:x="23.636cm" svg:y="6.667cm" style:legend-expansion="high" chart:style-name="ch4"/>
        <chart:plot-area chart:style-name="ch5" table:cell-range-address="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 results_vect_grid5000.C1:results_vect_grid5000.F1 results_vect_grid5000.C4:results_vect_grid5000.F4 results_vect_grid5000.C14:results_vect_grid5000.F14 results_vect_grid5000.C24:results_vect_grid5000.F24 results_vect_grid5000.C34:results_vect_grid5000.F34 results_vect_grid5000.C44:results_vect_grid5000.F44 results_vect_grid5000.C54:results_vect_grid5000.F54 results_vect_grid5000.C64:results_vect_grid5000.F64" chart:data-source-has-labels="both" svg:x="1.558cm" svg:y="2.522cm" svg:width="21.531cm" svg:height="11.615cm">
          <chartooo:coordinate-region svg:x="2.365cm" svg:y="2.721cm" svg:width="19.334cm" svg:height="10.769cm"/>
          <chart:axis chart:dimension="x" chart:name="primary-x" chart:style-name="ch6" chartooo:axis-type="auto">
            <chart:title svg:x="10.969cm" svg:y="14.445cm" chart:style-name="ch7">
              <text:p>taille des vecteurs</text:p>
            </chart:title>
            <chart:categories table:cell-range-address="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0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grid5000.C4:results_vect_grid5000.C4 results_vect_grid5000.C14:results_vect_grid5000.C14 results_vect_grid5000.C24:results_vect_grid5000.C24 results_vect_grid5000.C34:results_vect_grid5000.C34 results_vect_grid5000.C44:results_vect_grid5000.C44 results_vect_grid5000.C54:results_vect_grid5000.C54 results_vect_grid5000.C64:results_vect_grid5000.C64" chart:label-cell-address="results_vect_grid5000.C1:results_vect_grid5000.C1" chart:class="chart:scatter">
            <chart:domain table:cell-range-address="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"/>
            <chart:data-point chart:repeated="7"/>
          </chart:series>
          <chart:series chart:style-name="ch12" chart:values-cell-range-address="results_vect_grid5000.D4:results_vect_grid5000.D4 results_vect_grid5000.D14:results_vect_grid5000.D14 results_vect_grid5000.D24:results_vect_grid5000.D24 results_vect_grid5000.D34:results_vect_grid5000.D34 results_vect_grid5000.D44:results_vect_grid5000.D44 results_vect_grid5000.D54:results_vect_grid5000.D54 results_vect_grid5000.D64:results_vect_grid5000.D64" chart:label-cell-address="results_vect_grid5000.D1:results_vect_grid5000.D1" chart:class="chart:scatter">
            <chart:data-point chart:repeated="7"/>
          </chart:series>
          <chart:series chart:style-name="ch13" chart:values-cell-range-address="results_vect_grid5000.E4:results_vect_grid5000.E4 results_vect_grid5000.E14:results_vect_grid5000.E14 results_vect_grid5000.E24:results_vect_grid5000.E24 results_vect_grid5000.E34:results_vect_grid5000.E34 results_vect_grid5000.E44:results_vect_grid5000.E44 results_vect_grid5000.E54:results_vect_grid5000.E54 results_vect_grid5000.E64:results_vect_grid5000.E64" chart:label-cell-address="results_vect_grid5000.E1:results_vect_grid5000.E1" chart:class="chart:scatter">
            <chart:data-point chart:repeated="7"/>
          </chart:series>
          <chart:series chart:style-name="ch14" chart:values-cell-range-address="results_vect_grid5000.F4:results_vect_grid5000.F4 results_vect_grid5000.F14:results_vect_grid5000.F14 results_vect_grid5000.F24:results_vect_grid5000.F24 results_vect_grid5000.F34:results_vect_grid5000.F34 results_vect_grid5000.F44:results_vect_grid5000.F44 results_vect_grid5000.F54:results_vect_grid5000.F54 results_vect_grid5000.F64:results_vect_grid5000.F64" chart:label-cell-address="results_vect_grid5000.F1:results_vect_grid5000.F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results_vect_grid5000.A4:results_vect_grid5000.A4 results_vect_grid5000.A14:results_vect_grid5000.A14 results_vect_grid5000.A24:results_vect_grid5000.A24 results_vect_grid5000.A34:results_vect_grid5000.A34 results_vect_grid5000.A44:results_vect_grid5000.A44 results_vect_grid5000.A54:results_vect_grid5000.A54 results_vect_grid5000.A64:results_vect_grid5000.A6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grid5000.C1:results_vect_grid5000.C1</svg:desc>
                </draw:g>
              </table:table-cell>
              <table:table-cell office:value-type="float" office:value="1112.2">
                <text:p>1112.2</text:p>
                <draw:g>
                  <svg:desc>results_vect_grid5000.C4:results_vect_grid5000.C4 results_vect_grid5000.C14:results_vect_grid5000.C14 results_vect_grid5000.C24:results_vect_grid5000.C24 results_vect_grid5000.C34:results_vect_grid5000.C34 results_vect_grid5000.C44:results_vect_grid5000.C44 results_vect_grid5000.C54:results_vect_grid5000.C54 results_vect_grid5000.C64:results_vect_grid5000.C64</svg:desc>
                </draw:g>
              </table:table-cell>
              <table:table-cell office:value-type="float" office:value="912.2">
                <text:p>912.2</text:p>
              </table:table-cell>
              <table:table-cell office:value-type="float" office:value="22.7">
                <text:p>22.7</text:p>
              </table:table-cell>
              <table:table-cell office:value-type="float" office:value="112.3">
                <text:p>112.3</text:p>
              </table:table-cell>
              <table:table-cell office:value-type="float" office:value="826.8">
                <text:p>826.8</text:p>
              </table:table-cell>
              <table:table-cell office:value-type="float" office:value="7732.2">
                <text:p>7732.2</text:p>
              </table:table-cell>
              <table:table-cell office:value-type="float" office:value="41029.7">
                <text:p>41029.7</text:p>
              </table:table-cell>
            </table:table-row>
            <table:table-row>
              <table:table-cell office:value-type="string">
                <text:p>addVectors</text:p>
                <draw:g>
                  <svg:desc>results_vect_grid5000.D1:results_vect_grid5000.D1</svg:desc>
                </draw:g>
              </table:table-cell>
              <table:table-cell office:value-type="float" office:value="3.7">
                <text:p>3.7</text:p>
                <draw:g>
                  <svg:desc>results_vect_grid5000.D4:results_vect_grid5000.D4 results_vect_grid5000.D14:results_vect_grid5000.D14 results_vect_grid5000.D24:results_vect_grid5000.D24 results_vect_grid5000.D34:results_vect_grid5000.D34 results_vect_grid5000.D44:results_vect_grid5000.D44 results_vect_grid5000.D54:results_vect_grid5000.D54 results_vect_grid5000.D64:results_vect_grid5000.D64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9.1">
                <text:p>9.1</text:p>
              </table:table-cell>
              <table:table-cell office:value-type="float" office:value="28.3">
                <text:p>28.3</text:p>
              </table:table-cell>
              <table:table-cell office:value-type="float" office:value="400.4">
                <text:p>400.4</text:p>
              </table:table-cell>
              <table:table-cell office:value-type="float" office:value="7003.9">
                <text:p>7003.9</text:p>
              </table:table-cell>
              <table:table-cell office:value-type="float" office:value="71620">
                <text:p>71620</text:p>
              </table:table-cell>
            </table:table-row>
            <table:table-row>
              <table:table-cell office:value-type="string">
                <text:p>multVecByNum</text:p>
                <draw:g>
                  <svg:desc>results_vect_grid5000.E1:results_vect_grid5000.E1</svg:desc>
                </draw:g>
              </table:table-cell>
              <table:table-cell office:value-type="float" office:value="3.9">
                <text:p>3.9</text:p>
                <draw:g>
                  <svg:desc>results_vect_grid5000.E4:results_vect_grid5000.E4 results_vect_grid5000.E14:results_vect_grid5000.E14 results_vect_grid5000.E24:results_vect_grid5000.E24 results_vect_grid5000.E34:results_vect_grid5000.E34 results_vect_grid5000.E44:results_vect_grid5000.E44 results_vect_grid5000.E54:results_vect_grid5000.E54 results_vect_grid5000.E64:results_vect_grid5000.E64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  <table:table-cell office:value-type="float" office:value="9.7">
                <text:p>9.7</text:p>
              </table:table-cell>
              <table:table-cell office:value-type="float" office:value="177.9">
                <text:p>177.9</text:p>
              </table:table-cell>
              <table:table-cell office:value-type="float" office:value="4024.1">
                <text:p>4024.1</text:p>
              </table:table-cell>
              <table:table-cell office:value-type="float" office:value="41925">
                <text:p>41925</text:p>
              </table:table-cell>
            </table:table-row>
            <table:table-row>
              <table:table-cell office:value-type="string">
                <text:p>scalarProduct</text:p>
                <draw:g>
                  <svg:desc>results_vect_grid5000.F1:results_vect_grid5000.F1</svg:desc>
                </draw:g>
              </table:table-cell>
              <table:table-cell office:value-type="float" office:value="4.5">
                <text:p>4.5</text:p>
                <draw:g>
                  <svg:desc>results_vect_grid5000.F4:results_vect_grid5000.F4 results_vect_grid5000.F14:results_vect_grid5000.F14 results_vect_grid5000.F24:results_vect_grid5000.F24 results_vect_grid5000.F34:results_vect_grid5000.F34 results_vect_grid5000.F44:results_vect_grid5000.F44 results_vect_grid5000.F54:results_vect_grid5000.F54 results_vect_grid5000.F64:results_vect_grid5000.F64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6.3">
                <text:p>6.3</text:p>
              </table:table-cell>
              <table:table-cell office:value-type="float" office:value="38.4">
                <text:p>38.4</text:p>
              </table:table-cell>
              <table:table-cell office:value-type="float" office:value="362.6">
                <text:p>362.6</text:p>
              </table:table-cell>
              <table:table-cell office:value-type="float" office:value="4659.1">
                <text:p>4659.1</text:p>
              </table:table-cell>
              <table:table-cell office:value-type="float" office:value="47633.4">
                <text:p>47633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927cm" svg:height="11.98cm" xlink:href=".." xlink:type="simple" chart:class="chart:bar" chart:style-name="ch1">
        <chart:title svg:x="4.684cm" svg:y="0.375cm" chart:style-name="ch2">
          <text:p>Vecteur (100 000 000)</text:p>
        </chart:title>
        <chart:subtitle svg:x="6.496cm" svg:y="1.393cm" chart:style-name="ch3">
          <text:p>local</text:p>
        </chart:subtitle>
        <chart:legend svg:x="9.68cm" svg:y="5.14cm" style:legend-expansion="custom" chartooo:width="3.068cm" chartooo:height="2.092cm" style:legend-expansion-aspect-ratio="1.46653919694073" chart:style-name="ch4"/>
        <chart:plot-area chart:style-name="ch5" table:cell-range-address="results_vect_local.B20:results_vect_local.F22 results_vect_local.C1:results_vect_local.F1" chart:data-source-has-labels="both" svg:x="1.394cm" svg:y="2.303cm" svg:width="7.202cm" svg:height="8.458cm">
          <chartooo:coordinate-region svg:x="2.756cm" svg:y="2.503cm" svg:width="5.84cm" svg:height="7.611cm"/>
          <chart:axis chart:dimension="x" chart:name="primary-x" chart:style-name="ch6" chartooo:axis-type="auto">
            <chartooo:date-scale/>
            <chart:title svg:x="3.575cm" svg:y="11cm" chart:style-name="ch7">
              <text:p>nombre de threads</text:p>
            </chart:title>
            <chart:categories table:cell-range-address="results_vect_local.B20:results_vect_local.B22"/>
          </chart:axis>
          <chart:axis chart:dimension="y" chart:name="primary-y" chart:style-name="ch8">
            <chart:title svg:x="0.556cm" svg:y="8.203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vect_local.C20:results_vect_local.C22" chart:label-cell-address="results_vect_local.C1:results_vect_local.C1" chart:class="chart:bar">
            <chart:data-point chart:repeated="3"/>
          </chart:series>
          <chart:series chart:style-name="ch12" chart:values-cell-range-address="results_vect_local.D20:results_vect_local.D22" chart:label-cell-address="results_vect_local.D1:results_vect_local.D1" chart:class="chart:bar">
            <chart:data-point chart:repeated="3"/>
          </chart:series>
          <chart:series chart:style-name="ch13" chart:values-cell-range-address="results_vect_local.E20:results_vect_local.E22" chart:label-cell-address="results_vect_local.E1:results_vect_local.E1" chart:class="chart:bar">
            <chart:data-point chart:repeated="3"/>
          </chart:series>
          <chart:series chart:style-name="ch14" chart:values-cell-range-address="results_vect_local.F20:results_vect_local.F22" chart:label-cell-address="results_vect_local.F1:results_vect_local.F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local.B20:results_vect_local.B22</svg:desc>
                </draw:g>
              </table:table-cell>
              <table:table-cell office:value-type="float" office:value="101993.3">
                <text:p>101993.3</text:p>
                <draw:g>
                  <svg:desc>results_vect_local.C20:results_vect_local.C22</svg:desc>
                </draw:g>
              </table:table-cell>
              <table:table-cell office:value-type="float" office:value="194372.5">
                <text:p>194372.5</text:p>
                <draw:g>
                  <svg:desc>results_vect_local.D20:results_vect_local.D22</svg:desc>
                </draw:g>
              </table:table-cell>
              <table:table-cell office:value-type="float" office:value="125796.2">
                <text:p>125796.2</text:p>
                <draw:g>
                  <svg:desc>results_vect_local.E20:results_vect_local.E22</svg:desc>
                </draw:g>
              </table:table-cell>
              <table:table-cell office:value-type="float" office:value="121783.4">
                <text:p>121783.4</text:p>
                <draw:g>
                  <svg:desc>results_vect_local.F20:results_vect_local.F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413.8">
                <text:p>53413.8</text:p>
              </table:table-cell>
              <table:table-cell office:value-type="float" office:value="156001.3">
                <text:p>156001.3</text:p>
              </table:table-cell>
              <table:table-cell office:value-type="float" office:value="112999.6">
                <text:p>112999.6</text:p>
              </table:table-cell>
              <table:table-cell office:value-type="float" office:value="81112.4">
                <text:p>81112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647.7">
                <text:p>36647.7</text:p>
              </table:table-cell>
              <table:table-cell office:value-type="float" office:value="148326.8">
                <text:p>148326.8</text:p>
              </table:table-cell>
              <table:table-cell office:value-type="float" office:value="112055.4">
                <text:p>112055.4</text:p>
              </table:table-cell>
              <table:table-cell office:value-type="float" office:value="73391.4">
                <text:p>73391.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62cm" svg:height="11.608cm" xlink:href=".." xlink:type="simple" chart:class="chart:bar" chart:style-name="ch1">
        <chart:title svg:x="5.144cm" svg:y="0.368cm" chart:style-name="ch2">
          <text:p>Vecteur (10 000)</text:p>
        </chart:title>
        <chart:subtitle svg:x="6.414cm" svg:y="1.379cm" chart:style-name="ch3">
          <text:p>local</text:p>
        </chart:subtitle>
        <chart:legend chart:legend-position="end" svg:x="10.599cm" svg:y="4.758cm" style:legend-expansion="high" chart:style-name="ch4"/>
        <chart:plot-area chart:style-name="ch5" table:cell-range-address="results_vect_local.B1:results_vect_local.F1 results_vect_local.B8:results_vect_local.F10" chart:data-source-has-labels="both" svg:x="1.057cm" svg:y="2.293cm" svg:width="7.769cm" svg:height="8.098cm">
          <chartooo:coordinate-region svg:x="1.678cm" svg:y="2.492cm" svg:width="7.148cm" svg:height="7.252cm"/>
          <chart:axis chart:dimension="x" chart:name="primary-x" chart:style-name="ch6" chartooo:axis-type="auto">
            <chartooo:date-scale/>
            <chart:title svg:x="3.521cm" svg:y="10.623cm" chart:style-name="ch7">
              <text:p>nombre de threads</text:p>
            </chart:title>
            <chart:categories table:cell-range-address="results_vect_local.B8:results_vect_local.B10"/>
          </chart:axis>
          <chart:axis chart:dimension="y" chart:name="primary-y" chart:style-name="ch8">
            <chart:title svg:x="0.222cm" svg:y="8.013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vect_local.C8:results_vect_local.C10" chart:label-cell-address="results_vect_local.C1:results_vect_local.C1" chart:class="chart:bar">
            <chart:data-point chart:repeated="3"/>
          </chart:series>
          <chart:series chart:style-name="ch12" chart:values-cell-range-address="results_vect_local.D8:results_vect_local.D10" chart:label-cell-address="results_vect_local.D1:results_vect_local.D1" chart:class="chart:bar">
            <chart:data-point chart:repeated="3"/>
          </chart:series>
          <chart:series chart:style-name="ch13" chart:values-cell-range-address="results_vect_local.E8:results_vect_local.E10" chart:label-cell-address="results_vect_local.E1:results_vect_local.E1" chart:class="chart:bar">
            <chart:data-point chart:repeated="3"/>
          </chart:series>
          <chart:series chart:style-name="ch14" chart:values-cell-range-address="results_vect_local.F8:results_vect_local.F10" chart:label-cell-address="results_vect_local.F1:results_vect_local.F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vect_local.B8:results_vect_local.B10</svg:desc>
                </draw:g>
              </table:table-cell>
              <table:table-cell office:value-type="float" office:value="14.3">
                <text:p>14.3</text:p>
                <draw:g>
                  <svg:desc>results_vect_local.C8:results_vect_local.C10</svg:desc>
                </draw:g>
              </table:table-cell>
              <table:table-cell office:value-type="float" office:value="10.5">
                <text:p>10.5</text:p>
                <draw:g>
                  <svg:desc>results_vect_local.D8:results_vect_local.D10</svg:desc>
                </draw:g>
              </table:table-cell>
              <table:table-cell office:value-type="float" office:value="4.9">
                <text:p>4.9</text:p>
                <draw:g>
                  <svg:desc>results_vect_local.E8:results_vect_local.E10</svg:desc>
                </draw:g>
              </table:table-cell>
              <table:table-cell office:value-type="float" office:value="12">
                <text:p>12</text:p>
                <draw:g>
                  <svg:desc>results_vect_local.F8:results_vect_local.F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4cm" svg:height="12.777cm" xlink:href=".." xlink:type="simple" chart:class="chart:scatter" chart:style-name="ch1">
        <chart:title svg:x="9.248cm" svg:y="0.391cm" chart:style-name="ch2">
          <text:p>Vecteur (échelle faible)</text:p>
        </chart:title>
        <chart:subtitle svg:x="11.153cm" svg:y="1.425cm" chart:style-name="ch3">
          <text:p>local</text:p>
        </chart:subtitle>
        <chart:legend chart:legend-position="end" svg:x="19.488cm" svg:y="5.342cm" style:legend-expansion="high" chart:style-name="ch4"/>
        <chart:plot-area chart:style-name="ch5" table:cell-range-address="results_vect_local.A1:results_vect_local.A1 results_vect_local.A14:results_vect_local.A14 results_vect_local.A18:results_vect_local.A18 results_vect_local.A22:results_vect_local.A22 results_vect_local.C1:results_vect_local.F1 results_vect_local.C14:results_vect_local.F14 results_vect_local.C18:results_vect_local.F18 results_vect_local.C22:results_vect_local.F22" chart:data-source-has-labels="both" svg:x="1.475cm" svg:y="2.363cm" svg:width="17.549cm" svg:height="9.178cm">
          <chartooo:coordinate-region svg:x="3.022cm" svg:y="2.563cm" svg:width="15.167cm" svg:height="8.331cm"/>
          <chart:axis chart:dimension="x" chart:name="primary-x" chart:style-name="ch6" chartooo:axis-type="auto">
            <chart:title svg:x="8.948cm" svg:y="11.796cm" chart:style-name="ch7">
              <text:p>taille des vecteus</text:p>
            </chart:title>
            <chart:categories table:cell-range-address="results_vect_local.A14:results_vect_local.A14 results_vect_local.A18:results_vect_local.A18 results_vect_local.A22:results_vect_local.A22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8.623cm" chart:style-name="ch10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results_vect_local.C14:results_vect_local.C14 results_vect_local.C18:results_vect_local.C18 results_vect_local.C22:results_vect_local.C22" chart:label-cell-address="results_vect_local.C1:results_vect_local.C1" chart:class="chart:scatter">
            <chart:domain table:cell-range-address="results_vect_local.A14:results_vect_local.A14 results_vect_local.A18:results_vect_local.A18 results_vect_local.A22:results_vect_local.A22"/>
            <chart:data-point chart:repeated="3"/>
          </chart:series>
          <chart:series chart:style-name="ch12" chart:values-cell-range-address="results_vect_local.D14:results_vect_local.D14 results_vect_local.D18:results_vect_local.D18 results_vect_local.D22:results_vect_local.D22" chart:label-cell-address="results_vect_local.D1:results_vect_local.D1" chart:class="chart:scatter">
            <chart:data-point chart:repeated="3"/>
          </chart:series>
          <chart:series chart:style-name="ch13" chart:values-cell-range-address="results_vect_local.E14:results_vect_local.E14 results_vect_local.E18:results_vect_local.E18 results_vect_local.E22:results_vect_local.E22" chart:label-cell-address="results_vect_local.E1:results_vect_local.E1" chart:class="chart:scatter">
            <chart:data-point chart:repeated="3"/>
          </chart:series>
          <chart:series chart:style-name="ch14" chart:values-cell-range-address="results_vect_local.F14:results_vect_local.F14 results_vect_local.F18:results_vect_local.F18 results_vect_local.F22:results_vect_local.F22" chart:label-cell-address="results_vect_local.F1:results_vect_local.F1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results_vect_local.A14:results_vect_local.A14 results_vect_local.A18:results_vect_local.A18 results_vect_local.A22:results_vect_local.A22</svg:desc>
                </draw:g>
              </table:table-cell>
              <table:table-cell office:value-type="float" office:value="983.9">
                <text:p>983.9</text:p>
                <draw:g>
                  <svg:desc>results_vect_local.C14:results_vect_local.C14 results_vect_local.C18:results_vect_local.C18 results_vect_local.C22:results_vect_local.C22</svg:desc>
                </draw:g>
              </table:table-cell>
              <table:table-cell office:value-type="float" office:value="1834.4">
                <text:p>1834.4</text:p>
                <draw:g>
                  <svg:desc>results_vect_local.D14:results_vect_local.D14 results_vect_local.D18:results_vect_local.D18 results_vect_local.D22:results_vect_local.D22</svg:desc>
                </draw:g>
              </table:table-cell>
              <table:table-cell office:value-type="float" office:value="1225.2">
                <text:p>1225.2</text:p>
                <draw:g>
                  <svg:desc>results_vect_local.E14:results_vect_local.E14 results_vect_local.E18:results_vect_local.E18 results_vect_local.E22:results_vect_local.E22</svg:desc>
                </draw:g>
              </table:table-cell>
              <table:table-cell office:value-type="float" office:value="1120.4">
                <text:p>1120.4</text:p>
                <draw:g>
                  <svg:desc>results_vect_local.F14:results_vect_local.F14 results_vect_local.F18:results_vect_local.F18 results_vect_local.F22:results_vect_local.F22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427.4">
                <text:p>5427.4</text:p>
              </table:table-cell>
              <table:table-cell office:value-type="float" office:value="15499.6">
                <text:p>15499.6</text:p>
              </table:table-cell>
              <table:table-cell office:value-type="float" office:value="11327">
                <text:p>11327</text:p>
              </table:table-cell>
              <table:table-cell office:value-type="float" office:value="8061.1">
                <text:p>8061.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6647.7">
                <text:p>36647.7</text:p>
              </table:table-cell>
              <table:table-cell office:value-type="float" office:value="148326.8">
                <text:p>148326.8</text:p>
              </table:table-cell>
              <table:table-cell office:value-type="float" office:value="112055.4">
                <text:p>112055.4</text:p>
              </table:table-cell>
              <table:table-cell office:value-type="float" office:value="73391.4">
                <text:p>73391.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05cm" svg:height="11.821cm" xlink:href=".." xlink:type="simple" chart:class="chart:scatter" chart:column-mapping="0 1 2" chart:style-name="ch1">
        <chart:title svg:x="7.203cm" svg:y="0.372cm" chart:style-name="ch2">
          <text:p>Matrice de caractères (6400x6400)</text:p>
        </chart:title>
        <chart:subtitle svg:x="9.941cm" svg:y="1.387cm" chart:style-name="ch3">
          <text:p>grid5000</text:p>
        </chart:subtitle>
        <chart:legend chart:legend-position="end" svg:x="17.171cm" svg:y="5.113cm" style:legend-expansion="high" chart:style-name="ch4"/>
        <chart:plot-area chart:style-name="ch5" table:cell-range-address="results_char_grid5000.B62:results_char_grid5000.C71 results_char_grid5000.C1:results_char_grid5000.C1 results_char_grid5000.E1:results_char_grid5000.F1 results_char_grid5000.E62:results_char_grid5000.F71" chart:data-source-has-labels="both" svg:x="1.441cm" svg:y="2.306cm" svg:width="15.3cm" svg:height="8.298cm">
          <chartooo:coordinate-region svg:x="2.618cm" svg:y="2.505cm" svg:width="13.936cm" svg:height="7.452cm"/>
          <chart:axis chart:dimension="x" chart:name="primary-x" chart:style-name="ch6" chartooo:axis-type="auto">
            <chart:title svg:x="7.671cm" svg:y="10.84cm" chart:style-name="ch7">
              <text:p>nombre de threads</text:p>
            </chart:title>
            <chart:categories table:cell-range-address="results_char_grid5000.B62:results_char_grid5000.B71"/>
          </chart:axis>
          <chart:axis chart:dimension="y" chart:name="primary-y" chart:style-name="ch8">
            <chart:title svg:x="0.451cm" svg:y="8.126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char_grid5000.C62:results_char_grid5000.C71" chart:label-cell-address="results_char_grid5000.C1:results_char_grid5000.C1" chart:class="chart:scatter">
            <chart:domain table:cell-range-address="results_char_grid5000.B62:results_char_grid5000.B71"/>
            <chart:data-point chart:repeated="10"/>
          </chart:series>
          <chart:series chart:style-name="ch12" chart:values-cell-range-address="results_char_grid5000.E62:results_char_grid5000.E71" chart:label-cell-address="results_char_grid5000.E1:results_char_grid5000.E1" chart:class="chart:scatter">
            <chart:data-point chart:repeated="10"/>
          </chart:series>
          <chart:series chart:style-name="ch13" chart:values-cell-range-address="results_char_grid5000.F62:results_char_grid5000.F71" chart:label-cell-address="results_char_grid5000.F1:results_char_grid5000.F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62:results_char_grid5000.B71</svg:desc>
                </draw:g>
              </table:table-cell>
              <table:table-cell office:value-type="float" office:value="1">
                <text:p>1</text:p>
                <draw:g>
                  <svg:desc>results_char_grid5000.B62:results_char_grid5000.B71</svg:desc>
                </draw:g>
              </table:table-cell>
              <table:table-cell office:value-type="float" office:value="30111">
                <text:p>30111</text:p>
                <draw:g>
                  <svg:desc>results_char_grid5000.C62:results_char_grid5000.C71</svg:desc>
                </draw:g>
              </table:table-cell>
              <table:table-cell office:value-type="float" office:value="31153">
                <text:p>31153</text:p>
                <draw:g>
                  <svg:desc>results_char_grid5000.E62:results_char_grid5000.E71</svg:desc>
                </draw:g>
              </table:table-cell>
              <table:table-cell office:value-type="float" office:value="26544.3">
                <text:p>26544.3</text:p>
                <draw:g>
                  <svg:desc>results_char_grid5000.F62:results_char_grid5000.F7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111.4">
                <text:p>30111.4</text:p>
              </table:table-cell>
              <table:table-cell office:value-type="float" office:value="16326.8">
                <text:p>16326.8</text:p>
              </table:table-cell>
              <table:table-cell office:value-type="float" office:value="16487.6">
                <text:p>16487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106.9">
                <text:p>30106.9</text:p>
              </table:table-cell>
              <table:table-cell office:value-type="float" office:value="8706">
                <text:p>8706</text:p>
              </table:table-cell>
              <table:table-cell office:value-type="float" office:value="8467.6">
                <text:p>846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098.9">
                <text:p>30098.9</text:p>
              </table:table-cell>
              <table:table-cell office:value-type="float" office:value="5974.7">
                <text:p>5974.7</text:p>
              </table:table-cell>
              <table:table-cell office:value-type="float" office:value="6388.7">
                <text:p>6388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108.8">
                <text:p>30108.8</text:p>
              </table:table-cell>
              <table:table-cell office:value-type="float" office:value="4668.3">
                <text:p>4668.3</text:p>
              </table:table-cell>
              <table:table-cell office:value-type="float" office:value="9675.8">
                <text:p>9675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114">
                <text:p>30114</text:p>
              </table:table-cell>
              <table:table-cell office:value-type="float" office:value="3395.1">
                <text:p>3395.1</text:p>
              </table:table-cell>
              <table:table-cell office:value-type="float" office:value="36826.7">
                <text:p>36826.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099.4">
                <text:p>30099.4</text:p>
              </table:table-cell>
              <table:table-cell office:value-type="float" office:value="3000.9">
                <text:p>3000.9</text:p>
              </table:table-cell>
              <table:table-cell office:value-type="float" office:value="53181.3">
                <text:p>53181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111">
                <text:p>30111</text:p>
              </table:table-cell>
              <table:table-cell office:value-type="float" office:value="2802.3">
                <text:p>2802.3</text:p>
              </table:table-cell>
              <table:table-cell office:value-type="float" office:value="66910.1">
                <text:p>66910.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118">
                <text:p>30118</text:p>
              </table:table-cell>
              <table:table-cell office:value-type="float" office:value="2789.9">
                <text:p>2789.9</text:p>
              </table:table-cell>
              <table:table-cell office:value-type="float" office:value="94097.8">
                <text:p>94097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115.2">
                <text:p>30115.2</text:p>
              </table:table-cell>
              <table:table-cell office:value-type="float" office:value="2780">
                <text:p>2780</text:p>
              </table:table-cell>
              <table:table-cell office:value-type="float" office:value="128972">
                <text:p>128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min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13cm" svg:height="12.83cm" xlink:href=".." xlink:type="simple" chart:class="chart:scatter" chart:style-name="ch1">
        <chart:title svg:x="9.074cm" svg:y="0.392cm" chart:style-name="ch2">
          <text:p>Vecteurs (échelle faible)</text:p>
        </chart:title>
        <chart:subtitle svg:x="11.098cm" svg:y="1.427cm" chart:style-name="ch3">
          <text:p>local</text:p>
        </chart:subtitle>
        <chart:legend chart:legend-position="end" svg:x="19.378cm" svg:y="5.369cm" style:legend-expansion="high" chart:style-name="ch4"/>
        <chart:plot-area chart:style-name="ch5" table:cell-range-address="results_vect_local.A5:results_vect_local.A5 results_vect_local.A9:results_vect_local.A9 results_vect_local.A13:results_vect_local.A13 results_vect_local.C1:results_vect_local.F1 results_vect_local.C5:results_vect_local.F5 results_vect_local.C9:results_vect_local.F9 results_vect_local.C13:results_vect_local.F13" chart:data-source-has-labels="both" svg:x="1.473cm" svg:y="2.366cm" svg:width="17.443cm" svg:height="9.227cm">
          <chartooo:coordinate-region svg:x="2.28cm" svg:y="2.565cm" svg:width="16.079cm" svg:height="8.381cm"/>
          <chart:axis chart:dimension="x" chart:name="primary-x" chart:style-name="ch6" chartooo:axis-type="auto">
            <chart:title svg:x="8.84cm" svg:y="11.849cm" chart:style-name="ch7">
              <text:p>taille des vecteurs</text:p>
            </chart:title>
            <chart:categories table:cell-range-address="results_vect_local.A5:results_vect_local.A5 results_vect_local.A9:results_vect_local.A9 results_vect_local.A13:results_vect_local.A13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65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vect_local.C5:results_vect_local.C5 results_vect_local.C9:results_vect_local.C9 results_vect_local.C13:results_vect_local.C13" chart:label-cell-address="results_vect_local.C1:results_vect_local.C1" chart:class="chart:scatter">
            <chart:domain table:cell-range-address="results_vect_local.A5:results_vect_local.A5 results_vect_local.A9:results_vect_local.A9 results_vect_local.A13:results_vect_local.A13"/>
            <chart:data-point chart:repeated="3"/>
          </chart:series>
          <chart:series chart:style-name="ch13" chart:values-cell-range-address="results_vect_local.D5:results_vect_local.D5 results_vect_local.D9:results_vect_local.D9 results_vect_local.D13:results_vect_local.D13" chart:label-cell-address="results_vect_local.D1:results_vect_local.D1" chart:class="chart:scatter">
            <chart:data-point chart:repeated="3"/>
          </chart:series>
          <chart:series chart:style-name="ch14" chart:values-cell-range-address="results_vect_local.E5:results_vect_local.E5 results_vect_local.E9:results_vect_local.E9 results_vect_local.E13:results_vect_local.E13" chart:label-cell-address="results_vect_local.E1:results_vect_local.E1" chart:class="chart:scatter">
            <chart:data-point chart:repeated="3"/>
          </chart:series>
          <chart:series chart:style-name="ch15" chart:values-cell-range-address="results_vect_local.F5:results_vect_local.F5 results_vect_local.F9:results_vect_local.F9 results_vect_local.F13:results_vect_local.F13" chart:label-cell-address="results_vect_local.F1:results_vect_local.F1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results_vect_local.A5:results_vect_local.A5 results_vect_local.A9:results_vect_local.A9 results_vect_local.A13:results_vect_local.A1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results_vect_local.A5:results_vect_local.A5 results_vect_local.A9:results_vect_local.A9 results_vect_local.A13:results_vect_local.A1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vec_autoAdd</text:p>
                <draw:g>
                  <svg:desc>results_vect_local.C1:results_vect_local.C1</svg:desc>
                </draw:g>
              </table:table-cell>
              <table:table-cell office:value-type="float" office:value="1.5">
                <text:p>1.5</text:p>
                <draw:g>
                  <svg:desc>results_vect_local.C5:results_vect_local.C5 results_vect_local.C9:results_vect_local.C9 results_vect_local.C13:results_vect_local.C1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addVectors</text:p>
                <draw:g>
                  <svg:desc>results_vect_local.D1:results_vect_local.D1</svg:desc>
                </draw:g>
              </table:table-cell>
              <table:table-cell office:value-type="float" office:value="0.1">
                <text:p>0.1</text:p>
                <draw:g>
                  <svg:desc>results_vect_local.D5:results_vect_local.D5 results_vect_local.D9:results_vect_local.D9 results_vect_local.D13:results_vect_local.D1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multVecByNum</text:p>
                <draw:g>
                  <svg:desc>results_vect_local.E1:results_vect_local.E1</svg:desc>
                </draw:g>
              </table:table-cell>
              <table:table-cell office:value-type="float" office:value="0">
                <text:p>0</text:p>
                <draw:g>
                  <svg:desc>results_vect_local.E5:results_vect_local.E5 results_vect_local.E9:results_vect_local.E9 results_vect_local.E13:results_vect_local.E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scalarProduct</text:p>
                <draw:g>
                  <svg:desc>results_vect_local.F1:results_vect_local.F1</svg:desc>
                </draw:g>
              </table:table-cell>
              <table:table-cell office:value-type="float" office:value="1">
                <text:p>1</text:p>
                <draw:g>
                  <svg:desc>results_vect_local.F5:results_vect_local.F5 results_vect_local.F9:results_vect_local.F9 results_vect_local.F13:results_vect_local.F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2.1">
                <text:p>32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75cm" svg:height="11.468cm" xlink:href=".." xlink:type="simple" chart:class="chart:bar" chart:style-name="ch1">
        <chart:title svg:x="7.462cm" svg:y="0.365cm" chart:style-name="ch2">
          <text:p>Matrices (200)</text:p>
        </chart:title>
        <chart:subtitle svg:x="8.176cm" svg:y="1.373cm" chart:style-name="ch3">
          <text:p>grid5000</text:p>
        </chart:subtitle>
        <chart:legend chart:legend-position="end" svg:x="14.839cm" svg:y="4.688cm" style:legend-expansion="high" chart:style-name="ch4"/>
        <chart:plot-area chart:style-name="ch5" table:cell-range-address="results_num_grid5000.B12:results_num_grid5000.E21 results_num_grid5000.C1:results_num_grid5000.E1 results_num_grid5000.G1:results_num_grid5000.G1 results_num_grid5000.G12:results_num_grid5000.G21" chart:data-source-has-labels="both" svg:x="1.37cm" svg:y="2.285cm" svg:width="13.11cm" svg:height="7.973cm">
          <chartooo:coordinate-region svg:x="2.177cm" svg:y="2.484cm" svg:width="12.303cm" svg:height="7.127cm"/>
          <chart:axis chart:dimension="x" chart:name="primary-x" chart:style-name="ch6" chartooo:axis-type="auto">
            <chartooo:date-scale/>
            <chart:title svg:x="6.505cm" svg:y="10.487cm" chart:style-name="ch7">
              <text:p>nombre de threads</text:p>
            </chart:title>
            <chart:categories table:cell-range-address="results_num_grid5000.B12:results_num_grid5000.B21"/>
          </chart:axis>
          <chart:axis chart:dimension="y" chart:name="primary-y" chart:style-name="ch8">
            <chart:title svg:x="0.451cm" svg:y="7.942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num_grid5000.C12:results_num_grid5000.C21" chart:label-cell-address="results_num_grid5000.C1:results_num_grid5000.C1" chart:class="chart:bar">
            <chart:data-point chart:repeated="10"/>
          </chart:series>
          <chart:series chart:style-name="ch12" chart:values-cell-range-address="results_num_grid5000.D12:results_num_grid5000.D21" chart:label-cell-address="results_num_grid5000.D1:results_num_grid5000.D1" chart:class="chart:bar">
            <chart:data-point chart:repeated="10"/>
          </chart:series>
          <chart:series chart:style-name="ch13" chart:values-cell-range-address="results_num_grid5000.E12:results_num_grid5000.E21" chart:label-cell-address="results_num_grid5000.E1:results_num_grid5000.E1" chart:class="chart:bar">
            <chart:data-point chart:repeated="10"/>
          </chart:series>
          <chart:series chart:style-name="ch14" chart:values-cell-range-address="results_num_grid5000.G12:results_num_grid5000.G21" chart:label-cell-address="results_num_grid5000.G1:results_num_grid5000.G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_autoAdd</text:p>
                <draw:g>
                  <svg:desc>results_num_grid5000.C1:results_num_grid5000.C1</svg:desc>
                </draw:g>
              </table:table-cell>
              <table:table-cell office:value-type="string">
                <text:p>addMatrices</text:p>
                <draw:g>
                  <svg:desc>results_num_grid5000.D1:results_num_grid5000.D1</svg:desc>
                </draw:g>
              </table:table-cell>
              <table:table-cell office:value-type="string">
                <text:p>multMatByNum</text:p>
                <draw:g>
                  <svg:desc>results_num_grid5000.E1:results_num_grid5000.E1</svg:desc>
                </draw:g>
              </table:table-cell>
              <table:table-cell office:value-type="string">
                <text:p>matByVec</text:p>
                <draw:g>
                  <svg:desc>results_num_grid5000.G1:results_num_grid5000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12:results_num_grid5000.B21</svg:desc>
                </draw:g>
              </table:table-cell>
              <table:table-cell office:value-type="float" office:value="57.1">
                <text:p>57.1</text:p>
                <draw:g>
                  <svg:desc>results_num_grid5000.C12:results_num_grid5000.C21</svg:desc>
                </draw:g>
              </table:table-cell>
              <table:table-cell office:value-type="float" office:value="45">
                <text:p>45</text:p>
                <draw:g>
                  <svg:desc>results_num_grid5000.D12:results_num_grid5000.D21</svg:desc>
                </draw:g>
              </table:table-cell>
              <table:table-cell office:value-type="float" office:value="36">
                <text:p>36</text:p>
                <draw:g>
                  <svg:desc>results_num_grid5000.E12:results_num_grid5000.E21</svg:desc>
                </draw:g>
              </table:table-cell>
              <table:table-cell office:value-type="float" office:value="209">
                <text:p>209</text:p>
                <draw:g>
                  <svg:desc>results_num_grid5000.G12:results_num_grid5000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1">
                <text:p>31.1</text:p>
              </table:table-cell>
              <table:table-cell office:value-type="float" office:value="25.9">
                <text:p>25.9</text:p>
              </table:table-cell>
              <table:table-cell office:value-type="float" office:value="20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5">
                <text:p>17.5</text:p>
              </table:table-cell>
              <table:table-cell office:value-type="float" office:value="15.2">
                <text:p>15.2</text:p>
              </table:table-cell>
              <table:table-cell office:value-type="float" office:value="11.6">
                <text:p>11.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11.3">
                <text:p>11.3</text:p>
              </table:table-cell>
              <table:table-cell office:value-type="float" office:value="9">
                <text:p>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4">
                <text:p>11.4</text:p>
              </table:table-cell>
              <table:table-cell office:value-type="float" office:value="10.3">
                <text:p>10.3</text:p>
              </table:table-cell>
              <table:table-cell office:value-type="float" office:value="7.8">
                <text:p>7.8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6">
                <text:p>9.6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3">
                <text:p>10.3</text:p>
              </table:table-cell>
              <table:table-cell office:value-type="float" office:value="11.3">
                <text:p>11.3</text:p>
              </table:table-cell>
              <table:table-cell office:value-type="float" office:value="8.6">
                <text:p>8.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8.1">
                <text:p>8.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.1">
                <text:p>12.1</text:p>
              </table:table-cell>
              <table:table-cell office:value-type="float" office:value="10.3">
                <text:p>10.3</text:p>
              </table:table-cell>
              <table:table-cell office:value-type="float" office:value="8.5">
                <text:p>8.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2">
                <text:p>13.2</text:p>
              </table:table-cell>
              <table:table-cell office:value-type="float" office:value="11.5">
                <text:p>11.5</text:p>
              </table:table-cell>
              <table:table-cell office:value-type="float" office:value="9">
                <text:p>9</text:p>
              </table:table-cell>
              <table:table-cell office:value-type="float" office:value="30.8">
                <text:p>30.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89cm" svg:height="12.591cm" xlink:href=".." xlink:type="simple" chart:class="chart:scatter" chart:column-mapping="0" chart:style-name="ch1">
        <chart:title svg:x="7.883cm" svg:y="0.387cm" chart:style-name="ch2">
          <text:p>Multiplication de matrices (1600)</text:p>
        </chart:title>
        <chart:subtitle svg:x="10.383cm" svg:y="1.417cm" chart:style-name="ch3">
          <text:p>grid5000</text:p>
        </chart:subtitle>
        <chart:legend chart:legend-position="end" svg:x="19.061cm" svg:y="5.996cm" style:legend-expansion="high" chart:style-name="ch4"/>
        <chart:plot-area chart:style-name="ch5" table:cell-range-address="results_num_grid5000.B42:results_num_grid5000.B51 results_num_grid5000.F1:results_num_grid5000.F1 results_num_grid5000.F42:results_num_grid5000.F51" chart:data-source-has-labels="both" svg:x="1.458cm" svg:y="2.351cm" svg:width="17.156cm" svg:height="9.008cm">
          <chartooo:coordinate-region svg:x="3.191cm" svg:y="2.55cm" svg:width="15.051cm" svg:height="8.162cm"/>
          <chart:axis chart:dimension="x" chart:name="primary-x" chart:style-name="ch6" chartooo:axis-type="auto">
            <chart:title svg:x="8.616cm" svg:y="11.61cm" chart:style-name="ch7">
              <text:p>nombre de threads</text:p>
            </chart:title>
            <chart:categories table:cell-range-address="results_num_grid5000.B42:results_num_grid5000.B51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526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num_grid5000.F42:results_num_grid5000.F51" chart:label-cell-address="results_num_grid5000.F1:results_num_grid5000.F1" chart:class="chart:scatter">
            <chart:domain table:cell-range-address="results_num_grid5000.B42:results_num_grid5000.B51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ultMatrices</text:p>
                <draw:g>
                  <svg:desc>results_num_grid5000.F1:results_num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42:results_num_grid5000.B51</svg:desc>
                </draw:g>
              </table:table-cell>
              <table:table-cell office:value-type="float" office:value="1">
                <text:p>1</text:p>
                <draw:g>
                  <svg:desc>results_num_grid5000.B42:results_num_grid5000.B51</svg:desc>
                </draw:g>
              </table:table-cell>
              <table:table-cell office:value-type="float" office:value="17076517.5">
                <text:p>17076517.5</text:p>
                <draw:g>
                  <svg:desc>results_num_grid5000.F42:results_num_grid5000.F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825249.5">
                <text:p>8825249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85134.5">
                <text:p>4485134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55260.7">
                <text:p>295526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93594.9">
                <text:p>2293594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96993.4">
                <text:p>1496993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55582.7">
                <text:p>1155582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3731.7">
                <text:p>963731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74468.7">
                <text:p>874468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75310.2">
                <text:p>875310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97cm" svg:height="13.627cm" xlink:href=".." xlink:type="simple" chart:class="chart:scatter" chart:column-mapping="0" chart:style-name="ch1">
        <chart:title svg:x="8.206cm" svg:y="0.408cm" chart:style-name="ch2">
          <text:p>Multiplication de matrices (200)</text:p>
        </chart:title>
        <chart:subtitle svg:x="10.587cm" svg:y="1.459cm" chart:style-name="ch3">
          <text:p>grid5000</text:p>
        </chart:subtitle>
        <chart:legend chart:legend-position="end" svg:x="19.469cm" svg:y="6.514cm" style:legend-expansion="high" chart:style-name="ch4"/>
        <chart:plot-area chart:style-name="ch5" table:cell-range-address="results_num_grid5000.B12:results_num_grid5000.B21 results_num_grid5000.F1:results_num_grid5000.F1 results_num_grid5000.F12:results_num_grid5000.F21" chart:data-source-has-labels="both" svg:x="1.466cm" svg:y="2.414cm" svg:width="17.548cm" svg:height="9.96cm">
          <chartooo:coordinate-region svg:x="2.828cm" svg:y="2.613cm" svg:width="15.999cm" svg:height="9.114cm"/>
          <chart:axis chart:dimension="x" chart:name="primary-x" chart:style-name="ch6" chartooo:axis-type="auto">
            <chart:title svg:x="8.741cm" svg:y="12.646cm" chart:style-name="ch7">
              <text:p>nombres de threads</text:p>
            </chart:title>
            <chart:categories table:cell-range-address="results_num_grid5000.B12:results_num_grid5000.B21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9.065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num_grid5000.F12:results_num_grid5000.F21" chart:label-cell-address="results_num_grid5000.F1:results_num_grid5000.F1" chart:class="chart:scatter">
            <chart:domain table:cell-range-address="results_num_grid5000.B12:results_num_grid5000.B21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ultMatrices</text:p>
                <draw:g>
                  <svg:desc>results_num_grid5000.F1:results_num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um_grid5000.B12:results_num_grid5000.B21</svg:desc>
                </draw:g>
              </table:table-cell>
              <table:table-cell office:value-type="float" office:value="1">
                <text:p>1</text:p>
                <draw:g>
                  <svg:desc>results_num_grid5000.B12:results_num_grid5000.B21</svg:desc>
                </draw:g>
              </table:table-cell>
              <table:table-cell office:value-type="float" office:value="42182.3">
                <text:p>42182.3</text:p>
                <draw:g>
                  <svg:desc>results_num_grid5000.F12:results_num_grid5000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846.7">
                <text:p>27846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42.6">
                <text:p>14042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143.9">
                <text:p>10143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282.3">
                <text:p>8282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595.4">
                <text:p>4595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46.9">
                <text:p>6746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072.2">
                <text:p>6072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690.3">
                <text:p>5690.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300.4">
                <text:p>4300.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021cm" svg:height="15.62cm" xlink:href=".." xlink:type="simple" chart:class="chart:line" chart:style-name="ch1">
        <chart:title svg:x="10.045cm" svg:y="0.448cm" chart:style-name="ch2">
          <text:p>Matrices (échelle faible)</text:p>
        </chart:title>
        <chart:subtitle svg:x="11.699cm" svg:y="1.539cm" chart:style-name="ch3">
          <text:p>grid5000</text:p>
        </chart:subtitle>
        <chart:legend chart:legend-position="end" svg:x="21.296cm" svg:y="6.515cm" style:legend-expansion="high" chart:style-name="ch4"/>
        <chart:plot-area chart:style-name="ch5" table:cell-range-address="results_num_grid5000.A1:results_num_grid5000.A1 results_num_grid5000.A3:results_num_grid5000.A3 results_num_grid5000.A14:results_num_grid5000.A14 results_num_grid5000.A26:results_num_grid5000.A26 results_num_grid5000.A38:results_num_grid5000.A38 results_num_grid5000.A51:results_num_grid5000.A51 results_num_grid5000.C1:results_num_grid5000.G1 results_num_grid5000.C3:results_num_grid5000.G3 results_num_grid5000.C14:results_num_grid5000.G14 results_num_grid5000.C26:results_num_grid5000.G26 results_num_grid5000.C38:results_num_grid5000.G38 results_num_grid5000.C51:results_num_grid5000.G51" chart:data-source-has-labels="both" svg:x="1.511cm" svg:y="2.534cm" svg:width="19.285cm" svg:height="11.793cm">
          <chartooo:coordinate-region svg:x="2.318cm" svg:y="2.733cm" svg:width="17.366cm" svg:height="10.947cm"/>
          <chart:axis chart:dimension="x" chart:name="primary-x" chart:style-name="ch6" chartooo:axis-type="auto">
            <chartooo:date-scale/>
            <chart:title svg:x="9.799cm" svg:y="14.639cm" chart:style-name="ch7">
              <text:p>taille des matrices</text:p>
            </chart:title>
            <chart:categories table:cell-range-address="results_num_grid5000.A3:results_num_grid5000.A3 results_num_grid5000.A14:results_num_grid5000.A14 results_num_grid5000.A26:results_num_grid5000.A26 results_num_grid5000.A38:results_num_grid5000.A38 results_num_grid5000.A51:results_num_grid5000.A51"/>
            <chart:grid chart:style-name="ch8" chart:class="major"/>
          </chart:axis>
          <chart:axis chart:dimension="y" chart:name="primary-y" chart:style-name="ch9">
            <chart:title svg:x="0.451cm" svg:y="10.101cm" chart:style-name="ch10">
              <text:p>temps d'exécution (µ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results_num_grid5000.C3:results_num_grid5000.C3 results_num_grid5000.C14:results_num_grid5000.C14 results_num_grid5000.C26:results_num_grid5000.C26 results_num_grid5000.C38:results_num_grid5000.C38 results_num_grid5000.C51:results_num_grid5000.C51" chart:label-cell-address="results_num_grid5000.C1:results_num_grid5000.C1" chart:class="chart:line">
            <chart:data-point chart:repeated="5"/>
          </chart:series>
          <chart:series chart:style-name="ch13" chart:values-cell-range-address="results_num_grid5000.D3:results_num_grid5000.D3 results_num_grid5000.D14:results_num_grid5000.D14 results_num_grid5000.D26:results_num_grid5000.D26 results_num_grid5000.D38:results_num_grid5000.D38 results_num_grid5000.D51:results_num_grid5000.D51" chart:label-cell-address="results_num_grid5000.D1:results_num_grid5000.D1" chart:class="chart:line">
            <chart:data-point chart:repeated="5"/>
          </chart:series>
          <chart:series chart:style-name="ch14" chart:values-cell-range-address="results_num_grid5000.E3:results_num_grid5000.E3 results_num_grid5000.E14:results_num_grid5000.E14 results_num_grid5000.E26:results_num_grid5000.E26 results_num_grid5000.E38:results_num_grid5000.E38 results_num_grid5000.E51:results_num_grid5000.E51" chart:label-cell-address="results_num_grid5000.E1:results_num_grid5000.E1" chart:class="chart:line">
            <chart:data-point chart:repeated="5"/>
          </chart:series>
          <chart:series chart:style-name="ch15" chart:values-cell-range-address="results_num_grid5000.F3:results_num_grid5000.F3 results_num_grid5000.F14:results_num_grid5000.F14 results_num_grid5000.F26:results_num_grid5000.F26 results_num_grid5000.F38:results_num_grid5000.F38 results_num_grid5000.F51:results_num_grid5000.F51" chart:label-cell-address="results_num_grid5000.F1:results_num_grid5000.F1" chart:class="chart:line">
            <chart:data-point chart:repeated="5"/>
          </chart:series>
          <chart:series chart:style-name="ch16" chart:values-cell-range-address="results_num_grid5000.G3:results_num_grid5000.G3 results_num_grid5000.G14:results_num_grid5000.G14 results_num_grid5000.G26:results_num_grid5000.G26 results_num_grid5000.G38:results_num_grid5000.G38 results_num_grid5000.G51:results_num_grid5000.G51" chart:label-cell-address="results_num_grid5000.G1:results_num_grid5000.G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_autoAdd</text:p>
                <draw:g>
                  <svg:desc>results_num_grid5000.C1:results_num_grid5000.C1</svg:desc>
                </draw:g>
              </table:table-cell>
              <table:table-cell office:value-type="string">
                <text:p>addMatrices</text:p>
                <draw:g>
                  <svg:desc>results_num_grid5000.D1:results_num_grid5000.D1</svg:desc>
                </draw:g>
              </table:table-cell>
              <table:table-cell office:value-type="string">
                <text:p>multMatByNum</text:p>
                <draw:g>
                  <svg:desc>results_num_grid5000.E1:results_num_grid5000.E1</svg:desc>
                </draw:g>
              </table:table-cell>
              <table:table-cell office:value-type="string">
                <text:p>multMatrices</text:p>
                <draw:g>
                  <svg:desc>results_num_grid5000.F1:results_num_grid5000.F1</svg:desc>
                </draw:g>
              </table:table-cell>
              <table:table-cell office:value-type="string">
                <text:p>matByVec</text:p>
                <draw:g>
                  <svg:desc>results_num_grid5000.G1:results_num_grid5000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_num_grid5000.A3:results_num_grid5000.A3 results_num_grid5000.A14:results_num_grid5000.A14 results_num_grid5000.A26:results_num_grid5000.A26 results_num_grid5000.A38:results_num_grid5000.A38 results_num_grid5000.A51:results_num_grid5000.A51</svg:desc>
                </draw:g>
              </table:table-cell>
              <table:table-cell office:value-type="float" office:value="22.8">
                <text:p>22.8</text:p>
                <draw:g>
                  <svg:desc>results_num_grid5000.C3:results_num_grid5000.C3 results_num_grid5000.C14:results_num_grid5000.C14 results_num_grid5000.C26:results_num_grid5000.C26 results_num_grid5000.C38:results_num_grid5000.C38 results_num_grid5000.C51:results_num_grid5000.C51</svg:desc>
                </draw:g>
              </table:table-cell>
              <table:table-cell office:value-type="float" office:value="12.5">
                <text:p>12.5</text:p>
                <draw:g>
                  <svg:desc>results_num_grid5000.D3:results_num_grid5000.D3 results_num_grid5000.D14:results_num_grid5000.D14 results_num_grid5000.D26:results_num_grid5000.D26 results_num_grid5000.D38:results_num_grid5000.D38 results_num_grid5000.D51:results_num_grid5000.D51</svg:desc>
                </draw:g>
              </table:table-cell>
              <table:table-cell office:value-type="float" office:value="9.1">
                <text:p>9.1</text:p>
                <draw:g>
                  <svg:desc>results_num_grid5000.E3:results_num_grid5000.E3 results_num_grid5000.E14:results_num_grid5000.E14 results_num_grid5000.E26:results_num_grid5000.E26 results_num_grid5000.E38:results_num_grid5000.E38 results_num_grid5000.E51:results_num_grid5000.E51</svg:desc>
                </draw:g>
              </table:table-cell>
              <table:table-cell office:value-type="float" office:value="6284.6">
                <text:p>6284.6</text:p>
                <draw:g>
                  <svg:desc>results_num_grid5000.F3:results_num_grid5000.F3 results_num_grid5000.F14:results_num_grid5000.F14 results_num_grid5000.F26:results_num_grid5000.F26 results_num_grid5000.F38:results_num_grid5000.F38 results_num_grid5000.F51:results_num_grid5000.F51</svg:desc>
                </draw:g>
              </table:table-cell>
              <table:table-cell office:value-type="float" office:value="61.6">
                <text:p>61.6</text:p>
                <draw:g>
                  <svg:desc>results_num_grid5000.G3:results_num_grid5000.G3 results_num_grid5000.G14:results_num_grid5000.G14 results_num_grid5000.G26:results_num_grid5000.G26 results_num_grid5000.G38:results_num_grid5000.G38 results_num_grid5000.G51:results_num_grid5000.G5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.5">
                <text:p>17.5</text:p>
              </table:table-cell>
              <table:table-cell office:value-type="float" office:value="15.2">
                <text:p>15.2</text:p>
              </table:table-cell>
              <table:table-cell office:value-type="float" office:value="11.6">
                <text:p>11.6</text:p>
              </table:table-cell>
              <table:table-cell office:value-type="float" office:value="14042.6">
                <text:p>14042.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.9">
                <text:p>32.9</text:p>
              </table:table-cell>
              <table:table-cell office:value-type="float" office:value="40">
                <text:p>40</text:p>
              </table:table-cell>
              <table:table-cell office:value-type="float" office:value="31.3">
                <text:p>31.3</text:p>
              </table:table-cell>
              <table:table-cell office:value-type="float" office:value="36957.5">
                <text:p>36957.5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">
                <text:p>67</text:p>
              </table:table-cell>
              <table:table-cell office:value-type="float" office:value="103.1">
                <text:p>103.1</text:p>
              </table:table-cell>
              <table:table-cell office:value-type="float" office:value="69.2">
                <text:p>69.2</text:p>
              </table:table-cell>
              <table:table-cell office:value-type="float" office:value="125538.7">
                <text:p>125538.7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4.8">
                <text:p>174.8</text:p>
              </table:table-cell>
              <table:table-cell office:value-type="float" office:value="735.1">
                <text:p>735.1</text:p>
              </table:table-cell>
              <table:table-cell office:value-type="float" office:value="237">
                <text:p>237</text:p>
              </table:table-cell>
              <table:table-cell office:value-type="float" office:value="875310.2">
                <text:p>875310.2</text:p>
              </table:table-cell>
              <table:table-cell office:value-type="float" office:value="274">
                <text:p>27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04cm" svg:height="11.821cm" xlink:href=".." xlink:type="simple" chart:class="chart:scatter" chart:column-mapping="0 1 2" chart:style-name="ch1">
        <chart:title svg:x="7.203cm" svg:y="0.372cm" chart:style-name="ch2">
          <text:p>Matrice de caractères (1600x1600)</text:p>
        </chart:title>
        <chart:subtitle svg:x="9.941cm" svg:y="1.387cm" chart:style-name="ch3">
          <text:p>grid5000</text:p>
        </chart:subtitle>
        <chart:legend chart:legend-position="end" svg:x="17.17cm" svg:y="5.113cm" style:legend-expansion="high" chart:style-name="ch4"/>
        <chart:plot-area chart:style-name="ch5" table:cell-range-address="results_char_grid5000.B42:results_char_grid5000.C51 results_char_grid5000.C1:results_char_grid5000.C1 results_char_grid5000.E1:results_char_grid5000.F1 results_char_grid5000.E42:results_char_grid5000.F51" chart:data-source-has-labels="both" svg:x="1.441cm" svg:y="2.306cm" svg:width="15.299cm" svg:height="8.298cm">
          <chartooo:coordinate-region svg:x="2.433cm" svg:y="2.505cm" svg:width="14.12cm" svg:height="7.452cm"/>
          <chart:axis chart:dimension="x" chart:name="primary-x" chart:style-name="ch6" chartooo:axis-type="auto">
            <chart:title svg:x="7.67cm" svg:y="10.84cm" chart:style-name="ch7">
              <text:p>nombre de threads</text:p>
            </chart:title>
            <chart:categories table:cell-range-address="results_char_grid5000.B42:results_char_grid5000.B51"/>
          </chart:axis>
          <chart:axis chart:dimension="y" chart:name="primary-y" chart:style-name="ch8">
            <chart:title svg:x="0.451cm" svg:y="8.126cm" chart:style-name="ch9">
              <text:p>temps d'exécution (µs)</text:p>
            </chart:title>
            <chart:grid chart:style-name="ch10" chart:class="major"/>
          </chart:axis>
          <chart:series chart:style-name="ch11" chart:values-cell-range-address="results_char_grid5000.C42:results_char_grid5000.C51" chart:label-cell-address="results_char_grid5000.C1:results_char_grid5000.C1" chart:class="chart:scatter">
            <chart:domain table:cell-range-address="results_char_grid5000.B42:results_char_grid5000.B51"/>
            <chart:data-point chart:repeated="10"/>
          </chart:series>
          <chart:series chart:style-name="ch12" chart:values-cell-range-address="results_char_grid5000.E42:results_char_grid5000.E51" chart:label-cell-address="results_char_grid5000.E1:results_char_grid5000.E1" chart:class="chart:scatter">
            <chart:data-point chart:repeated="10"/>
          </chart:series>
          <chart:series chart:style-name="ch13" chart:values-cell-range-address="results_char_grid5000.F42:results_char_grid5000.F51" chart:label-cell-address="results_char_grid5000.F1:results_char_grid5000.F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42:results_char_grid5000.B51</svg:desc>
                </draw:g>
              </table:table-cell>
              <table:table-cell office:value-type="float" office:value="1">
                <text:p>1</text:p>
                <draw:g>
                  <svg:desc>results_char_grid5000.B42:results_char_grid5000.B51</svg:desc>
                </draw:g>
              </table:table-cell>
              <table:table-cell office:value-type="float" office:value="1886.9">
                <text:p>1886.9</text:p>
                <draw:g>
                  <svg:desc>results_char_grid5000.C42:results_char_grid5000.C51</svg:desc>
                </draw:g>
              </table:table-cell>
              <table:table-cell office:value-type="float" office:value="2156.4">
                <text:p>2156.4</text:p>
                <draw:g>
                  <svg:desc>results_char_grid5000.E42:results_char_grid5000.E51</svg:desc>
                </draw:g>
              </table:table-cell>
              <table:table-cell office:value-type="float" office:value="1896.9">
                <text:p>1896.9</text:p>
                <draw:g>
                  <svg:desc>results_char_grid5000.F42:results_char_grid5000.F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84.8">
                <text:p>1884.8</text:p>
              </table:table-cell>
              <table:table-cell office:value-type="float" office:value="1380.7">
                <text:p>1380.7</text:p>
              </table:table-cell>
              <table:table-cell office:value-type="float" office:value="1981.4">
                <text:p>198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86.8">
                <text:p>1886.8</text:p>
              </table:table-cell>
              <table:table-cell office:value-type="float" office:value="1028.9">
                <text:p>1028.9</text:p>
              </table:table-cell>
              <table:table-cell office:value-type="float" office:value="3788.3">
                <text:p>3788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88">
                <text:p>1888</text:p>
              </table:table-cell>
              <table:table-cell office:value-type="float" office:value="825.6">
                <text:p>825.6</text:p>
              </table:table-cell>
              <table:table-cell office:value-type="float" office:value="5395.7">
                <text:p>5395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89.2">
                <text:p>1889.2</text:p>
              </table:table-cell>
              <table:table-cell office:value-type="float" office:value="717.6">
                <text:p>717.6</text:p>
              </table:table-cell>
              <table:table-cell office:value-type="float" office:value="6224.8">
                <text:p>6224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87">
                <text:p>1887</text:p>
              </table:table-cell>
              <table:table-cell office:value-type="float" office:value="651.2">
                <text:p>651.2</text:p>
              </table:table-cell>
              <table:table-cell office:value-type="float" office:value="8676.9">
                <text:p>8676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87.4">
                <text:p>1887.4</text:p>
              </table:table-cell>
              <table:table-cell office:value-type="float" office:value="639.8">
                <text:p>639.8</text:p>
              </table:table-cell>
              <table:table-cell office:value-type="float" office:value="12883.1">
                <text:p>12883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89.6">
                <text:p>1889.6</text:p>
              </table:table-cell>
              <table:table-cell office:value-type="float" office:value="594.9">
                <text:p>594.9</text:p>
              </table:table-cell>
              <table:table-cell office:value-type="float" office:value="10647.8">
                <text:p>10647.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85">
                <text:p>1885</text:p>
              </table:table-cell>
              <table:table-cell office:value-type="float" office:value="700.5">
                <text:p>700.5</text:p>
              </table:table-cell>
              <table:table-cell office:value-type="float" office:value="11831.4">
                <text:p>11831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85.6">
                <text:p>1885.6</text:p>
              </table:table-cell>
              <table:table-cell office:value-type="float" office:value="643.3">
                <text:p>643.3</text:p>
              </table:table-cell>
              <table:table-cell office:value-type="float" office:value="13289.8">
                <text:p>1328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313cm" svg:height="13.813cm" xlink:href=".." xlink:type="simple" chart:class="chart:scatter" chart:column-mapping="0 1 2 3" chart:style-name="ch1">
        <chart:title svg:x="7.464cm" svg:y="0.412cm" chart:style-name="ch2">
          <text:p>Matrice de caractère (200x200)</text:p>
        </chart:title>
        <chart:subtitle svg:x="9.845cm" svg:y="1.467cm" chart:style-name="ch3">
          <text:p>grid5000</text:p>
        </chart:subtitle>
        <chart:legend chart:legend-position="end" svg:x="16.979cm" svg:y="5.86cm" style:legend-expansion="high" chart:style-name="ch4"/>
        <chart:plot-area chart:style-name="ch5" table:cell-range-address="results_char_grid5000.B12:results_char_grid5000.F21 results_char_grid5000.C1:results_char_grid5000.F1" chart:data-source-has-labels="both" svg:x="1.437cm" svg:y="2.426cm" svg:width="15.116cm" svg:height="10.13cm">
          <chartooo:coordinate-region svg:x="2.244cm" svg:y="2.625cm" svg:width="13.937cm" svg:height="9.284cm"/>
          <chart:axis chart:dimension="x" chart:name="primary-x" chart:style-name="ch6" chartooo:axis-type="auto">
            <chart:title svg:x="7.575cm" svg:y="12.832cm" chart:style-name="ch7">
              <text:p>nombre de threads</text:p>
            </chart:title>
            <chart:categories table:cell-range-address="results_char_grid5000.B12:results_char_grid5000.B21"/>
          </chart:axis>
          <chart:axis chart:dimension="y" chart:name="primary-y" chart:style-name="ch8">
            <chart:title svg:x="0.451cm" svg:y="9.242cm" chart:style-name="ch9">
              <text:p>temps d'exécutions (µs)</text:p>
            </chart:title>
            <chart:grid chart:style-name="ch10" chart:class="major"/>
          </chart:axis>
          <chart:series chart:style-name="ch11" chart:values-cell-range-address="results_char_grid5000.C12:results_char_grid5000.C21" chart:label-cell-address="results_char_grid5000.C1:results_char_grid5000.C1" chart:class="chart:scatter">
            <chart:domain table:cell-range-address="results_char_grid5000.B12:results_char_grid5000.B21"/>
            <chart:data-point chart:repeated="10"/>
          </chart:series>
          <chart:series chart:style-name="ch12" chart:values-cell-range-address="results_char_grid5000.D12:results_char_grid5000.D21" chart:label-cell-address="results_char_grid5000.D1:results_char_grid5000.D1" chart:class="chart:scatter">
            <chart:data-point chart:repeated="10"/>
          </chart:series>
          <chart:series chart:style-name="ch13" chart:values-cell-range-address="results_char_grid5000.E12:results_char_grid5000.E21" chart:label-cell-address="results_char_grid5000.E1:results_char_grid5000.E1" chart:class="chart:scatter">
            <chart:data-point chart:repeated="10"/>
          </chart:series>
          <chart:series chart:style-name="ch14" chart:values-cell-range-address="results_char_grid5000.F12:results_char_grid5000.F21" chart:label-cell-address="results_char_grid5000.F1:results_char_grid5000.F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string">
                <text:p>naive_parallel_time</text:p>
                <draw:g>
                  <svg:desc>results_char_grid5000.D1:results_char_grid5000.D1</svg:desc>
                </draw:g>
              </table:table-cell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grid5000.B12:results_char_grid5000.B21</svg:desc>
                </draw:g>
              </table:table-cell>
              <table:table-cell office:value-type="float" office:value="1">
                <text:p>1</text:p>
                <draw:g>
                  <svg:desc>results_char_grid5000.B12:results_char_grid5000.B21</svg:desc>
                </draw:g>
              </table:table-cell>
              <table:table-cell office:value-type="float" office:value="31">
                <text:p>31</text:p>
                <draw:g>
                  <svg:desc>results_char_grid5000.C12:results_char_grid5000.C21</svg:desc>
                </draw:g>
              </table:table-cell>
              <table:table-cell office:value-type="float" office:value="284.3">
                <text:p>284.3</text:p>
                <draw:g>
                  <svg:desc>results_char_grid5000.D12:results_char_grid5000.D21</svg:desc>
                </draw:g>
              </table:table-cell>
              <table:table-cell office:value-type="float" office:value="67.6">
                <text:p>67.6</text:p>
                <draw:g>
                  <svg:desc>results_char_grid5000.E12:results_char_grid5000.E21</svg:desc>
                </draw:g>
              </table:table-cell>
              <table:table-cell office:value-type="float" office:value="71">
                <text:p>71</text:p>
                <draw:g>
                  <svg:desc>results_char_grid5000.F12:results_char_grid5000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32.4">
                <text:p>1132.4</text:p>
              </table:table-cell>
              <table:table-cell office:value-type="float" office:value="162">
                <text:p>162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047">
                <text:p>1047</text:p>
              </table:table-cell>
              <table:table-cell office:value-type="float" office:value="96.6">
                <text:p>96.6</text:p>
              </table:table-cell>
              <table:table-cell office:value-type="float" office:value="530.9">
                <text:p>53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59">
                <text:p>2259</text:p>
              </table:table-cell>
              <table:table-cell office:value-type="float" office:value="88.1">
                <text:p>88.1</text:p>
              </table:table-cell>
              <table:table-cell office:value-type="float" office:value="812.2">
                <text:p>812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821.6">
                <text:p>1821.6</text:p>
              </table:table-cell>
              <table:table-cell office:value-type="float" office:value="95.3">
                <text:p>95.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729.4">
                <text:p>1729.4</text:p>
              </table:table-cell>
              <table:table-cell office:value-type="float" office:value="71.7">
                <text:p>71.7</text:p>
              </table:table-cell>
              <table:table-cell office:value-type="float" office:value="957.2">
                <text:p>957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1.1">
                <text:p>31.1</text:p>
              </table:table-cell>
              <table:table-cell office:value-type="float" office:value="1417.9">
                <text:p>1417.9</text:p>
              </table:table-cell>
              <table:table-cell office:value-type="float" office:value="79.3">
                <text:p>79.3</text:p>
              </table:table-cell>
              <table:table-cell office:value-type="float" office:value="1733.5">
                <text:p>1733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490.6">
                <text:p>2490.6</text:p>
              </table:table-cell>
              <table:table-cell office:value-type="float" office:value="79.5">
                <text:p>79.5</text:p>
              </table:table-cell>
              <table:table-cell office:value-type="float" office:value="2259.7">
                <text:p>2259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758.4">
                <text:p>2758.4</text:p>
              </table:table-cell>
              <table:table-cell office:value-type="float" office:value="88.2">
                <text:p>88.2</text:p>
              </table:table-cell>
              <table:table-cell office:value-type="float" office:value="3200.7">
                <text:p>3200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8184.7">
                <text:p>8184.7</text:p>
              </table:table-cell>
              <table:table-cell office:value-type="float" office:value="100">
                <text:p>100</text:p>
              </table:table-cell>
              <table:table-cell office:value-type="float" office:value="3342.2">
                <text:p>3342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34cm" svg:height="12.301cm" xlink:href=".." xlink:type="simple" chart:class="chart:scatter" chart:column-mapping="0 1 2" chart:style-name="ch1">
        <chart:title svg:x="7.13cm" svg:y="0.382cm" chart:style-name="ch2">
          <text:p>Matrice de caractères (12800x12800)</text:p>
        </chart:title>
        <chart:subtitle svg:x="10.45cm" svg:y="1.407cm" chart:style-name="ch3">
          <text:p>local</text:p>
        </chart:subtitle>
        <chart:legend chart:legend-position="end" svg:x="17.5cm" svg:y="5.353cm" style:legend-expansion="high" chart:style-name="ch4"/>
        <chart:plot-area chart:style-name="ch5" table:cell-range-address="results_char_local.B23:results_char_local.C25 results_char_local.C1:results_char_local.C1 results_char_local.E1:results_char_local.F1 results_char_local.E23:results_char_local.F25" chart:data-source-has-labels="both" svg:x="1.447cm" svg:y="2.336cm" svg:width="15.617cm" svg:height="8.738cm">
          <chartooo:coordinate-region svg:x="2.624cm" svg:y="2.535cm" svg:width="14.015cm" svg:height="7.892cm"/>
          <chart:axis chart:dimension="x" chart:name="primary-x" chart:style-name="ch6" chartooo:axis-type="auto">
            <chart:title svg:x="7.835cm" svg:y="11.32cm" chart:style-name="ch7">
              <text:p>numbre de threads</text:p>
            </chart:title>
            <chart:categories table:cell-range-address="results_char_local.B23:results_char_local.B25"/>
          </chart:axis>
          <chart:axis chart:dimension="y" chart:name="primary-y" chart:style-name="ch6">
            <chart:title svg:x="0.451cm" svg:y="8.376cm" chart:style-name="ch8">
              <text:p>temps d'exécution (µs)</text:p>
            </chart:title>
            <chart:grid chart:style-name="ch9" chart:class="major"/>
          </chart:axis>
          <chart:series chart:style-name="ch10" chart:values-cell-range-address="results_char_local.C23:results_char_local.C25" chart:label-cell-address="results_char_local.C1:results_char_local.C1" chart:class="chart:scatter">
            <chart:domain table:cell-range-address="results_char_local.B23:results_char_local.B25"/>
            <chart:data-point chart:repeated="3"/>
          </chart:series>
          <chart:series chart:style-name="ch11" chart:values-cell-range-address="results_char_local.E23:results_char_local.E25" chart:label-cell-address="results_char_local.E1:results_char_local.E1" chart:class="chart:scatter">
            <chart:data-point chart:repeated="3"/>
          </chart:series>
          <chart:series chart:style-name="ch12" chart:values-cell-range-address="results_char_local.F23:results_char_local.F25" chart:label-cell-address="results_char_local.F1:results_char_local.F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local.B23:results_char_local.B25</svg:desc>
                </draw:g>
              </table:table-cell>
              <table:table-cell office:value-type="float" office:value="1">
                <text:p>1</text:p>
                <draw:g>
                  <svg:desc>results_char_local.B23:results_char_local.B25</svg:desc>
                </draw:g>
              </table:table-cell>
              <table:table-cell office:value-type="float" office:value="94498.4">
                <text:p>94498.4</text:p>
                <draw:g>
                  <svg:desc>results_char_local.C23:results_char_local.C25</svg:desc>
                </draw:g>
              </table:table-cell>
              <table:table-cell office:value-type="float" office:value="96445.5">
                <text:p>96445.5</text:p>
                <draw:g>
                  <svg:desc>results_char_local.E23:results_char_local.E25</svg:desc>
                </draw:g>
              </table:table-cell>
              <table:table-cell office:value-type="float" office:value="94498">
                <text:p>94498</text:p>
                <draw:g>
                  <svg:desc>results_char_local.F23:results_char_local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4730.6">
                <text:p>94730.6</text:p>
              </table:table-cell>
              <table:table-cell office:value-type="float" office:value="50378">
                <text:p>50378</text:p>
              </table:table-cell>
              <table:table-cell office:value-type="float" office:value="51001.7">
                <text:p>51001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564.9">
                <text:p>94564.9</text:p>
              </table:table-cell>
              <table:table-cell office:value-type="float" office:value="29058.8">
                <text:p>29058.8</text:p>
              </table:table-cell>
              <table:table-cell office:value-type="float" office:value="28710.5">
                <text:p>2871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column-mapping="0 1 2" chart:style-name="ch1">
        <chart:title svg:x="4.443cm" svg:y="0.316cm" chart:style-name="ch2">
          <text:p>Matrice de caractères (6400x6400)</text:p>
        </chart:title>
        <chart:legend chart:legend-position="end" svg:x="11.651cm" svg:y="3.706cm" style:legend-expansion="high" chart:style-name="ch3"/>
        <chart:plot-area chart:style-name="ch4" table:cell-range-address="results_char_local.B20:results_char_local.C22 results_char_local.C1:results_char_local.C1 results_char_local.E1:results_char_local.F1 results_char_local.E20:results_char_local.F22" chart:data-source-has-labels="both" svg:x="1.33cm" svg:y="1.275cm" svg:width="10.002cm" svg:height="6.57cm">
          <chartooo:coordinate-region svg:x="2.507cm" svg:y="1.474cm" svg:width="8.585cm" svg:height="5.724cm"/>
          <chart:axis chart:dimension="x" chart:name="primary-x" chart:style-name="ch5" chartooo:axis-type="auto">
            <chart:title svg:x="4.911cm" svg:y="8.025cm" chart:style-name="ch6">
              <text:p>nombre de threads</text:p>
            </chart:title>
            <chart:categories table:cell-range-address="results_char_local.B20:results_char_local.B22"/>
          </chart:axis>
          <chart:axis chart:dimension="y" chart:name="primary-y" chart:style-name="ch5">
            <chart:title svg:x="0.451cm" svg:y="6.231cm" chart:style-name="ch7">
              <text:p>temps d'exécution (µs)</text:p>
            </chart:title>
            <chart:grid chart:style-name="ch8" chart:class="major"/>
          </chart:axis>
          <chart:series chart:style-name="ch9" chart:values-cell-range-address="results_char_local.C20:results_char_local.C22" chart:label-cell-address="results_char_local.C1:results_char_local.C1" chart:class="chart:scatter">
            <chart:domain table:cell-range-address="results_char_local.B20:results_char_local.B22"/>
            <chart:data-point chart:repeated="3"/>
          </chart:series>
          <chart:series chart:style-name="ch10" chart:values-cell-range-address="results_char_local.E20:results_char_local.E22" chart:label-cell-address="results_char_local.E1:results_char_local.E1" chart:class="chart:scatter">
            <chart:data-point chart:repeated="3"/>
          </chart:series>
          <chart:series chart:style-name="ch11" chart:values-cell-range-address="results_char_local.F20:results_char_local.F22" chart:label-cell-address="results_char_local.F1:results_char_local.F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local.B20:results_char_local.B22</svg:desc>
                </draw:g>
              </table:table-cell>
              <table:table-cell office:value-type="float" office:value="1">
                <text:p>1</text:p>
                <draw:g>
                  <svg:desc>results_char_local.B20:results_char_local.B22</svg:desc>
                </draw:g>
              </table:table-cell>
              <table:table-cell office:value-type="float" office:value="23640.6">
                <text:p>23640.6</text:p>
                <draw:g>
                  <svg:desc>results_char_local.C20:results_char_local.C22</svg:desc>
                </draw:g>
              </table:table-cell>
              <table:table-cell office:value-type="float" office:value="24612.8">
                <text:p>24612.8</text:p>
                <draw:g>
                  <svg:desc>results_char_local.E20:results_char_local.E22</svg:desc>
                </draw:g>
              </table:table-cell>
              <table:table-cell office:value-type="float" office:value="24147">
                <text:p>24147</text:p>
                <draw:g>
                  <svg:desc>results_char_local.F20:results_char_local.F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589.4">
                <text:p>23589.4</text:p>
              </table:table-cell>
              <table:table-cell office:value-type="float" office:value="13426.4">
                <text:p>13426.4</text:p>
              </table:table-cell>
              <table:table-cell office:value-type="float" office:value="14114.6">
                <text:p>14114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570.7">
                <text:p>23570.7</text:p>
              </table:table-cell>
              <table:table-cell office:value-type="float" office:value="7648.4">
                <text:p>7648.4</text:p>
              </table:table-cell>
              <table:table-cell office:value-type="float" office:value="7999.4">
                <text:p>7999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minimum="100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768cm" svg:height="15.593cm" xlink:href=".." xlink:type="simple" chart:class="chart:scatter" chart:style-name="ch1">
        <chart:title svg:x="7.821cm" svg:y="0.447cm" chart:style-name="ch2">
          <text:p>Matrice de caractère, échelle faible</text:p>
        </chart:title>
        <chart:subtitle svg:x="10.573cm" svg:y="1.537cm" chart:style-name="ch3">
          <text:p>grid5000</text:p>
        </chart:subtitle>
        <chart:legend chart:legend-position="end" svg:x="18.434cm" svg:y="6.75cm" style:legend-expansion="high" chart:style-name="ch4"/>
        <chart:plot-area chart:style-name="ch5" table:cell-range-address="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 results_char_grid5000.C1:results_char_grid5000.F1 results_char_grid5000.C22:results_char_grid5000.F22 results_char_grid5000.C33:results_char_grid5000.F33 results_char_grid5000.C44:results_char_grid5000.F44 results_char_grid5000.C56:results_char_grid5000.F56 results_char_grid5000.C68:results_char_grid5000.F68 results_char_grid5000.C81:results_char_grid5000.F81" chart:data-source-has-labels="both" svg:x="0.626cm" svg:y="2.529cm" svg:width="17.351cm" svg:height="11.769cm">
          <chartooo:coordinate-region svg:x="2.359cm" svg:y="2.729cm" svg:width="15.618cm" svg:height="10.922cm"/>
          <chart:axis chart:dimension="x" chart:name="primary-x" chart:style-name="ch6" chartooo:axis-type="auto">
            <chart:title svg:x="7.947cm" svg:y="14.609cm" chart:style-name="ch7">
              <text:p>taille des matrices</text:p>
            </chart:title>
            <chart:categories table:cell-range-address="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cm" svg:y="10.084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char_grid5000.C22:results_char_grid5000.C22 results_char_grid5000.C33:results_char_grid5000.C33 results_char_grid5000.C44:results_char_grid5000.C44 results_char_grid5000.C56:results_char_grid5000.C56 results_char_grid5000.C68:results_char_grid5000.C68 results_char_grid5000.C81:results_char_grid5000.C81" chart:label-cell-address="results_char_grid5000.C1:results_char_grid5000.C1" chart:class="chart:scatter">
            <chart:domain table:cell-range-address="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"/>
            <chart:data-point chart:repeated="6"/>
          </chart:series>
          <chart:series chart:style-name="ch13" chart:values-cell-range-address="results_char_grid5000.D22:results_char_grid5000.D22 results_char_grid5000.D33:results_char_grid5000.D33 results_char_grid5000.D44:results_char_grid5000.D44 results_char_grid5000.D56:results_char_grid5000.D56 results_char_grid5000.D68:results_char_grid5000.D68 results_char_grid5000.D81:results_char_grid5000.D81" chart:label-cell-address="results_char_grid5000.D1:results_char_grid5000.D1" chart:class="chart:scatter">
            <chart:data-point chart:repeated="6"/>
          </chart:series>
          <chart:series chart:style-name="ch14" chart:values-cell-range-address="results_char_grid5000.E22:results_char_grid5000.E22 results_char_grid5000.E33:results_char_grid5000.E33 results_char_grid5000.E44:results_char_grid5000.E44 results_char_grid5000.E56:results_char_grid5000.E56 results_char_grid5000.E68:results_char_grid5000.E68 results_char_grid5000.E81:results_char_grid5000.E81" chart:label-cell-address="results_char_grid5000.E1:results_char_grid5000.E1" chart:class="chart:scatter">
            <chart:data-point chart:repeated="6"/>
          </chart:series>
          <chart:series chart:style-name="ch15" chart:values-cell-range-address="results_char_grid5000.F22:results_char_grid5000.F22 results_char_grid5000.F33:results_char_grid5000.F33 results_char_grid5000.F44:results_char_grid5000.F44 results_char_grid5000.F56:results_char_grid5000.F56 results_char_grid5000.F68:results_char_grid5000.F68 results_char_grid5000.F81:results_char_grid5000.F81" chart:label-cell-address="results_char_grid5000.F1:results_char_grid5000.F1" chart:class="chart:scatter">
            <chart:data-point chart:repeated="3"/>
            <chart:data-point chart:style-name="ch16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00">
                <text:p>400</text:p>
                <draw:g>
                  <svg:desc>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0">
                <text:p>400</text:p>
                <draw:g>
                  <svg:desc>results_char_grid5000.A22:results_char_grid5000.A22 results_char_grid5000.A33:results_char_grid5000.A33 results_char_grid5000.A44:results_char_grid5000.A44 results_char_grid5000.A56:results_char_grid5000.A56 results_char_grid5000.A68:results_char_grid5000.A68 results_char_grid5000.A81:results_char_grid5000.A81</svg:desc>
                </draw:g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seq_time</text:p>
                <draw:g>
                  <svg:desc>results_char_grid5000.C1:results_char_grid5000.C1</svg:desc>
                </draw:g>
              </table:table-cell>
              <table:table-cell office:value-type="float" office:value="121.4">
                <text:p>121.4</text:p>
                <draw:g>
                  <svg:desc>results_char_grid5000.C22:results_char_grid5000.C22 results_char_grid5000.C33:results_char_grid5000.C33 results_char_grid5000.C44:results_char_grid5000.C44 results_char_grid5000.C56:results_char_grid5000.C56 results_char_grid5000.C68:results_char_grid5000.C68 results_char_grid5000.C81:results_char_grid5000.C81</svg:desc>
                </draw:g>
              </table:table-cell>
              <table:table-cell office:value-type="float" office:value="477.7">
                <text:p>477.7</text:p>
              </table:table-cell>
              <table:table-cell office:value-type="float" office:value="1886.8">
                <text:p>1886.8</text:p>
              </table:table-cell>
              <table:table-cell office:value-type="float" office:value="7534.2">
                <text:p>7534.2</text:p>
              </table:table-cell>
              <table:table-cell office:value-type="float" office:value="30099.4">
                <text:p>30099.4</text:p>
              </table:table-cell>
              <table:table-cell office:value-type="float" office:value="120406">
                <text:p>120406</text:p>
              </table:table-cell>
            </table:table-row>
            <table:table-row>
              <table:table-cell office:value-type="string">
                <text:p>naive_parallel_time</text:p>
                <draw:g>
                  <svg:desc>results_char_grid5000.D1:results_char_grid5000.D1</svg:desc>
                </draw:g>
              </table:table-cell>
              <table:table-cell office:value-type="float" office:value="1138.6">
                <text:p>1138.6</text:p>
                <draw:g>
                  <svg:desc>results_char_grid5000.D22:results_char_grid5000.D22 results_char_grid5000.D33:results_char_grid5000.D33 results_char_grid5000.D44:results_char_grid5000.D44 results_char_grid5000.D56:results_char_grid5000.D56 results_char_grid5000.D68:results_char_grid5000.D68 results_char_grid5000.D81:results_char_grid5000.D81</svg:desc>
                </draw:g>
              </table:table-cell>
              <table:table-cell office:value-type="float" office:value="24610.5">
                <text:p>24610.5</text:p>
              </table:table-cell>
              <table:table-cell office:value-type="float" office:value="68140.4">
                <text:p>68140.4</text:p>
              </table:table-cell>
              <table:table-cell office:value-type="float" office:value="249367">
                <text:p>249367</text:p>
              </table:table-cell>
              <table:table-cell office:value-type="float" office:value="822661">
                <text:p>822661</text:p>
              </table:table-cell>
              <table:table-cell office:value-type="float" office:value="3099230">
                <text:p>3099230</text:p>
              </table:table-cell>
            </table:table-row>
            <table:table-row>
              <table:table-cell office:value-type="string">
                <text:p>smart_parallel_time</text:p>
                <draw:g>
                  <svg:desc>results_char_grid5000.E1:results_char_grid5000.E1</svg:desc>
                </draw:g>
              </table:table-cell>
              <table:table-cell office:value-type="float" office:value="189">
                <text:p>189</text:p>
                <draw:g>
                  <svg:desc>results_char_grid5000.E22:results_char_grid5000.E22 results_char_grid5000.E33:results_char_grid5000.E33 results_char_grid5000.E44:results_char_grid5000.E44 results_char_grid5000.E56:results_char_grid5000.E56 results_char_grid5000.E68:results_char_grid5000.E68 results_char_grid5000.E81:results_char_grid5000.E81</svg:desc>
                </draw:g>
              </table:table-cell>
              <table:table-cell office:value-type="float" office:value="452.2">
                <text:p>452.2</text:p>
              </table:table-cell>
              <table:table-cell office:value-type="float" office:value="1028.9">
                <text:p>1028.9</text:p>
              </table:table-cell>
              <table:table-cell office:value-type="float" office:value="1697.1">
                <text:p>1697.1</text:p>
              </table:table-cell>
              <table:table-cell office:value-type="float" office:value="3000.9">
                <text:p>3000.9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task_parallel_time</text:p>
                <draw:g>
                  <svg:desc>results_char_grid5000.F1:results_char_grid5000.F1</svg:desc>
                </draw:g>
              </table:table-cell>
              <table:table-cell office:value-type="float" office:value="182.9">
                <text:p>182.9</text:p>
                <draw:g>
                  <svg:desc>results_char_grid5000.F22:results_char_grid5000.F22 results_char_grid5000.F33:results_char_grid5000.F33 results_char_grid5000.F44:results_char_grid5000.F44 results_char_grid5000.F56:results_char_grid5000.F56 results_char_grid5000.F68:results_char_grid5000.F68 results_char_grid5000.F81:results_char_grid5000.F81</svg:desc>
                </draw:g>
              </table:table-cell>
              <table:table-cell office:value-type="float" office:value="987.3">
                <text:p>987.3</text:p>
              </table:table-cell>
              <table:table-cell office:value-type="float" office:value="3788.3">
                <text:p>3788.3</text:p>
              </table:table-cell>
              <table:table-cell office:value-type="float" office:value="13394.6">
                <text:p>13394.6</text:p>
              </table:table-cell>
              <table:table-cell office:value-type="float" office:value="53181.3">
                <text:p>53181.3</text:p>
              </table:table-cell>
              <table:table-cell office:value-type="float" office:value="249193">
                <text:p>249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8cm" svg:height="13.296cm" xlink:href=".." xlink:type="simple" chart:class="chart:scatter" chart:column-mapping="0 1 2 3" chart:style-name="ch1">
        <chart:title svg:x="8.481cm" svg:y="0.401cm" chart:style-name="ch2">
          <text:p>Matrice de caractères (100X100)</text:p>
        </chart:title>
        <chart:subtitle svg:x="11.352cm" svg:y="1.445cm" chart:style-name="ch3">
          <text:p>local</text:p>
        </chart:subtitle>
        <chart:legend chart:legend-position="end" svg:x="19.304cm" svg:y="5.602cm" style:legend-expansion="high" chart:style-name="ch4"/>
        <chart:plot-area chart:style-name="ch5" table:cell-range-address="results_char_local.B1:results_char_local.F4" chart:data-source-has-labels="both" svg:x="1.483cm" svg:y="2.393cm" svg:width="17.349cm" svg:height="9.657cm">
          <chartooo:coordinate-region svg:x="2.104cm" svg:y="2.592cm" svg:width="16.302cm" svg:height="8.811cm"/>
          <chart:axis chart:dimension="x" chart:name="primary-x" chart:style-name="ch6" chartooo:axis-type="auto">
            <chart:title svg:x="8.697cm" svg:y="12.315cm" chart:style-name="ch7">
              <text:p>nombre  de threads</text:p>
            </chart:title>
            <chart:categories table:cell-range-address="results_char_local.B2:results_char_local.B4"/>
          </chart:axis>
          <chart:axis chart:dimension="y" chart:name="primary-y" chart:style-name="ch6">
            <chart:title svg:x="0.451cm" svg:y="8.892cm" chart:style-name="ch8">
              <text:p>temps d'exécution (µs)</text:p>
            </chart:title>
            <chart:grid chart:style-name="ch9" chart:class="major"/>
          </chart:axis>
          <chart:series chart:style-name="ch10" chart:values-cell-range-address="results_char_local.C2:results_char_local.C4" chart:label-cell-address="results_char_local.C1:results_char_local.C1" chart:class="chart:scatter">
            <chart:domain table:cell-range-address="results_char_local.B2:results_char_local.B4"/>
            <chart:data-point chart:repeated="3"/>
          </chart:series>
          <chart:series chart:style-name="ch11" chart:values-cell-range-address="results_char_local.D2:results_char_local.D4" chart:label-cell-address="results_char_local.D1:results_char_local.D1" chart:class="chart:scatter">
            <chart:data-point chart:repeated="3"/>
          </chart:series>
          <chart:series chart:style-name="ch12" chart:values-cell-range-address="results_char_local.E2:results_char_local.E4" chart:label-cell-address="results_char_local.E1:results_char_local.E1" chart:class="chart:scatter">
            <chart:data-point chart:repeated="3"/>
          </chart:series>
          <chart:series chart:style-name="ch13" chart:values-cell-range-address="results_char_local.F2:results_char_local.F4" chart:label-cell-address="results_char_local.F1:results_char_local.F1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string">
                <text:p>naive_parallel_time</text:p>
                <draw:g>
                  <svg:desc>results_char_local.D1:results_char_local.D1</svg:desc>
                </draw:g>
              </table:table-cell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char_local.B2:results_char_local.B4</svg:desc>
                </draw:g>
              </table:table-cell>
              <table:table-cell office:value-type="float" office:value="1">
                <text:p>1</text:p>
                <draw:g>
                  <svg:desc>results_char_local.B2:results_char_local.B4</svg:desc>
                </draw:g>
              </table:table-cell>
              <table:table-cell office:value-type="float" office:value="6">
                <text:p>6</text:p>
                <draw:g>
                  <svg:desc>results_char_local.C2:results_char_local.C4</svg:desc>
                </draw:g>
              </table:table-cell>
              <table:table-cell office:value-type="float" office:value="60.3">
                <text:p>60.3</text:p>
                <draw:g>
                  <svg:desc>results_char_local.D2:results_char_local.D4</svg:desc>
                </draw:g>
              </table:table-cell>
              <table:table-cell office:value-type="float" office:value="21.2">
                <text:p>21.2</text:p>
                <draw:g>
                  <svg:desc>results_char_local.E2:results_char_local.E4</svg:desc>
                </draw:g>
              </table:table-cell>
              <table:table-cell office:value-type="float" office:value="28.9">
                <text:p>28.9</text:p>
                <draw:g>
                  <svg:desc>results_char_local.F2:results_char_local.F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">
                <text:p>6.1</text:p>
              </table:table-cell>
              <table:table-cell office:value-type="float" office:value="131.6">
                <text:p>131.6</text:p>
              </table:table-cell>
              <table:table-cell office:value-type="float" office:value="32.5">
                <text:p>32.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  <table:table-cell office:value-type="float" office:value="123.4">
                <text:p>123.4</text:p>
              </table:table-cell>
              <table:table-cell office:value-type="float" office:value="39.5">
                <text:p>39.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723cm" svg:height="16.788cm" xlink:href=".." xlink:type="simple" chart:class="chart:scatter" chart:style-name="ch1">
        <chart:title svg:x="9.798cm" svg:y="0.471cm" chart:style-name="ch2">
          <text:p>Matrice de caractère, échelle faible</text:p>
        </chart:title>
        <chart:subtitle svg:x="12.894cm" svg:y="1.585cm" chart:style-name="ch3">
          <text:p>local</text:p>
        </chart:subtitle>
        <chart:legend chart:legend-position="end" svg:x="22.389cm" svg:y="7.348cm" style:legend-expansion="high" chart:style-name="ch4"/>
        <chart:plot-area chart:style-name="ch5" table:cell-range-address="results_char_local.A17:results_char_local.A17 results_char_local.A21:results_char_local.A21 results_char_local.A25:results_char_local.A25 results_char_local.C1:results_char_local.F1 results_char_local.C17:results_char_local.F17 results_char_local.C21:results_char_local.F21 results_char_local.C25:results_char_local.F25" chart:data-source-has-labels="both" svg:x="1.545cm" svg:y="2.603cm" svg:width="20.31cm" svg:height="12.869cm">
          <chartooo:coordinate-region svg:x="3.279cm" svg:y="2.802cm" svg:width="18.111cm" svg:height="12.023cm"/>
          <chart:axis chart:dimension="x" chart:name="primary-x" chart:style-name="ch6" chartooo:axis-type="auto">
            <chart:title svg:x="10.32cm" svg:y="15.807cm" chart:style-name="ch7">
              <text:p>taille des données</text:p>
            </chart:title>
            <chart:categories table:cell-range-address="results_char_local.A17:results_char_local.A17 results_char_local.A21:results_char_local.A21 results_char_local.A25:results_char_local.A25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0.708cm" chart:style-name="ch11">
              <text:p>temps d'exécution (µ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results_char_local.C17:results_char_local.C17 results_char_local.C21:results_char_local.C21 results_char_local.C25:results_char_local.C25" chart:label-cell-address="results_char_local.C1:results_char_local.C1" chart:class="chart:scatter">
            <chart:domain table:cell-range-address="results_char_local.A17:results_char_local.A17 results_char_local.A21:results_char_local.A21 results_char_local.A25:results_char_local.A25"/>
            <chart:data-point chart:repeated="3"/>
          </chart:series>
          <chart:series chart:style-name="ch13" chart:values-cell-range-address="results_char_local.D17:results_char_local.D17 results_char_local.D21:results_char_local.D21 results_char_local.D25:results_char_local.D25" chart:label-cell-address="results_char_local.D1:results_char_local.D1" chart:class="chart:scatter">
            <chart:data-point chart:repeated="3"/>
          </chart:series>
          <chart:series chart:style-name="ch14" chart:values-cell-range-address="results_char_local.E17:results_char_local.E17 results_char_local.E21:results_char_local.E21 results_char_local.E25:results_char_local.E25" chart:label-cell-address="results_char_local.E1:results_char_local.E1" chart:class="chart:scatter">
            <chart:data-point chart:repeated="3"/>
          </chart:series>
          <chart:series chart:style-name="ch15" chart:values-cell-range-address="results_char_local.F17:results_char_local.F17 results_char_local.F21:results_char_local.F21 results_char_local.F25:results_char_local.F25" chart:label-cell-address="results_char_local.F1:results_char_local.F1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00">
                <text:p>3200</text:p>
                <draw:g>
                  <svg:desc>results_char_local.A17:results_char_local.A17 results_char_local.A21:results_char_local.A21 results_char_local.A25:results_char_local.A25</svg:desc>
                </draw:g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200">
                <text:p>3200</text:p>
                <draw:g>
                  <svg:desc>results_char_local.A17:results_char_local.A17 results_char_local.A21:results_char_local.A21 results_char_local.A25:results_char_local.A25</svg:desc>
                </draw:g>
              </table:table-cell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seq_time</text:p>
                <draw:g>
                  <svg:desc>results_char_local.C1:results_char_local.C1</svg:desc>
                </draw:g>
              </table:table-cell>
              <table:table-cell office:value-type="float" office:value="5872.5">
                <text:p>5872.5</text:p>
                <draw:g>
                  <svg:desc>results_char_local.C17:results_char_local.C17 results_char_local.C21:results_char_local.C21 results_char_local.C25:results_char_local.C25</svg:desc>
                </draw:g>
              </table:table-cell>
              <table:table-cell office:value-type="float" office:value="23589.4">
                <text:p>23589.4</text:p>
              </table:table-cell>
              <table:table-cell office:value-type="float" office:value="94564.9">
                <text:p>94564.9</text:p>
              </table:table-cell>
            </table:table-row>
            <table:table-row>
              <table:table-cell office:value-type="string">
                <text:p>naive_parallel_time</text:p>
                <draw:g>
                  <svg:desc>results_char_local.D1:results_char_local.D1</svg:desc>
                </draw:g>
              </table:table-cell>
              <table:table-cell office:value-type="float" office:value="61589.7">
                <text:p>61589.7</text:p>
                <draw:g>
                  <svg:desc>results_char_local.D17:results_char_local.D17 results_char_local.D21:results_char_local.D21 results_char_local.D25:results_char_local.D25</svg:desc>
                </draw:g>
              </table:table-cell>
              <table:table-cell office:value-type="float" office:value="629394">
                <text:p>629394</text:p>
              </table:table-cell>
              <table:table-cell office:value-type="float" office:value="2512710">
                <text:p>2512710</text:p>
              </table:table-cell>
            </table:table-row>
            <table:table-row>
              <table:table-cell office:value-type="string">
                <text:p>smart_parallel_time</text:p>
                <draw:g>
                  <svg:desc>results_char_local.E1:results_char_local.E1</svg:desc>
                </draw:g>
              </table:table-cell>
              <table:table-cell office:value-type="float" office:value="6344.2">
                <text:p>6344.2</text:p>
                <draw:g>
                  <svg:desc>results_char_local.E17:results_char_local.E17 results_char_local.E21:results_char_local.E21 results_char_local.E25:results_char_local.E25</svg:desc>
                </draw:g>
              </table:table-cell>
              <table:table-cell office:value-type="float" office:value="13426.4">
                <text:p>13426.4</text:p>
              </table:table-cell>
              <table:table-cell office:value-type="float" office:value="29058.8">
                <text:p>29058.8</text:p>
              </table:table-cell>
            </table:table-row>
            <table:table-row>
              <table:table-cell office:value-type="string">
                <text:p>task_parallel_time</text:p>
                <draw:g>
                  <svg:desc>results_char_local.F1:results_char_local.F1</svg:desc>
                </draw:g>
              </table:table-cell>
              <table:table-cell office:value-type="float" office:value="6312.3">
                <text:p>6312.3</text:p>
                <draw:g>
                  <svg:desc>results_char_local.F17:results_char_local.F17 results_char_local.F21:results_char_local.F21 results_char_local.F25:results_char_local.F25</svg:desc>
                </draw:g>
              </table:table-cell>
              <table:table-cell office:value-type="float" office:value="14114.6">
                <text:p>14114.6</text:p>
              </table:table-cell>
              <table:table-cell office:value-type="float" office:value="28710.5">
                <text:p>28710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